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2.16pt"/>
    </style:style>
    <style:style style:name="co2" style:family="table-column">
      <style:table-column-properties fo:break-before="auto" style:column-width="168.49pt"/>
    </style:style>
    <style:style style:name="co3" style:family="table-column">
      <style:table-column-properties fo:break-before="auto" style:column-width="78.94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129.15pt"/>
    </style:style>
    <style:style style:name="co6" style:family="table-column">
      <style:table-column-properties fo:break-before="auto" style:column-width="90.54pt"/>
    </style:style>
    <style:style style:name="co7" style:family="table-column">
      <style:table-column-properties fo:break-before="auto" style:column-width="1106.45pt"/>
    </style:style>
    <style:style style:name="co8" style:family="table-column">
      <style:table-column-properties fo:break-before="auto" style:column-width="98.25pt"/>
    </style:style>
    <style:style style:name="co9" style:family="table-column">
      <style:table-column-properties fo:break-before="auto" style:column-width="127.59pt"/>
    </style:style>
    <style:style style:name="co10" style:family="table-column">
      <style:table-column-properties fo:break-before="auto" style:column-width="1429.91pt"/>
    </style:style>
    <style:style style:name="co11" style:family="table-column">
      <style:table-column-properties fo:break-before="auto" style:column-width="162.34pt"/>
    </style:style>
    <style:style style:name="co12" style:family="table-column">
      <style:table-column-properties fo:break-before="auto" style:column-width="177pt"/>
    </style:style>
    <style:style style:name="co13" style:family="table-column">
      <style:table-column-properties fo:break-before="auto" style:column-width="149.19pt"/>
    </style:style>
    <style:style style:name="co14" style:family="table-column">
      <style:table-column-properties fo:break-before="auto" style:column-width="1239.9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79.85pt" fo:break-before="auto" style:use-optimal-row-height="true"/>
    </style:style>
    <style:style style:name="ro4" style:family="table-row">
      <style:table-row-properties style:row-height="17.15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ivista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c.type.full</text:p>
          </table:table-cell>
          <table:table-cell office:value-type="string" calcext:value-type="string">
            <text:p>dc.identifier.uri</text:p>
          </table:table-cell>
          <table:table-cell office:value-type="string" calcext:value-type="string">
            <text:p>dc.language.iso</text:p>
          </table:table-cell>
          <table:table-cell office:value-type="string" calcext:value-type="string">
            <text:p>dc.date.issued</text:p>
          </table:table-cell>
          <table:table-cell office:value-type="string" calcext:value-type="string">
            <text:p>dc.type.referee</text:p>
          </table:table-cell>
          <table:table-cell office:value-type="string" calcext:value-type="string">
            <text:p>dc.type.circulation</text:p>
          </table:table-cell>
          <table:table-cell office:value-type="string" calcext:value-type="string">
            <text:p>dc.publisher.name</text:p>
          </table:table-cell>
          <table:table-cell office:value-type="string" calcext:value-type="string">
            <text:p>dc.publisher.country</text:p>
          </table:table-cell>
          <table:table-cell office:value-type="string" calcext:value-type="string">
            <text:p>dc.publisher.place</text:p>
          </table:table-cell>
          <table:table-cell office:value-type="string" calcext:value-type="string">
            <text:p>dc.subject.keywords</text:p>
          </table:table-cell>
          <table:table-cell office:value-type="string" calcext:value-type="string">
            <text:p>item.collection</text:p>
          </table:table-cell>
          <table:table-cell office:value-type="string" calcext:value-type="string">
            <text:p>item.openaireRights</text:p>
          </table:table-cell>
          <table:table-cell office:value-type="string" calcext:value-type="string">
            <text:p>dc.authority.peo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 CONTRIBUTO SU RIVISTA::01.1 Articolo in Rivista (EX RV - Articoli)</text:p>
          </table:table-cell>
          <table:table-cell office:value-type="string" calcext:value-type="string">
            <text:p>http://hdl.handle.net/11311/240029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Allemand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moplen; Natt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GNOLI, VALEN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00251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CONELLO, MAURO ATTI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00307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rchitectural perspective, Interior decoration, Anamorphosis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I, MICHE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00313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I, MICHE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00419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ailway accessibility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GHETTI, FABIO;Malavasi, Gabriel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02993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RTOLA, PAOLA;VACCA, FEDERICA;COLOMBI, CHIARA;IANNILLI, VALERIA MARIA;Augello, Matte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03476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UGLIERI, MAURIZIO;Cordone, Rober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03493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LI, MANUELA;RUDKIN, JENNIFER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04183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in packing problem, variable cost and size bin packing problem, approximation; Bellman’s optimality principle, dynamic programming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di, Mauro Maria;BRUGLIERI, MAURI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05156</text:p>
          </table:table-cell>
          <table:table-cell office:value-type="string" calcext:value-type="string">
            <text:p>eng;ita</text:p>
          </table:table-cell>
          <table:table-cell office:value-type="float" office:value="2015" calcext:value-type="float">
            <text:p>2015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ioco, dialogo, semiotica, comunicazione, design,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INGALE, SALVATOR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05163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INGALE, SALVATOR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05189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UGLIERI, MAURIZIO;Mancini, Simona;Pezzella, Ferdinando;Pisacane, Orn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05663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DREONI, GIUSEPPE;MAZZOLA, MARCO;Matteoli, S;D’Onofrio, S;Forzoni, L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05736</text:p>
          </table:table-cell>
          <table:table-cell office:value-type="string" calcext:value-type="string">
            <text:p>por</text:p>
          </table:table-cell>
          <table:table-cell office:value-type="float" office:value="2016" calcext:value-type="float">
            <text:p>201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ultura de projeto; comunicação; ensino e design; cross fertilization; inovação.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za, Patrícia Patrícia de Mello;CONTI, GIOVANNI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06022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ANI, ILARIA;J. Ackermann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06165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earable systems; textile sensors; ergonomics; human factors; sensorized clothes; smart textiles; sensor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ONI, GIUSEPPE;STANDOLI, CARLO EMILIO;PEREGO, PAOL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06915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ANI, ILARIA;Gandolfi, Enri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06959</text:p>
          </table:table-cell>
          <table:table-cell office:value-type="string" calcext:value-type="string">
            <text:p>por</text:p>
          </table:table-cell>
          <table:table-cell office:value-type="float" office:value="2016" calcext:value-type="float">
            <text:p>201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esign, moda, arquitetura, cross fertilization, inovaçã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za, Patrícia de Mello;CONTI, GIOVANNI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07532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I, MAR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08146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I, STEFANO;ROGNOLI, VALEN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08150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GNOLI, VALENTINA;FERRARA, MARIA RITA;ARQUILLA, VENAN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08379</text:p>
          </table:table-cell>
          <table:table-cell office:value-type="string" calcext:value-type="string">
            <text:p>eng;spa</text:p>
          </table:table-cell>
          <table:table-cell office:value-type="float" office:value="2016" calcext:value-type="float">
            <text:p>201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OMA, Koolhaas, Venezia, Fondaco dei Tedesch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ACE, FULV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08383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MBO, SARA;RAMPINO, LUCIA ROSA ELE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08679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ANI, PIETRO;BORA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09997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ith, Paul;MORTATI, MARZ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0141</text:p>
          </table:table-cell>
          <table:table-cell office:value-type="string" calcext:value-type="string">
            <text:p>chi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ERRINI, LUCA;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2448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SI, DAVIDE;GALLUZZO, LAURA;DE ROSA, ANNALIND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2519</text:p>
          </table:table-cell>
          <table:table-cell office:value-type="string" calcext:value-type="string">
            <text:p>eng;i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esign della comunicazione, grafica, branding, narrazione, informazione digital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DA, FRANCESCO ERMAN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3175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LMIERI, STEFANIA;Amandolese, Danie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3976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aterials experience; sustainability; aesthetic pleasure; sensorial experience; unity-in-variety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uerwein, Marita;Karana, Elvin;ROGNOLI, VALEN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4373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4375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6034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PPA, DAVIDE;DI PRETE, BARBARA;LONARDO, EMI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7175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DDI, ROSSA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7614</text:p>
          </table:table-cell>
          <table:table-cell office:value-type="string" calcext:value-type="string">
            <text:p>eng;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7621</text:p>
          </table:table-cell>
          <table:table-cell office:value-type="string" calcext:value-type="string">
            <text:p>eng;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ESIGN FOR CHILDREN, triennale di milano, alba cappellieri, politecnico di milano, italian design,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7974</text:p>
          </table:table-cell>
          <table:table-cell office:value-type="string" calcext:value-type="string">
            <text:p>eng;ita</text:p>
          </table:table-cell>
          <table:table-cell office:value-type="float" office:value="2016" calcext:value-type="float">
            <text:p>201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MF design, materiali, design primario, Trini Castell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ONI, GIAMPIE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7976</text:p>
          </table:table-cell>
          <table:table-cell office:value-type="string" calcext:value-type="string">
            <text:p>eng;ita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ONI, GIAMPIE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7978</text:p>
          </table:table-cell>
          <table:table-cell office:value-type="string" calcext:value-type="string">
            <text:p>eng;jpn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ONI, GIAMPIE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7979</text:p>
          </table:table-cell>
          <table:table-cell office:value-type="string" calcext:value-type="string">
            <text:p>chi</text:p>
          </table:table-cell>
          <table:table-cell office:value-type="float" office:value="2016" calcext:value-type="float">
            <text:p>201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talian design, modo italian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SONI, GIAMPIERO;Lecce C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8137</text:p>
          </table:table-cell>
          <table:table-cell office:value-type="string" calcext:value-type="string">
            <text:p>eng;ita;fre;dut</text:p>
          </table:table-cell>
          <table:table-cell office:value-type="float" office:value="2016" calcext:value-type="float">
            <text:p>201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esign italiano, maestri,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ONI, GIAMPIE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8221</text:p>
          </table:table-cell>
          <table:table-cell office:value-type="string" calcext:value-type="string">
            <text:p>eng;i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esign, Innovazione sociale, Prodotto, Emergenza,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MONTI, ALESSAND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8222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CIANI, DARIA;MUSANTE, FULVIO;ROSSI, MAURI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8223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SSI, MAURIZIO;Rizzi, Alessandro;Bonanomi, Cristian;SINISCALCO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8224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ANTE, FULVIO;ROSSI, MAURI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8545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TILI, HELENA;CASCIANI, D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8547</text:p>
          </table:table-cell>
          <table:table-cell office:value-type="string" calcext:value-type="string">
            <text:p>eng;i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'Alesio, Carlo;GENTILI, HELENA;CASCIANI, D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8685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NI, CARLA;FOIS, LU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8730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ENTE, MARINA;SEDINI, CAR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8732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ENTE, MAR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8785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ONI, DANIELA;MANZINI, E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8916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ì, ma tipo non specificat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esign degli Interni, Abitare, Società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ERRINI, LU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018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son, Stuart;Gray, Jonathan;MAURI, MICHEL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026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esign della comunicazione, oggetti, superficie, grafica, narrazion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CHETTI, VALE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031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ntzold, Christian;Weltevrede, Esther;MAURI, MICHELE;Laniado, David;Kaltenbrunner, Andreas;Borra, Erik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041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esign dell’informazione, Dati generati da dispositivi mobili, Mappatura dei comportamenti, Strumenti visuali, Scoperta di pattern.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TA, GIOVAN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059</text:p>
          </table:table-cell>
          <table:table-cell office:value-type="string" calcext:value-type="string">
            <text:p>p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esign. Gestão. Design thinking. Design estratégic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UTELA, CABI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070</text:p>
          </table:table-cell>
          <table:table-cell office:value-type="string" calcext:value-type="string">
            <text:p>eng;ita</text:p>
          </table:table-cell>
          <table:table-cell office:value-type="float" office:value="2016" calcext:value-type="float">
            <text:p>201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otel, interior design, contract design, ospitalità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ULLICA, FRANCESCO;Elgani, E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077</text:p>
          </table:table-cell>
          <table:table-cell office:value-type="string" calcext:value-type="string">
            <text:p>eng;ita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ULLICA, FRANCESCO;Elgani, E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086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NDA, ARI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089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NDA, ARI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094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NDA, ARI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098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TTI, ANDREA;BIONDA, ARI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100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TTI, ANDREA;BIONDA, ARI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117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;LECCE, CHI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130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rban interior design; place activatio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MOCINI, BARBARA;PETRILLO, DANIELA;REBAGLIO, AGNES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149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, E.;Rocamora, A.;VOLONTE', PAOLO GAET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152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, E.;Rocamora, A.;VOLONTE', PAOLO GAET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192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esign editoriale, design grafico, FOTOGRAFIA, libr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LE, GIOVAN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194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ULE, GIOVANNI;QUAGGIOTTO, MAR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195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raduzione editoriale, illustrazione, design della comunicazion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LE, GIOVAN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312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ultura urbana, design del territori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CCHIANESI, RAFFA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506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erti non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LLAN, MARGHERITA;SUTEU, IRINA MARIA;GRANATA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507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508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509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511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512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514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516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519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521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522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523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531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zzo, F.;DESERTI, ALESSANDRO;COBANLI, ONUR MÜSTAK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546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s Santos, A.;Ceschin, F.;Suzana Barreto Martins, S. B.;VEZZOLI, CARLO ARNAL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568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iwill, Suzie;CRESPI, LUCIANO;FASSI, DAVIDE;Giunta, Elena Enrica;Hermida, Belen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569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Heritage BIM, Paesaggi Urbani Storici, Sistemi di rilievo, Modelli 3D, Certosa di Bologn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RUSO, GIUSEPPE;MAN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571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ixeira, Carlos;DESERTI, ALESSANDRO;Mata Garcia, Lau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647</text:p>
          </table:table-cell>
          <table:table-cell office:value-type="string" calcext:value-type="string">
            <text:p>eng;chi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CCE, CHI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648</text:p>
          </table:table-cell>
          <table:table-cell office:value-type="string" calcext:value-type="string">
            <text:p>eng;i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ffic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CCE, CHI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714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entro Progetti Tecn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CCE, CHI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716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CCE, CHI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723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bet Laminat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CCE, CHI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724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lassicismo, ritorno alla figurazione, fortuna novecentesca di Piero della Francesc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ANTI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19725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ede Chet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CCE, CHI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20040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GLIELMETTI, ILARIA;TROCCHIANESI, RAFFA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20384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 PAOLIS, ROBERTO;GUERINI, SILV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20703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DER, LUCA PASINO;KETABDARI, MISAGH;MARCHIONNI, GIOV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21257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vanced Material, Material Design Culture, Design research, Madec, hydrophobic supermetal, aerographite, graphene, bullet-proof polymers, self-healing bio-concrete, bone polymer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ARA, MARIA RITA;COGLIATI, NAIK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21533</text:p>
          </table:table-cell>
          <table:table-cell office:value-type="string" calcext:value-type="string">
            <text:p>eng;ita</text:p>
          </table:table-cell>
          <table:table-cell office:value-type="float" office:value="2017" calcext:value-type="float">
            <text:p>2017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unnel safety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GHETTI, FAB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21870</text:p>
          </table:table-cell>
          <table:table-cell office:value-type="string" calcext:value-type="string">
            <text:p>eng;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inascente, Milano, storia, archivi, Marcello Dudovich, Albe Steiner, Max Huber, Amneris Latis, Carlo Pagani, Gian Carlo Ortell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ABOLI, MARIA TERE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22010</text:p>
          </table:table-cell>
          <table:table-cell office:value-type="string" calcext:value-type="string">
            <text:p>eng;ita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ESSI, GIUSEPP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22047</text:p>
          </table:table-cell>
          <table:table-cell office:value-type="string" calcext:value-type="string">
            <text:p>eng;ita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ESSI, GIUSEPP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22051</text:p>
          </table:table-cell>
          <table:table-cell office:value-type="string" calcext:value-type="string">
            <text:p>eng;fra;ita;nld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ESSI, GIUSEPP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23036</text:p>
          </table:table-cell>
          <table:table-cell office:value-type="string" calcext:value-type="string">
            <text:p>eng;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23042</text:p>
          </table:table-cell>
          <table:table-cell office:value-type="string" calcext:value-type="string">
            <text:p>eng;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esign del gioiello, jewellery design, accessory design, fashion accessory, alba cappellieri, design innovatio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23043</text:p>
          </table:table-cell>
          <table:table-cell office:value-type="string" calcext:value-type="string">
            <text:p>eng;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lio fiorucci, alba cappellieri, moda, design, accessorio moda, design del gioiello, jewellery design, museo del gioiell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24730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E, S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26635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UTELA, CABIRIO;RAMPINO, LUCIA ROSA ELENA;COLOMBO, SARA;SIMONELLI, GIULI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26885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UCE, ILLUMINOTECNICA, ILLUMINAZIONE DELLE OPERE D'ART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ANO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28380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nterior, bedroom, hybrid spac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CINNO, GIOV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28407</text:p>
          </table:table-cell>
          <table:table-cell office:value-type="string" calcext:value-type="string">
            <text:p>eng;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arpellini, E.;Pouillard, V.;Segre, R.;TURINETTO, MARCO;Puccinelli, E.;Sergio, G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0009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ONI, ANNALISA;Quaquaro, Benedet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0321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omunicazione audiovisiv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ANCIA, MARIA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0347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ANCIA, MARIA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0608</text:p>
          </table:table-cell>
          <table:table-cell office:value-type="string" calcext:value-type="string">
            <text:p>eng;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lba Cappellieri, Politecnico di Milano, Salvatore Ferragamo, accessory design, jewellery design, fashion design, design della moda, design del gioiello, design dell'accessorio, gioiell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1723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anetti Anton Maria, Leonardo da Vinci, caricatur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ANI, PIET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1869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YALA GARCIA, CAMILO;ROGNOLI, VALEN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1871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ISI, STEFANO;ROGNOLI, VALENTINA;Sonneveld, Mariek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1899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FINITO, LAURA;CONTI, GIOVANNI MARIA;MOTTA, MAR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1909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DITTI, SIMONA;PIREDDA, FRANCESCA;MATTANA, WALTER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1910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REDDA, FRANCESCA;BERTOLOTTI, ELISA;VENDITTI, SIMO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1975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Hannah Arendt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rginia Tassinari;Francesca Piredda;BERTOLOTTI, E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1994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VECCHI, ALICE;GUERRINI, LU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2294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ATIN, LAURA;DEVECCHI, ALICE;Gasparetto, F.;Moretti, E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2380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onacci, Francesca;BERTOLO, MARESA;MARIANI, IL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2445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SI, DAVIDE;SEDINI, CAR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2699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URI, MICHELE;PINI, AZZURRA;CIUCCARELLI, PAOL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3185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STES JOLY, MAÍRA;Ricardo Straioto;Luiz Fernando Figueire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3255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Persuasive technology, wearable technology, health, human- centred approach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RRARO, VENERE;STEPANOVIC, MILA;FERRARIS, SILVIA DEBORAH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3881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NA, MARTA ISABELLA;BUCCHETTI, VALE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4226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MBI, CHIARA;VACCA, FEDERI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4823</text:p>
          </table:table-cell>
          <table:table-cell office:value-type="string" calcext:value-type="string">
            <text:p>eng;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non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enzo Pian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ACE, FULV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4977</text:p>
          </table:table-cell>
          <table:table-cell office:value-type="string" calcext:value-type="string">
            <text:p>eng;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RGHETTI, FABIO;CALABRESE, VERONICA;MAJA, ROBER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5144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ONI, DANIELA;CORUBOLO, MAR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5258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eonardo, Cenacolo, Storiografia artistic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ani, P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5623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OCINI, BARB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5765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ONI, ANNALISA;Quaquaro, Benedet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5766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. Domino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6403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búrcio, I. H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6404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búrcio, I. H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7008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lvia Piardi;Luca Mori;Matteo Attardo;Davide Cornetto;Stefano Vicar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7552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cetta, Giacomo;Casciani, Daria;Bulgari, Roberta;Musante, Fulvio;KoÅ‚ton, Anna;Rossi, Maurizio;Ferrante, Anton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8048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trategic Design, learning experience, e-learning, practice based approach, professional learning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ianna Vignati;Luca Fois;Michele Melazzini;Xue Pei;Francesco Zurl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8053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esign strategy, organisational change, social cooperative, evaluatio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ue Pei;Francesco Zurlo;Arianna Vignati;Luca Fois;Michele Melazzi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8480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ighting design, Fabbricazione digitale, Illuminazione integrata, LED lighting, Design parametric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. Cascia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8494</text:p>
          </table:table-cell>
          <table:table-cell office:value-type="string" calcext:value-type="string">
            <text:p>eng;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. Maffeis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8508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ombo, Gabriele;Ciuccarelli, Paolo;Mauri, Michel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8511</text:p>
          </table:table-cell>
          <table:table-cell office:value-type="string" calcext:value-type="string">
            <text:p>eng;ita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. Colombo;BARDELLI, FEDERICA;DE GAETANO, CARLO ALESSANDRO MORGAN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8528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o-design; Lifestyle monitoring; Smart garment design; Teenagers; Wearable sensors; Analytical Chemistry; Atomic and Molecular Physics, and Optics; Biochemistry; Instrumentation; Electrical and Electronic Engineering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ndoli, Carlo Emilio;Guarneri, Maria Renata;Perego, Paolo;Mazzola, Marco;Mazzola, Alessandra;Andreoni, Giusepp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8534</text:p>
          </table:table-cell>
          <table:table-cell office:value-type="string" calcext:value-type="string">
            <text:p>eng;ita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ess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9067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icurezza galleri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. Borghett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9382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serti, A;Galimberti, G;MERCIAI, MATILDE;Previtali, B;Rognoli, V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9705</text:p>
          </table:table-cell>
          <table:table-cell office:value-type="string" calcext:value-type="string">
            <text:p>eng;sp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 Franceschini;L. Guerri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9818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lina, Luisa;Galluzzo, Laura;Maffei, Stefano;MONNA, VANES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9819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ichinelli, massimo;bianchini, massimo;carosi, alessandra;maffei, stef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39998</text:p>
          </table:table-cell>
          <table:table-cell office:value-type="string" calcext:value-type="string">
            <text:p>eng;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ia Pompeiana Iarossi;Giampiero Mele;Michela Ross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0685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. Roxburgh;E. Caratt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1014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esign for policy, amministrazione locale, politiche di sviluppo locale, imprenditoria social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 DIO, DENISE;M. Mortat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1230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dreoni, G;Mazzola, M;Matteoli, S;D’Onofrio, S;Forzoni, L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1957</text:p>
          </table:table-cell>
          <table:table-cell office:value-type="string" calcext:value-type="string">
            <text:p>eng;i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TOLA, P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3178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UNTA, ELENA ENRICA;GALEAZZI, CHIARA;Agnese Rebaglio;SIMEONE, GIUL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3419</text:p>
          </table:table-cell>
          <table:table-cell office:value-type="string" calcext:value-type="string">
            <text:p>e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abu, Stefano;Magaudda, Paol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3446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, Emanuela;Rocamora, Agnès;Volonté, Paol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3447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. Volonte'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3504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uolo del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. Ferrara;L. De Bartolomeis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3509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. Carullo;C. Cecchini;M. Ferrara;C. Langella;S. Lucibell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3727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sperti non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rchitettura contemporanea; colonie elioterapiche; parchi tematici; Cremon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. T. Ferabol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3764</text:p>
          </table:table-cell>
          <table:table-cell office:value-type="string" calcext:value-type="string">
            <text:p>it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Esperti non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estauro; monumenti; Crema; Duomo; Amos Edall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. T. Ferabol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3768</text:p>
          </table:table-cell>
          <table:table-cell office:value-type="string" calcext:value-type="string">
            <text:p>it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Esperti non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azionalismo; Lombardia; Cremona; Carlo Gaudenz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aboli M. T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3900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. Carulli;M. Bordegoni;M. Bianchini;P. Bolzan;S. Maffe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4089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. Celi;E. Form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4124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bu, Stef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4125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 Crabu;A. Mongil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4126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 Crabu;P. Magaudd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4127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 Crabu;P. Magaudd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4128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Biomarkers; Clinical and experimental technomimicry; Ethnography; Oncology; Personalised medicine; Translational biomedicine; Health (social science); Sociology and Political Scienc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bu, Stef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4129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bu, Stef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4130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 Crabu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4155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onté, Paol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4376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ì, ma tipo non specificat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GUL, MUSTAFA EMRE;Andrea Ratti;Sebastiano Ercoli;Arianna Biond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4377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ì, ma tipo non specificat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re Ergul;Andrea Ratti;Sebastiano Ercoli;Arianna Biond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4467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Vittorio Gregotti; Lodovico Meneghetti; Giotto Stoppino; intern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. T. Ferabol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4469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otografia, architettura, storiografia, Cremona, Giovanni Muzi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ABOLI, MARIA TERE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4533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. Casciani;M. Ross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4534</text:p>
          </table:table-cell>
          <table:table-cell office:value-type="string" calcext:value-type="string">
            <text:p>eng;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e Corbusier, critica architettonic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. Irac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4537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. C. Russo;M. Ferr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4564</text:p>
          </table:table-cell>
          <table:table-cell office:value-type="string" calcext:value-type="string">
            <text:p>eng;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aterial, intelligence, sustainability, lightness, methodology, inventio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. Crippa;B. Di Pret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4726</text:p>
          </table:table-cell>
          <table:table-cell office:value-type="string" calcext:value-type="string">
            <text:p>e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new service development; Service Design; value cocreation; Information Systems; Sociology and Political Science; Organizational Behavior and Human Resource Management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u, Eun;Sangiorgi, Danie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4730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. Bionda;A. Ratt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4731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. Bionda;A. Ratt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4732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. Bionda;A. Ratt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4768</text:p>
          </table:table-cell>
          <table:table-cell office:value-type="string" calcext:value-type="string">
            <text:p>eng;ita</text:p>
          </table:table-cell>
          <table:table-cell office:value-type="float" office:value="2013" calcext:value-type="float">
            <text:p>201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esign, autoproduzione,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. Bianchini;S. Maffe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5104</text:p>
          </table:table-cell>
          <table:table-cell office:value-type="string" calcext:value-type="string">
            <text:p>eng;ita</text:p>
          </table:table-cell>
          <table:table-cell office:value-type="float" office:value="2017" calcext:value-type="float">
            <text:p>2017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otel, design, interior design, brand design, contract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gani, Elena;Scullica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5130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ranco Albin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. Lecc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5133</text:p>
          </table:table-cell>
          <table:table-cell office:value-type="string" calcext:value-type="string">
            <text:p>eng;ita</text:p>
          </table:table-cell>
          <table:table-cell office:value-type="float" office:value="2017" calcext:value-type="float">
            <text:p>2017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rving Pen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. Bosoni;C. Lecc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5189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. Boer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5224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eria luisa bucchett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5227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na, Vanes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5272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ela Deni;Salvatore Zingal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5303</text:p>
          </table:table-cell>
          <table:table-cell office:value-type="string" calcext:value-type="string">
            <text:p>eng;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esig, Semiotica, Traduzione, Designer, Form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vatore ZIngale;PATUZZO, EMI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5480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na Fonseca Brag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5489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na Fonseca Brag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5598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cesca Rizzo;Alessandro Deserti;Onur Cobanl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5694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igital communities; language; Urbanscope; Social Psychology; Cultural Studies; 3304; Sociology and Political Science; Social Sciences (all)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naboldi, Michela;Brambilla, Marco;Cassottana, Beatrice;Ciuccarelli, Paolo;Vantini, Simon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6716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. Romero;A. Bonarini;BRIVIO, ANDREA;ROGACHEVA, KSEN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7448</text:p>
          </table:table-cell>
          <table:table-cell office:value-type="string" calcext:value-type="string">
            <text:p>e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. Cautela;M. Simoni;F. Zurl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7497</text:p>
          </table:table-cell>
          <table:table-cell office:value-type="string" calcext:value-type="string">
            <text:p>eng;i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buloni A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7648</text:p>
          </table:table-cell>
          <table:table-cell office:value-type="string" calcext:value-type="string">
            <text:p>e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. Crabu;S. Casati;M. Lavitrano;M. Turri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7660</text:p>
          </table:table-cell>
          <table:table-cell office:value-type="string" calcext:value-type="string">
            <text:p>e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ase study research; Designer-client relationships; New service development; Service design; Architecture2300 Environmental Science (all); Arts and Humanities (miscellaneous); Engineering (all); Social Sciences (all); Computer Science Applications1707 Computer Vision and Pattern Recognition; Artificial Intelligenc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u, Eun;Sangiorgi, Danie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7693</text:p>
          </table:table-cell>
          <table:table-cell office:value-type="string" calcext:value-type="string">
            <text:p>eng;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mulazione; realtà virtuale; realtà aumentata; training basato sulla simulazione;simulation; virtual reality; augmented reality; simulation-based training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ontè Fabio;IANNIELLO, ALESSANDRO;Bisson Mario;Ingrassia Pier Luig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8283</text:p>
          </table:table-cell>
          <table:table-cell office:value-type="string" calcext:value-type="string">
            <text:p>i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ario Tedeschi, <text:s/>architettura, Milano, arte, archiv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. T. Ferabol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9494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e bru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9498</text:p>
          </table:table-cell>
          <table:table-cell office:value-type="string" calcext:value-type="string">
            <text:p>eng</text:p>
          </table:table-cell>
          <table:table-cell office:value-type="float" office:value="2000" calcext:value-type="float">
            <text:p>200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oni, A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9908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. Bruglieri;S. Mancini;F. Pezzella;O. Pisacane;S. Surac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9916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. Bruglieri;F. Pezzella;O. Pisacan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9918</text:p>
          </table:table-cell>
          <table:table-cell office:value-type="string" calcext:value-type="string">
            <text:p>e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. Aringhieri;M. Bruglieri;F. Malucelli;M. Nona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49925</text:p>
          </table:table-cell>
          <table:table-cell office:value-type="string" calcext:value-type="string">
            <text:p>eng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. Bruglieri;F. Pezzella;O. Pisacan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50442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. Sangiorg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50443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. Sangiorg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51520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zarotti, Stefania;Piccini, Luca;Andreoni, Giuseppe;Ciceri,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52960</text:p>
          </table:table-cell>
          <table:table-cell office:value-type="string" calcext:value-type="string">
            <text:p>i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isorse, dissesto, idrogeologico, frane, ambiente, tutela, strade. frana, Gallivaggio, Strada Statale 36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llani Paola;Ponti Marco;Annunziata Fran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52969</text:p>
          </table:table-cell>
          <table:table-cell office:value-type="string" calcext:value-type="string">
            <text:p>e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 E. Guida;L. Gunett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52996</text:p>
          </table:table-cell>
          <table:table-cell office:value-type="string" calcext:value-type="string">
            <text:p>eng;ita</text:p>
          </table:table-cell>
          <table:table-cell office:value-type="float" office:value="2017" calcext:value-type="float">
            <text:p>2017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UCE ARTIFICIALE, ILLUMINAZIONE DELLE OPERE D'ART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ESCO MUR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53003</text:p>
          </table:table-cell>
          <table:table-cell office:value-type="string" calcext:value-type="string">
            <text:p>eng;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Visualizzazione, cultura visiva, cartografia, design delle interfacce, data scienc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GGIOTTO, MAR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54599</text:p>
          </table:table-cell>
          <table:table-cell office:value-type="string" calcext:value-type="string">
            <text:p>e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3D digitization; 3D models; CH restoration; Information systems; Real context experimentation; Web-based visualization; Conservation; Chemistry (miscellaneous); History; Anthropology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ollonio, Fabrizio Ivan;Basilissi, Vilma;Callieri, Marco;Dellepiane, Matteo;Gaiani, Marco;Ponchio, Federico;Rizzo, Francesca;Rubino, Angelo Raffaele;Scopigno, Roberto;Sobra', Giorg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54600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ocumentazione; Restauro; Modelli digitali 3D; Digitalizzazione; Visualizzazione Interattiva.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brizio Ivan Apollonio;Vilma Basilissi;Gabriele Bitelli;Marco Callieri;Dora Catalano;Matteo Dellepiane;Marco Gaiani;Federico Ponchio;Francesca Rizzo;Angelo Raffaele Rubino;Roberto Scopig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54795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erritorio, ambiente, colore, identità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ela Anna Calab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54884</text:p>
          </table:table-cell>
          <table:table-cell office:value-type="string" calcext:value-type="string">
            <text:p>i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ANI, P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54885</text:p>
          </table:table-cell>
          <table:table-cell office:value-type="string" calcext:value-type="string">
            <text:p>e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ANI, P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55380</text:p>
          </table:table-cell>
          <table:table-cell office:value-type="string" calcext:value-type="string">
            <text:p>eng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n den Broeck, Wouter;Quaggiotto, Marco;Isella, Lorenzo;Barrat, Alain;Cattuto, Ci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56755</text:p>
          </table:table-cell>
          <table:table-cell office:value-type="string" calcext:value-type="string">
            <text:p>i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. Corde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56756</text:p>
          </table:table-cell>
          <table:table-cell office:value-type="string" calcext:value-type="string">
            <text:p>i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. Corde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56757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. Corde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57046</text:p>
          </table:table-cell>
          <table:table-cell office:value-type="string" calcext:value-type="string">
            <text:p>eng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. Gerosa;L. Dag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57088</text:p>
          </table:table-cell>
          <table:table-cell office:value-type="string" calcext:value-type="string">
            <text:p>sp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entina rognoli;camilo ayala garc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57277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dera P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57278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dera P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57288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dera P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57659</text:p>
          </table:table-cell>
          <table:table-cell office:value-type="string" calcext:value-type="string">
            <text:p>eng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. Motta;G. M. Cont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57677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ulio Cepp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57679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ulio Cepp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57683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ulio Cepp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58399</text:p>
          </table:table-cell>
          <table:table-cell office:value-type="string" calcext:value-type="string">
            <text:p>eng;i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anichino, allestimento, esposizioni, sculto-manichino, astrattismo, Decò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. Mazzant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58818</text:p>
          </table:table-cell>
          <table:table-cell office:value-type="string" calcext:value-type="string">
            <text:p>eng;ita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ffei s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59486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LI, ILARIA;V. Arquilla;U. Toli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60739</text:p>
          </table:table-cell>
          <table:table-cell office:value-type="string" calcext:value-type="string">
            <text:p>eng;ita</text:p>
          </table:table-cell>
          <table:table-cell office:value-type="float" office:value="2018" calcext:value-type="float">
            <text:p>201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talia, design, architettur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. Irac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60746</text:p>
          </table:table-cell>
          <table:table-cell office:value-type="string" calcext:value-type="string">
            <text:p>i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uigi Caccia Dominioni, design, artigianat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Teresa Ferabol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60747</text:p>
          </table:table-cell>
          <table:table-cell office:value-type="string" calcext:value-type="string">
            <text:p>eng;i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abbrica B&amp;B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abol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61307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llan M.;Colombo S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61314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u Y.;Pillan M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62277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nventiva, innovazione, abduzione, progetto, organizzazion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ingale, S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62279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INGALE, S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62817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onora LUP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62900</text:p>
          </table:table-cell>
          <table:table-cell office:value-type="string" calcext:value-type="string">
            <text:p>eng;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63593</text:p>
          </table:table-cell>
          <table:table-cell office:value-type="string" calcext:value-type="string">
            <text:p>eng;i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. Guerri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63944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quilla, Venanzio;Barbier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65133</text:p>
          </table:table-cell>
          <table:table-cell office:value-type="string" calcext:value-type="string">
            <text:p>e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zia mortati;stefano maffe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65495</text:p>
          </table:table-cell>
          <table:table-cell office:value-type="string" calcext:value-type="string">
            <text:p>eng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VIA TENUTA;SUSANNA TES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65521</text:p>
          </table:table-cell>
          <table:table-cell office:value-type="string" calcext:value-type="string">
            <text:p>eng;ara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Ia TENU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1065523</text:p>
          </table:table-cell>
          <table:table-cell office:value-type="string" calcext:value-type="string">
            <text:p>eng;ara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IA TENU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0872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, MARCO GUI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1339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Il Mulino</text:p>
          </table:table-cell>
          <table:table-cell office:value-type="string" calcext:value-type="string">
            <text:p>I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MBILLA, MARCO GIOVANNI;PONTI, MARCO GUI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1342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Franco Ange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, MARCO GUI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1399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, MARCO GUI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2598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Slow Food Edito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vigli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ONI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2607</text:p>
          </table:table-cell>
          <table:table-cell office:value-type="string" calcext:value-type="string">
            <text:p>eng;it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2609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2612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zioni 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TOLO, MARE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2620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2625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TOLA, PAO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2642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Tecniche Nuo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A, FIAMMETTA CARLA ENRI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2683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CHETTI, VALE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2692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etafora S.r.l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JA, ROBER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2741</text:p>
          </table:table-cell>
          <table:table-cell office:value-type="string" calcext:value-type="string">
            <text:p>eng;it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zioni Imago Internat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ceramic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PAOLIS, ROBER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2742</text:p>
          </table:table-cell>
          <table:table-cell office:value-type="string" calcext:value-type="string">
            <text:p>it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ediatex Internat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dellino di Zingonia (BG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PAOLIS, ROBER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2759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Franco Ange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QUILLA, VENAN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2760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aggio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mi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QUILLA, VENAN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2782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I, GIOVANNI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2785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ntern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2786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2787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Tecniche Nuo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2793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LE, GIOVAN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2799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. Universita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di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ABI, DANIELA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2806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Carocci editore / Fondazione Cecchini Pac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PO, ELEONO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2808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Tecniche Nuo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2811</text:p>
          </table:table-cell>
          <table:table-cell office:value-type="string" calcext:value-type="string">
            <text:p>en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Esperti anonimi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Emerald Group Publishing Limite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iama, D.;VEZZOLI, CARLO ARNAL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2857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zioni 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I, CESARE;NEBULONI, ATTILIO;PADOVANO, GABRI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2858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ZINI, EZIO;MERONI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2859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BE-MA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LMIERI, STEFAN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2871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La Fiaccol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. Iorio;MAJA, ROBERTO;MARCHIONNI, GIOVANNA;P. Marturano;C. Messina;PONTI, MARCO;STUDER, LUCA PASINO;VERONESI, ELEONO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2890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spitalità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ULLICA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2892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ENTE, MAR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2895</text:p>
          </table:table-cell>
          <table:table-cell office:value-type="string" calcext:value-type="string">
            <text:p>en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ZZOLI, CARLO ARNALDO;SCIAMA, DAL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2947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LE, GIOVAN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2993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3892</text:p>
          </table:table-cell>
          <table:table-cell office:value-type="string" calcext:value-type="string">
            <text:p>it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ighting design; interior design; hotel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ULLICA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3994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RNI VITALE, ALBER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4220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Aline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renz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DA, FRANCESCO ERMAN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4283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Gangem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EVI, FAUSTO;CECCARELLI, NICOLO';GAIANI, MAR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4373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CHETTI, VALE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4715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runo Morassutti; Serrament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ULLICA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4764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Tecniche Nuo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TTI, ANDREA;G. Schelotto;P. Virgoli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4901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Edinter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5001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DERA, PAO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5119</text:p>
          </table:table-cell>
          <table:table-cell office:value-type="string" calcext:value-type="string">
            <text:p>en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sperti anonimi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Emerald Group Publishing Limite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 SOUSA PENIN, LARA;VEZZOLI, CARLO ARNAL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5238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nter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5329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F. Angel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, MARCO GUI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5595</text:p>
          </table:table-cell>
          <table:table-cell office:value-type="string" calcext:value-type="string">
            <text:p>it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MBILLA, MARCO GIOVANNI;ERBA, STEFANO;PONTI, MARCO GUI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5607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CHETTI, VALE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5829</text:p>
          </table:table-cell>
          <table:table-cell office:value-type="string" calcext:value-type="string">
            <text:p>it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CCHI, GIAMPIO;CAMPODALL'ORTO, SERG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6586</text:p>
          </table:table-cell>
          <table:table-cell office:value-type="string" calcext:value-type="string">
            <text:p>ita;eng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EDDA, FRANCES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6675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 Srl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GGIOTTO, MAR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6919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Tile Edizion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QUILLA, VENANZIO;MAFFEI, STEF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6964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GNOLI, VALEN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7100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 Libè;PONTI, MARCO GUI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7129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7222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, MARCO GUI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7307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Tecniche Nuo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A, FIAMMETTA CARLA ENRI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7498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CHETTI, VALE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8076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RDI, SILVIA ELVIR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8103</text:p>
          </table:table-cell>
          <table:table-cell office:value-type="string" calcext:value-type="string">
            <text:p>eng;it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cangem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MONTI, ALESSAND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8126</text:p>
          </table:table-cell>
          <table:table-cell office:value-type="string" calcext:value-type="string">
            <text:p>-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ONELLI, GIULI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8150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aggio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mi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ARIS, SILVIA DEBORAH;TRABUCCO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8165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CHETTI, VALE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8218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Tecniche Nuo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 Procaccini;ROSSI, MAURI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8221</text:p>
          </table:table-cell>
          <table:table-cell office:value-type="string" calcext:value-type="string">
            <text:p>i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ULLICA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8273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 s.r.l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LE, GIOVAN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8448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Federtraspor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, MARCO GUI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8612</text:p>
          </table:table-cell>
          <table:table-cell office:value-type="string" calcext:value-type="string">
            <text:p>it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RDI, SILVIA ELVIR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8613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materioteca; sensorialità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GNOLI, VALEN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8694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zioni 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CONELLO, MAURO ATTI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8704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zione Il sole 24 o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CINNO, GIOV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8747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LE, GIOVAN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9162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ackaging; sensorialità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GNOLI, VALEN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9214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9268</text:p>
          </table:table-cell>
          <table:table-cell office:value-type="string" calcext:value-type="string">
            <text:p>-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A, FIAMMETTA CARLA ENRI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9320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ntern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9363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zioni 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9379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oretti&amp;Vita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rgam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. Bonfantini;ZINGALE, SALVATOR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9542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aggioli Edito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mi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CONELLO, MAURO ATTI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9717</text:p>
          </table:table-cell>
          <table:table-cell office:value-type="string" calcext:value-type="string">
            <text:p>-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CHETTI, VALE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49798</text:p>
          </table:table-cell>
          <table:table-cell office:value-type="string" calcext:value-type="string">
            <text:p>ita;en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urniture design; prodotto d'arred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ULLICA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0063</text:p>
          </table:table-cell>
          <table:table-cell office:value-type="string" calcext:value-type="string">
            <text:p>-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ARAMO, MATTEO OREST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0069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RNI VITALE, ALBERTO;R. Wolfler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0317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Arte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re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ONI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0787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Istituti Editoriali e poligrafici internaziona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Pi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, MARCO GUI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0882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1138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Tecniche Nuo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SSI, ELISA;ROSSI, MAURI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1616</text:p>
          </table:table-cell>
          <table:table-cell office:value-type="string" calcext:value-type="string">
            <text:p>it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F. Angeli</text:p>
          </table:table-cell>
          <table:table-cell office:value-type="string" calcext:value-type="string">
            <text:p>I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NTI, MARCO GUIDO;BRAMBILLA, MARCO GIOVANNI;ERBA, STEF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1780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zioni 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VI, FAUS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1791</text:p>
          </table:table-cell>
          <table:table-cell office:value-type="string" calcext:value-type="string">
            <text:p>ita;eng</text:p>
          </table:table-cell>
          <table:table-cell office:value-type="float" office:value="2007" calcext:value-type="float">
            <text:p>200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1913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LE, GIOVAN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2061</text:p>
          </table:table-cell>
          <table:table-cell office:value-type="string" calcext:value-type="string">
            <text:p>-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A, FIAMMETTA CARLA ENRI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2063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DA, FRANCESCO ERMAN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2164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ONI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2213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LE, GIOVAN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2240</text:p>
          </table:table-cell>
          <table:table-cell office:value-type="string" calcext:value-type="string">
            <text:p>eng;i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CHETTI, VALE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2260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, MARCO GUI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2342</text:p>
          </table:table-cell>
          <table:table-cell office:value-type="string" calcext:value-type="string">
            <text:p>eng;i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DA, FRANCESCO ERMAN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2758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Tecniche Nuo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A, FIAMMETTA CARLA ENRI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2861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 Srl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GGIOTTO, MAR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3253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Tecniche Nuo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A, FIAMMETTA CARLA ENRI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3614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GNOLI, VALEN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3882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3891</text:p>
          </table:table-cell>
          <table:table-cell office:value-type="string" calcext:value-type="string">
            <text:p>it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ULLICA, FRANCESCO;SIMONELLI, GIULI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4981</text:p>
          </table:table-cell>
          <table:table-cell office:value-type="string" calcext:value-type="string">
            <text:p>eng;i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orniture design; prodotto d'arred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ULLICA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5014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zioni artek</text:p>
          </table:table-cell>
          <table:table-cell office:value-type="string" calcext:value-type="string">
            <text:p>I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. Orbetegli;VEZZOLI, CARLO ARNAL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5060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AIAP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ayfinding;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UCCARELLI, PAOL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5070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, MARCO GUI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5130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Editoriale Domus Sp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ERI, STEFANO;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5533</text:p>
          </table:table-cell>
          <table:table-cell office:value-type="string" calcext:value-type="string">
            <text:p>-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A, FIAMMETTA CARLA ENRI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5546</text:p>
          </table:table-cell>
          <table:table-cell office:value-type="string" calcext:value-type="string">
            <text:p>it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tel design; design degli interni; interior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ULLICA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5599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CINNO, GIOV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5612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zioni 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BULONI, ATTI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5702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CHETTI, VALE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5747</text:p>
          </table:table-cell>
          <table:table-cell office:value-type="string" calcext:value-type="string">
            <text:p>-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CHETTI, VALE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5960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LE, GIOVAN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5993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LE, GIOVAN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6134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. Boitani;PONTI, MARCO GUI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6229</text:p>
          </table:table-cell>
          <table:table-cell office:value-type="string" calcext:value-type="string">
            <text:p>-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ARAMO, MATTEO OREST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6621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DA, FRANCESCO ERMAN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6624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 Srl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GGIOTTO, MAR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6759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LE, GIOVAN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7086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zioni 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I, CESARE;NEBULONI, ATTILIO;PADOVANO, GABRI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7148</text:p>
          </table:table-cell>
          <table:table-cell office:value-type="string" calcext:value-type="string">
            <text:p>eng;i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INA, LUISA MARIA VIRGIN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7257</text:p>
          </table:table-cell>
          <table:table-cell office:value-type="string" calcext:value-type="string">
            <text:p>eng;i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ancosu Edito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. Jegou;MANZINI, EZIO;MERONI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7319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Tecniche Nuo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A, FIAMMETTA CARLA ENRI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7533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zioni 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URLO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7551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tel design; interior design; design degli intern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ULLICA, FRANCESCO;SIMONELLI, GIULI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7643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spressività; sensorialità; material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GNOLI, VALEN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7650</text:p>
          </table:table-cell>
          <table:table-cell office:value-type="string" calcext:value-type="string">
            <text:p>eng;it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INA, LUISA MARIA VIRGIN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7680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zioni 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PO, ELEONORA;SEASSARO, ALBER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7704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materiale; artificial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GNOLI, VALEN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7738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nter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7971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8252</text:p>
          </table:table-cell>
          <table:table-cell office:value-type="string" calcext:value-type="string">
            <text:p>it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tel design; design degli interni; interior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ULLICA, FRANCESCO;SIMONELLI, GIULI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8325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8574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ONELLI, GIULI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8651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 Srl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GGIOTTO, MAR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8699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Edizioni 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I, MAURI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8800</text:p>
          </table:table-cell>
          <table:table-cell office:value-type="string" calcext:value-type="string">
            <text:p>i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NTI, MARCO GUIDO;C. Borgnolo;MAFFII, SILVIA MARGHERITA;MALGIERI, PATRIZIA;MARTINO, ANGELO;TORTA, FABIO PIETRO;BRAMBILLA, MARCO GIOVANNI;ERBA, STEF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8851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Chiriotti Edito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nerol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ONI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8874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TOLA, PAOLA;CONTI, GIOVANNI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9088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Compositor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CHETTI, VALE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9183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Federtrasporto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, MARCO GUI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9283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Novega Edizio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JA, ROBER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9357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aggio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mi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CONELLO, MAURO ATTI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9716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ARAMO, MATTEO OREST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9815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CHETTI, VALE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9961</text:p>
          </table:table-cell>
          <table:table-cell office:value-type="string" calcext:value-type="string">
            <text:p>-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Maggio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mi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RDI, SILVIA ELVIR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59969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aggio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mi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CONELLO, MAURO ATTI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0219</text:p>
          </table:table-cell>
          <table:table-cell office:value-type="string" calcext:value-type="string">
            <text:p>ita</text:p>
          </table:table-cell>
          <table:table-cell office:value-type="float" office:value="2004" calcext:value-type="float">
            <text:p>2004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0246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CHETTI, VALE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0271</text:p>
          </table:table-cell>
          <table:table-cell office:value-type="string" calcext:value-type="string">
            <text:p>-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Alberto Greco Edito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RDI, SILVIA ELVIR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0421</text:p>
          </table:table-cell>
          <table:table-cell office:value-type="string" calcext:value-type="string">
            <text:p>i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tel design; interior design; design degli intern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ULLICA, FRANCESCO;SIMONELLI, GIULI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0560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Arte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re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A, FIAMMETTA CARLA ENRI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0581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ntern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0598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Novega Edizio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JA, ROBER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0620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Edizioni 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TELLI, ANTONELLA;VILLARI, BEATRIC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0728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Umberto Allemand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0942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zioni 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I, CESARE;NEBULONI, ATTILIO;PADOVANO, GABRI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1019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Artek Edito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re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ONI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1110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.Ermes sr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IN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1250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, MARCO GUI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1306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Fin-Mark sr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SELMI, LAURA;MUSCHIATO, SABR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1455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Umberto Allemand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1616</text:p>
          </table:table-cell>
          <table:table-cell office:value-type="string" calcext:value-type="string">
            <text:p>ita;eng</text:p>
          </table:table-cell>
          <table:table-cell office:value-type="float" office:value="2003" calcext:value-type="float">
            <text:p>2003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1836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ancos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CHETTI, VALE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1905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RNI VITALE, ALBER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2033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zioni 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BIATI, MARIA LUISA;MATTANA, WALTER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2268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R.D.E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IAROTTI, RAFFA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2276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LE, GIOVAN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2285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nter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2298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2328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2661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LE, GIOVAN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2694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CINNO, GIOV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2756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Franco Ange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UCCARELLI, PAOL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2764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zioni 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I, CESARE;NEBULONI, ATTILIO;PADOVANO, GABRI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2803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moda; design degli interni; interior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RVETTA, GABRIELE;SCULLICA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2957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CHETTI, VALE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3179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Artek Edito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re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ONI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3349</text:p>
          </table:table-cell>
          <table:table-cell office:value-type="string" calcext:value-type="string">
            <text:p>en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inter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ombinatorial optimization, Cardinality constraint, Annotated bibliography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UGLIERI, MAURIZIO;M. Ehrgott;H. Hamacher;MAFFIOLI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3440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tel design; contract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ULLICA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3459</text:p>
          </table:table-cell>
          <table:table-cell office:value-type="string" calcext:value-type="string">
            <text:p>-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ONELLI, GIULI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3551</text:p>
          </table:table-cell>
          <table:table-cell office:value-type="string" calcext:value-type="string">
            <text:p>eng;i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nterior contract; contract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ULLICA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3594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3610</text:p>
          </table:table-cell>
          <table:table-cell office:value-type="string" calcext:value-type="string">
            <text:p>it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INA, LUISA MARIA VIRGINIA;SIMONELLI, GIULI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3612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zioni 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QUILLA, VENAN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3645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DA, FRANCESCO ERMAN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3656</text:p>
          </table:table-cell>
          <table:table-cell office:value-type="string" calcext:value-type="string">
            <text:p>eng;it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ontract design; prodotto d'arredo; furniture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ULLICA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3828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ondo G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CONELLO, MAURO ATTI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3865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ENTE, MAR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4475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LLAN, MARGHE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4589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Edizioni 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ONELLI, GIULIANO;VIGNATI, ARI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4803</text:p>
          </table:table-cell>
          <table:table-cell office:value-type="string" calcext:value-type="string">
            <text:p>i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tanio; anodizzazione;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GNOLI, VALEN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4910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nter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4950</text:p>
          </table:table-cell>
          <table:table-cell office:value-type="string" calcext:value-type="string">
            <text:p>it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 Maggiulli;PIARDI, SILVIA ELVIR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5008</text:p>
          </table:table-cell>
          <table:table-cell office:value-type="string" calcext:value-type="string">
            <text:p>eng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inter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octoral curricula in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5084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5251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CHETTI, VALE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5353</text:p>
          </table:table-cell>
          <table:table-cell office:value-type="string" calcext:value-type="string">
            <text:p>-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F. Ange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, MARCO GUI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5538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5540</text:p>
          </table:table-cell>
          <table:table-cell office:value-type="string" calcext:value-type="string">
            <text:p>en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UNICEN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ZZOLI, CARLO ARNAL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5645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ancosu Edito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DA, FRANCESCO ERMAN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6402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Ed. Mo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6450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CONELLO, MAURO ATTI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6466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nter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6481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SSON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6546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 Sr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GGIOTTO, MAR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6567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6617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INA, LUISA MARIA VIRGINIA;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6941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Il sole 24 o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CINNO, GIOV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6987</text:p>
          </table:table-cell>
          <table:table-cell office:value-type="string" calcext:value-type="string">
            <text:p>-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GIORGI, DANIELA;SIMONELLI, GIULI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7125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Donzell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, MARCO GUI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7172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, MARCO GUI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7468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nter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7512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GNOLI, GIANLU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7885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Arte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re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ONI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7996</text:p>
          </table:table-cell>
          <table:table-cell office:value-type="string" calcext:value-type="string">
            <text:p>eng;ita</text:p>
          </table:table-cell>
          <table:table-cell office:value-type="float" office:value="2001" calcext:value-type="float">
            <text:p>200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8157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ARAMO, MATTEO OREST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8191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Tecniche Nuo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ANTE, FULVIO;ROSSI, MAURI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8297</text:p>
          </table:table-cell>
          <table:table-cell office:value-type="string" calcext:value-type="string">
            <text:p>eng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MBILLA, MARCO GIOVANNI;ERBA, STEFANO;PONTI, MARCO GUI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8343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MBILLA, MARCO;ERBA, STEFANO;PONTI, MARCO GUI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8446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Tecniche nuo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A, FIAMMETTA CARLA ENRI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8634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GLIANO, LORENZO;S. Pangrazzi;PIARDI, SILVIA ELVIRA MARIA;RUGGIERI, GIANLUCA;ZANGHERI, PAOL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8734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ntern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8921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ARAMO, MATTEO OREST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8966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Umberto Allemandi &amp; C.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ARDI, SILVIA ELVIRA MARIA;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9005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Umberto Allemand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CONELLO, MAURO ATTI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9415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Umberto Allemand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9635</text:p>
          </table:table-cell>
          <table:table-cell office:value-type="string" calcext:value-type="string">
            <text:p>-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CHETTI, VALE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69664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RVETTA, GABRIELE;SCULLICA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0481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0567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Abitare Seges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URLO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0635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 Srl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GGIOTTO, MAR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3855</text:p>
          </table:table-cell>
          <table:table-cell office:value-type="string" calcext:value-type="string">
            <text:p>it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ULLICA, FRANCESCO;SIMONELLI, GIULI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3865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LE, GIOVAN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3867</text:p>
          </table:table-cell>
          <table:table-cell office:value-type="string" calcext:value-type="string">
            <text:p>eng;it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GNARA, SEBASTIANO;O. Parlangeli;RIZZO, FRANCES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3888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Chiriotti Edito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nerol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ONI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3889</text:p>
          </table:table-cell>
          <table:table-cell office:value-type="string" calcext:value-type="string">
            <text:p>i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ULLICA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3936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CHETTI, VALE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3976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L. di P. sr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A, FIAMMETTA CARLA ENRI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4018</text:p>
          </table:table-cell>
          <table:table-cell office:value-type="string" calcext:value-type="string">
            <text:p>-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CHETTI, VALE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4037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upa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HIONNI, GIOVANNA;STUDER, LUCA PASI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4041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I, GIOVANNI MARIA;SIMONELLI, GIULI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4043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Tecniche Nuo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4044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oretti &amp; Vital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SELMI, LAU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4045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zioni 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ISTALLO, VINCENZO;LUPO, ELEONO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4053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zioni 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4055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ntern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4059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CHETTI, VALE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4071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La Fiaccola Edito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R, LUCA PASI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4089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RNI VITALE, ALBER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4105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BE-MA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LMIERI, STEFAN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4106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BE-MA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LMIERI, STEFAN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4112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Tecniche nuo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A, FIAMMETTA CARLA ENRI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4113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Tecniche nuo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A, FIAMMETTA CARLA ENRI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4142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4144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ERRINI, LU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4145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ULLICA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4149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Edizioni 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ARI, BEATRIC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4150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FFEI, STEFANO;VILLARI, BEATRIC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4212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LE, GIOVAN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4213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LE, GIOVAN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4215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ENTE, MAR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274232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EDDA, FRANCES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07668</text:p>
          </table:table-cell>
          <table:table-cell office:value-type="string" calcext:value-type="string">
            <text:p>ita;en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inter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urniture design; contract design; prodotto d'arred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ULLICA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1795</text:p>
          </table:table-cell>
          <table:table-cell office:value-type="string" calcext:value-type="string">
            <text:p>-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Trento : ISSAN, 2005 <text:s/>Milano : Centro Studi CGM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ONTE', PAOLO GAET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1796</text:p>
          </table:table-cell>
          <table:table-cell office:value-type="string" calcext:value-type="string">
            <text:p>-</text:p>
          </table:table-cell>
          <table:table-cell office:value-type="float" office:value="1987" calcext:value-type="float">
            <text:p>198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ita e Pensiero Pubblic University:Largo Gemelli 1, I 20123 Milan Italy:011 39 02 72342310, 011 39 2 72342370, EMAIL: redazione.vp@unicatt.it, Fax: 011 39 02 7234297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ONTE', PAOLO GAET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1797</text:p>
          </table:table-cell>
          <table:table-cell office:value-type="string" calcext:value-type="string">
            <text:p>-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ita e Pensiero Pubblic University:Largo Gemelli 1, I 20123 Milan Italy:011 39 02 72342310, 011 39 2 72342370, EMAIL: redazione.vp@unicatt.it, Fax: 011 39 02 7234297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ONTE', PAOLO GAET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1798</text:p>
          </table:table-cell>
          <table:table-cell office:value-type="string" calcext:value-type="string">
            <text:p>sw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Natverkstan Eknomitjanst:Box 311-20, SE 40032 Gotenborg Sweden:011 46 31 7439905, EMAIL: ekonomitjanst@natverkstan.net, Fax: 011 46 31 743990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ONTE', PAOLO GAET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1799</text:p>
          </table:table-cell>
          <table:table-cell office:value-type="string" calcext:value-type="string">
            <text:p>-</text:p>
          </table:table-cell>
          <table:table-cell office:value-type="float" office:value="1991" calcext:value-type="float">
            <text:p>199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cietà filosofica italiana, Rom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ONTE', PAOLO GAET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1800</text:p>
          </table:table-cell>
          <table:table-cell office:value-type="string" calcext:value-type="string">
            <text:p>-</text:p>
          </table:table-cell>
          <table:table-cell office:value-type="float" office:value="1992" calcext:value-type="float">
            <text:p>199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ita e Pensiero Pubblic University:Largo Gemelli 1, I 20123 Milan Italy:011 39 02 72342310, 011 39 2 72342370, EMAIL: redazione.vp@unicatt.it, Fax: 011 39 02 7234297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ONTE', PAOLO GAET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1801</text:p>
          </table:table-cell>
          <table:table-cell office:value-type="string" calcext:value-type="string">
            <text:p>-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ita e Pensiero Pubblic University:Largo Gemelli 1, I 20123 Milan Italy:011 39 02 72342310, 011 39 2 72342370, EMAIL: redazione.vp@unicatt.it, Fax: 011 39 02 7234297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ONTE', PAOLO GAET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1802</text:p>
          </table:table-cell>
          <table:table-cell office:value-type="string" calcext:value-type="string">
            <text:p>-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anco Angeli, Mila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ONTE', PAOLO GAET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1803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ita e Pensiero Pubblic University:Largo Gemelli 1, I 20123 Milan Italy:011 39 02 72342310, 011 39 2 72342370, EMAIL: redazione.vp@unicatt.it, Fax: 011 39 02 7234297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ONTE', PAOLO GAET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1804</text:p>
          </table:table-cell>
          <table:table-cell office:value-type="string" calcext:value-type="string">
            <text:p>en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inter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ociology of scientific knowledge; credibility; demarcation; scientists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ONTE', PAOLO GAET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1805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ilano : Consorzio POLI.desig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ONTE', PAOLO GAET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1806</text:p>
          </table:table-cell>
          <table:table-cell office:value-type="string" calcext:value-type="string">
            <text:p>en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Stuttgart; Weimar: Metzler. <text:s text:c="2"/>J B Metzlersche Verlagsbuchhandling:Werastrasse 21-23, D 70182 Stuttgart Germany:011 49 711 21940, EMAIL: urmetzer@metzlerverlag.de, INTERNET: http://www.metzlerverlag.de, Fax: 011 49 711 219424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ONTE', PAOLO GAETANO;S. DAL NEGRO;W. LENSINK;C. UPMEIER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1807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Vita e Pensiero Pubblic University:Largo Gemelli 1, I 20123 Milan Italy:011 39 02 72342310, 011 39 2 72342370, EMAIL: redazione.vp@unicatt.it, Fax: 011 39 02 7234297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ONTE', PAOLO GAET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1849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Vita e Pensiero Pubblic University:Largo Gemelli 1, I 20123 Milan Italy:011 39 02 72342310, 011 39 2 72342370, EMAIL: redazione.vp@unicatt.it, Fax: 011 39 02 7234297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ONTE', PAOLO GAET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1940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ologna : DAPT-Dipartimento di Architettura e Pianificazione Territoriale. Università di Bologn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ORUSO, GIUSEPP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1941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ttuale Casa Services s.r.l. è la società di servizi dell'Associazione ASPP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ORUSO, GIUSEPP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1942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ttuale Casa Services s.r.l. è la società di servizi dell'Associazione ASPP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ORUSO, GIUSEPP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1943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U Edizioni Srl:Piazza Farnese 44, I 00186 Rome Italy:011 39 06 68195562, EMAIL: inued@tin.it, INTERNET: http://www.inu.it, Fax: 011 39 06 6821477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ORUSO, GIUSEPP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2474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Gangemi Editore, Rom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MONTI, ALESSAND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2828</text:p>
          </table:table-cell>
          <table:table-cell office:value-type="string" calcext:value-type="string">
            <text:p>ita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trice Il Rostro Sas:6A Via Monte Generoso, 20155 Milan Italy:011 39 2 39217306, 3926218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CONELLO, MAURO ATTILIO;MARESCOTTI, LUCA PIERO;SEDAZZARI, MARCO PIERO RENZ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2829</text:p>
          </table:table-cell>
          <table:table-cell office:value-type="string" calcext:value-type="string">
            <text:p>it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trice Il Rostro Sas:6A Via Monte Generoso, 20155 Milan Italy:011 39 2 39217306, 3926218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CONELLO, MAURO ATTILIO;SEDAZZARI, MARCO PIERO RENZ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3141</text:p>
          </table:table-cell>
          <table:table-cell office:value-type="string" calcext:value-type="string">
            <text:p>en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sperti anonimi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Elsevier Science Limited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service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. KRUCKEN;MERONI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3142</text:p>
          </table:table-cell>
          <table:table-cell office:value-type="string" calcext:value-type="string">
            <text:p>en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sperti anonimi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São Leopoldo, RS: Universidade do Vale do Rio dos Sinos, Programa de Pós-Graduação em Desig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ONI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3235</text:p>
          </table:table-cell>
          <table:table-cell office:value-type="string" calcext:value-type="string">
            <text:p>it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dizioni POLI.Design, Mila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SSON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3236</text:p>
          </table:table-cell>
          <table:table-cell office:value-type="string" calcext:value-type="string">
            <text:p>it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ubblicata da: <text:s/>Edizioni POLI.Design, Mila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SSON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3237</text:p>
          </table:table-cell>
          <table:table-cell office:value-type="string" calcext:value-type="string">
            <text:p>it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Cremona: Ikon Editrice <text:s/>Milano: A &amp; C DIV. LIBRI &amp; PERIODICI <text:s/>viene rinominata <text:s/>Ikon Editric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SSON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3238</text:p>
          </table:table-cell>
          <table:table-cell office:value-type="string" calcext:value-type="string">
            <text:p>it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Cremona: Ikon Editrice <text:s/>Milano: A &amp; C DIV. LIBRI &amp; PERIODICI <text:s/>viene rinominata <text:s/>Ikon Editric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SSON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3239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Tecniche Nuove SPA:via Eritrea 21, I 20157 Milan Italy:011 39 02 39090241, INTERNET: http://www.tecnichenuove.com, Fax: 011 39 02 3909033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SSON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3240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Tecniche Nuove SPA:via Eritrea 21, I 20157 Milan Italy:011 39 02 39090241, INTERNET: http://www.tecnichenuove.com, Fax: 011 39 02 3909033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SSON, MARIO;GIANNI FORCOLINI;GISELLA GELLI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3252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CCHIANESI, RAFFA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3253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CCHIANESI, RAFFA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3254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Neos Edizioni, Genov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CCHIANESI, RAFFA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3256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Roma : Monti&amp;Taft <text:s text:c="2"/>Esperienze e strumenti per cultura e territor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municazione; metalinguaggi peri beni culturali; cultural design; fruizion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CCHIANESI, RAFFA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3975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Pubblicata da: <text:s/>Edizioni POLI.Design, Mila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RDI, SILVIA ELVIR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3977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Società Editrice Umberto Allemandi &amp; C., Torin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l processo progettuale di una imbarcazione. Complessità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ARDI, SILVIA ELVIRA MARIA;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3978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Agenzia Italiana di Esportazione:via Manzoni 12, 20089 Rozzano Milan Italy:011 39 02 5753911, EMAIL: info.subscriptions@aie-mag.com, Fax: 011 39 02 5751260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RDI, SILVIA ELVIR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3979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Agenzia Italiana di Esportazione:via Manzoni 12, 20089 Rozzano Milan Italy:011 39 02 5753911, EMAIL: info.subscriptions@aie-mag.com, Fax: 011 39 02 5751260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acht; esterni; innovazione progettual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RDI, SILVIA ELVIR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3980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Agenzia Italiana di Esportazione:via Manzoni 12, 20089 Rozzano Milan Italy:011 39 02 5753911, EMAIL: info.subscriptions@aie-mag.com, Fax: 011 39 02 5751260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acht designer; sperimentazion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RDI, SILVIA ELVIR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3981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Agenzia Italiana di Esportazione:via Manzoni 12, 20089 Rozzano Milan Italy:011 39 02 5753911, EMAIL: info.subscriptions@aie-mag.com, Fax: 011 39 02 5751260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RDI, SILVIA ELVIR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3986</text:p>
          </table:table-cell>
          <table:table-cell office:value-type="string" calcext:value-type="string">
            <text:p>it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atuale: EUPALINO , Milano precedente <text:s/>-Metafora, Mila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UDER, LUCA PASINO;MARCHIONNI, GIOVANNA;MAJA, ROBERTO;PONTI, MARCO;VERONESI, ELEONO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4036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atuale: EUPALINO , Milano precedente <text:s/>-Metafora, Mila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DER, LUCA PASINO;MARCHIONNI, GIOV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4037</text:p>
          </table:table-cell>
          <table:table-cell office:value-type="string" calcext:value-type="string">
            <text:p>i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atuale: EUPALINO , Milano precedente <text:s/>-Metafora, Mila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UDER, LUCA PASINO;PONTI, MARCO;VERONESI, ELEONORA;SALA G;MAJA, ROBER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4539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INfo inviate da docente: <text:s/>Anteprima s.a.s. di Gabriele D'Altilia &amp; C. via Bernabei, 48 90145 Palermo tel. 091 6834328 <text:s/>redazione@anteprimanews.inf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4540</text:p>
          </table:table-cell>
          <table:table-cell office:value-type="string" calcext:value-type="string">
            <text:p>en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Gangemi Editore, Rom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4541</text:p>
          </table:table-cell>
          <table:table-cell office:value-type="string" calcext:value-type="string">
            <text:p>eng;it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Gangemi Editore, Rom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ood design; gastronomia molecolare; ricerca scientifica; Nicholas Kurti; Ferran Adrià; Ettore Bocci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4542</text:p>
          </table:table-cell>
          <table:table-cell office:value-type="string" calcext:value-type="string">
            <text:p>it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INfo inviate da docente: <text:s/>Anteprima s.a.s. di Gabriele D'Altilia &amp; C. via Bernabei, 48 90145 Palermo tel. 091 6834328 <text:s/>redazione@anteprimanews.inf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4544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INfo inviate da docente: <text:s/>Anteprima s.a.s. di Gabriele D'Altilia &amp; C. via Bernabei, 48 90145 Palermo tel. 091 6834328 <text:s/>redazione@anteprimanews.inf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4545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INfo inviate da docente: <text:s/>Anteprima s.a.s. di Gabriele D'Altilia &amp; C. via Bernabei, 48 90145 Palermo tel. 091 6834328 <text:s/>redazione@anteprimanews.inf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4546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Palermo : Zerocent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4547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Palermo : Zerocent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4548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Palermo : Zerocent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4781</text:p>
          </table:table-cell>
          <table:table-cell office:value-type="string" calcext:value-type="string">
            <text:p>en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NCHINI, MASSIMO;PARENTE, MAR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4782</text:p>
          </table:table-cell>
          <table:table-cell office:value-type="string" calcext:value-type="string">
            <text:p>ita</text:p>
          </table:table-cell>
          <table:table-cell office:value-type="float" office:value="2007" calcext:value-type="float">
            <text:p>200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ENTE, MARINA;SEASSARO, ALBER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4783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ENTE, MARINA;V. CRISTALLO;A. MORON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4784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ENTE, MARINA;V. CRISTALLO;E. GUIDA;A. MORON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4785</text:p>
          </table:table-cell>
          <table:table-cell office:value-type="string" calcext:value-type="string">
            <text:p>ita;eng</text:p>
          </table:table-cell>
          <table:table-cell office:value-type="float" office:value="2001" calcext:value-type="float">
            <text:p>200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ENTE, MAR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4822</text:p>
          </table:table-cell>
          <table:table-cell office:value-type="string" calcext:value-type="string">
            <text:p>eng;ita</text:p>
          </table:table-cell>
          <table:table-cell office:value-type="float" office:value="2003" calcext:value-type="float">
            <text:p>200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roduct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ENTE, MAR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4827</text:p>
          </table:table-cell>
          <table:table-cell office:value-type="string" calcext:value-type="string">
            <text:p>eng;ita</text:p>
          </table:table-cell>
          <table:table-cell office:value-type="float" office:value="2006" calcext:value-type="float">
            <text:p>200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esign dei servizi; food; design strategic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ENTE, MAR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5041</text:p>
          </table:table-cell>
          <table:table-cell office:value-type="string" calcext:value-type="string">
            <text:p>ita;enm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angemi Editore, Rom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GNOLI, VALEN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5108</text:p>
          </table:table-cell>
          <table:table-cell office:value-type="string" calcext:value-type="string">
            <text:p>i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Milano : Consorzio POLI.desig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QUILLA, VENANZIO;BIANCHINI, MASSIM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5111</text:p>
          </table:table-cell>
          <table:table-cell office:value-type="string" calcext:value-type="string">
            <text:p>i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Milano : Consorzio POLIdesig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QUILLA, VENAN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5112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Milano : Consorzio POLIdesig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QUILLA, VENAN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5113</text:p>
          </table:table-cell>
          <table:table-cell office:value-type="string" calcext:value-type="string">
            <text:p>i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Milano : Consorzio POLIdesig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QUILLA, VENAN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5114</text:p>
          </table:table-cell>
          <table:table-cell office:value-type="string" calcext:value-type="string">
            <text:p>i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Milano : Consorzio POLIdesig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QUILLA, VENAN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5115</text:p>
          </table:table-cell>
          <table:table-cell office:value-type="string" calcext:value-type="string">
            <text:p>i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Milano : Consorzio POLIdesig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QUILLA, VENAN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5116</text:p>
          </table:table-cell>
          <table:table-cell office:value-type="string" calcext:value-type="string">
            <text:p>i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Milano : Consorzio POLIdesig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QUILLA, VENAN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5117</text:p>
          </table:table-cell>
          <table:table-cell office:value-type="string" calcext:value-type="string">
            <text:p>ita;eng</text:p>
          </table:table-cell>
          <table:table-cell office:value-type="float" office:value="2008" calcext:value-type="float">
            <text:p>200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esign innovation; action research; design for MSMEs innovatio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QUILLA, VENANZIO;SIMONELLI, GIULI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5263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tore attuale: <text:s/>Progetto Editrice SRl:CSO Garibaldi 64, I 20121 Milan Italy:011 39 02 653103, EMAIL: lineagrafica@progetto-ed.it, INTERNET: http://www.lineagrafica.progetto-ed.it, Fax: 011 39 02 6575351 <text:s/>primo editore: Ufficio Moderno , Mila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LE, GIOVAN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5264</text:p>
          </table:table-cell>
          <table:table-cell office:value-type="string" calcext:value-type="string">
            <text:p>it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editore attuale: <text:s/>Progetto Editrice SRl:CSO Garibaldi 64, I 20121 Milan Italy:011 39 02 653103, EMAIL: lineagrafica@progetto-ed.it, INTERNET: http://www.lineagrafica.progetto-ed.it, Fax: 011 39 02 6575351 <text:s/>primo editore: Ufficio Moderno , Mila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LE, GIOVAN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6161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cietà Editrice Umberto Allemandi &amp; C., Tori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6162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cietà Editrice Umberto Allemandi &amp; C., Tori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6163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cietà Editrice Umberto Allemandi &amp; C., Tori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6164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cietà Editrice Umberto Allemandi &amp; C., Tori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6165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cietà Editrice Umberto Allemandi &amp; C., Tori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6166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cietà Editrice Umberto Allemandi &amp; C., Tori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6167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cietà Editrice Umberto Allemandi &amp; C., Tori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6168</text:p>
          </table:table-cell>
          <table:table-cell office:value-type="string" calcext:value-type="string">
            <text:p>eng;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dizioni Conde Nast Spa:Piazza Castello 27, 20121 Milan Italy:011 39 02 8561223, Fax: 011 39 02 805571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6169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cietà Editrice Umberto Allemandi &amp; C., Tori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6170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cietà Editrice Umberto Allemandi &amp; C., Tori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6171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cietà Editrice Umberto Allemandi &amp; C., Tori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6172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cietà Editrice Umberto Allemandi &amp; C., Tori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6173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cietà Editrice Umberto Allemandi &amp; C., Tori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6174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cietà Editrice Umberto Allemandi &amp; C., Tori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6207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cietà Editrice Umberto Allemandi &amp; C., Tori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6208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cietà Editrice Umberto Allemandi &amp; C., Tori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6209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cietà Editrice Umberto Allemandi &amp; C., Tori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6212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cietà Editrice Umberto Allemandi &amp; C., Tori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6215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cietà Editrice Umberto Allemandi &amp; C., Tori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6217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cietà Editrice Umberto Allemandi &amp; C., Tori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6220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cietà Editrice Umberto Allemandi &amp; C., Tori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6222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cietà Editrice Umberto Allemandi &amp; C., Tori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6312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dizioni 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VI, FAUS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6314</text:p>
          </table:table-cell>
          <table:table-cell office:value-type="string" calcext:value-type="string">
            <text:p>-</text:p>
          </table:table-cell>
          <table:table-cell office:value-type="float" office:value="1995" calcext:value-type="float">
            <text:p>199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VI, FAUS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6345</text:p>
          </table:table-cell>
          <table:table-cell office:value-type="string" calcext:value-type="string">
            <text:p>eng</text:p>
          </table:table-cell>
          <table:table-cell office:value-type="float" office:value="2009" calcext:value-type="float">
            <text:p>200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seudo-creep; Historic masonry; Damage; Probabilistic model; Residual life previsio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ZANI, ANNA;GARAVAGLIA, ELSA;BINDA, LUIG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6358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ecniche Nuo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VI, FAUS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6359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dizioni 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VI, FAUS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6383</text:p>
          </table:table-cell>
          <table:table-cell office:value-type="string" calcext:value-type="string">
            <text:p>eng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inter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zel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'AMORE, DARIO;MAFFEZZONI, PAOLO;PILLAN, MARGHE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7615</text:p>
          </table:table-cell>
          <table:table-cell office:value-type="string" calcext:value-type="string">
            <text:p>it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-IRSA Verlag GES MBH:Szczepanska 9, 31-011 Krakow Poland:011 48 12 219030, Fax: 011 48 12 214807 - Firenze: Libreria Concessionaria Sansoni. <text:s/>LUOGHI DI EDIZIONE: Firenze, Venezia, Vienn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ANI;MARANI, PIET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7616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Licosa Spa:PO Box 552, I 50125 Florence Italy:011 39 055 64831, EMAIL: licosa@licosa.com, Fax: 011 39 055 641257 Oppure: Sansoni, Firenze non è nota la data di cambio editore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segni soggiacenti; Pittura italian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ANI;MARANI, PIET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7640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oretii and Vitali Editori SRL:Via G Sergantini 6, I 24128 Bergamo Italy:011 39 035 251300, EMAIL: morettievitali@uninetcom.it, Fax: 011 39 035 432940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INGALE, SALVATOR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7641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Università degli studi di Bari.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INGALE, SALVATORE;BONFANTINI M. A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7642</text:p>
          </table:table-cell>
          <table:table-cell office:value-type="string" calcext:value-type="string">
            <text:p>-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oretii and Vitali Editori SRL:Via G Sergantini 6a, I 24128 Bergamo Italy:011 39 035 251300, EMAIL: morettievitali@uninetcom.it, Fax: 011 39 035 432940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INGALE, SALVATOR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7643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Cremona: Ikon Editrice <text:s/>Milano: A &amp; C DIV. LIBRI &amp; PERIODICI <text:s/>viene rinominata <text:s/>Ikon Editric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INGALE, SALVATORE;BONFANTINI M. A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7644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emiotica; Metodologia; Strategia; Scelta; Inventiva.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INGALE, SALVATOR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7645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ilano : Consorzio POLI.desig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INGALE, SALVATOR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7646</text:p>
          </table:table-cell>
          <table:table-cell office:value-type="string" calcext:value-type="string">
            <text:p>it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primo editore: P. Lubrina, 1989, Bergamo POI: Moretti &amp; Vitali Editori, <text:s/>Bergam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INGALE, SALVATOR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7823</text:p>
          </table:table-cell>
          <table:table-cell office:value-type="string" calcext:value-type="string">
            <text:p>ita;en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Gangemi Editore, Rom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URLO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7824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ilano : E.S.T.E, Via A Colautti 1, I 20125 Milan Italy:011 39 02 30328551, EMAIL: edizioni.este@iol.it, Fax: 011 39 02 3032955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URLO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7825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ilano : E.S.T.E, Via A Colautti 1, I 20125 Milan Italy:011 39 02 30328551, EMAIL: edizioni.este@iol.it, Fax: 011 39 02 3032955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URLO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7826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ilano : E.S.T.E, Via A Colautti 1, I 20125 Milan Italy:011 39 02 30328551, EMAIL: edizioni.este@iol.it, Fax: 011 39 02 3032955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URLO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7827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ilano : E.S.T.E, Via A Colautti 1, I 20125 Milan Italy:011 39 02 30328551, EMAIL: edizioni.este@iol.it, Fax: 011 39 02 3032955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URLO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7828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ilano : E.S.T.E, Via A Colautti 1, I 20125 Milan Italy:011 39 02 30328551, EMAIL: edizioni.este@iol.it, Fax: 011 39 02 3032955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URLO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7829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ilano : E.S.T.E, Via A Colautti 1, I 20125 Milan Italy:011 39 02 30328551, EMAIL: edizioni.este@iol.it, Fax: 011 39 02 3032955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URLO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7832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ilano : E.S.T.E, Via A Colautti 1, I 20125 Milan Italy:011 39 02 30328551, EMAIL: edizioni.este@iol.it, Fax: 011 39 02 3032955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URLO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8009</text:p>
          </table:table-cell>
          <table:table-cell office:value-type="string" calcext:value-type="string">
            <text:p>it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perti non anonimi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zioni POLI.Design, Mila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FFEI, STEFANO;SANGIORGI, DANIE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8030</text:p>
          </table:table-cell>
          <table:table-cell office:value-type="string" calcext:value-type="string">
            <text:p>it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ilano : Consorzio POLI.desig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UCCARELLI, PAOL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8191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UGLIERI, MAURIZIO;ZIRILLI F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8192</text:p>
          </table:table-cell>
          <table:table-cell office:value-type="string" calcext:value-type="string">
            <text:p>it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Zanichelli Editore Spa:Via Irnerio 34, 40126 Bologna Italy:011 39 51 293232, EMAIL: abbonamenti@bo.zanichelli.it, INTERNET: http://www.zanichelli.it, Fax: 011 39 51 24343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GLIERI, MAURI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8194</text:p>
          </table:table-cell>
          <table:table-cell office:value-type="string" calcext:value-type="string">
            <text:p>en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enewable energy, Biomass exploitation, Mathematical programming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UGLIERI, MAURIZIO;L. LIBERT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8359</text:p>
          </table:table-cell>
          <table:table-cell office:value-type="string" calcext:value-type="string">
            <text:p>ita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vona : Dogm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8587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Bologna : Fin-mark, 2003!-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CHIATO, SABRINA;CANIN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8588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Bologna : Fin-mark, 2003!-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CHIATO, SABRINA;CANIN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8589</text:p>
          </table:table-cell>
          <table:table-cell office:value-type="string" calcext:value-type="string">
            <text:p>eng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Elsevier BV:PO Box 211, 1000 AE Amsterdam Netherlands:011 31 20 4853757, 011 31 20 4853642, 011 31 20 4853641, EMAIL: nlinfo-f@elsevier.nl, INTERNET: http://www.elsevier.nl, Fax: 011 31 20 485359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VETTA, ALBERTO;R. PEGORARO;CANIN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8830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ilano : Consorzio POLI.desig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I, MAURI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9714</text:p>
          </table:table-cell>
          <table:table-cell office:value-type="string" calcext:value-type="string">
            <text:p>-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Association Elettrotecnica Elettronic:AEI Uffic Center, Piaz Morandi 2, 20121 Milan Italy:011 39 02 77790223, EMAIL: soci@aei.it, Fax: 011 39 02 79881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ORNI A.;PILLAN, MARGHERITA;SANCASSANI S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9946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Catanzaro: Rubettino Editore <text:s/>precedenti: -Milano: <text:s/>PROMOS editore <text:s/>-Monza: Franco Angeli Riviste <text:s/>-Milano : Camera di commercio, industria, artigianato e agricoltura, ©198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TOLA, PAO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19947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Butterworth Heinemann Publishers:Linacre House Jordan Hill, Oxford OX2 8DP United Kingdom:011 44 1865 314569, EMAIL: bhmarketing@repp.co.uk, INTERNET: http://www.laxtonsprices.co.uk, Fax: 011 44 1865 31456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TOLA, PAOLA;TEIXEIRA J. C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0293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Advanstar Communications Incorporated:131 West First Street:Duluth, MN 55802:(800)346-0085, (218)723-9477, EMAIL: fulfill@superfill.com, INTERNET: http://www.advanstar.com, Fax: (218)723-943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RNI VITALE, ALBER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0342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ttuale: Udine : Fourm editrice universitaria udinese <text:s/>Precedente: EDITORE CONCURED:COnferenza Nazionale dei Centri Universitari di Ricerca Educativa e Didattic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RNI VITALE, ALBER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0343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RNI VITALE, ALBER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0365</text:p>
          </table:table-cell>
          <table:table-cell office:value-type="string" calcext:value-type="string">
            <text:p>-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ONELLI, GIULIANO;SCULLICA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0366</text:p>
          </table:table-cell>
          <table:table-cell office:value-type="string" calcext:value-type="string">
            <text:p>-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ONELLI, GIULIANO;SCULLICA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0367</text:p>
          </table:table-cell>
          <table:table-cell office:value-type="string" calcext:value-type="string">
            <text:p>bu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Catanzaro: Rubettino Editore <text:s/>precedenti: -Milano: <text:s/>PROMOS editore <text:s/>-Monza: Franco Angeli Riviste <text:s/>-Milano : Camera di commercio, industria, artigianato e agricoltura, ©198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ONELLI, GIULI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1645</text:p>
          </table:table-cell>
          <table:table-cell office:value-type="string" calcext:value-type="string">
            <text:p>eng;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Milano : Tecniche nuo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1646</text:p>
          </table:table-cell>
          <table:table-cell office:value-type="string" calcext:value-type="string">
            <text:p>eng;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Milano : Tecniche nuo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1647</text:p>
          </table:table-cell>
          <table:table-cell office:value-type="string" calcext:value-type="string">
            <text:p>eng;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Milano : Tecniche nuo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1648</text:p>
          </table:table-cell>
          <table:table-cell office:value-type="string" calcext:value-type="string">
            <text:p>eng;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Milano : Tecniche nuo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1649</text:p>
          </table:table-cell>
          <table:table-cell office:value-type="string" calcext:value-type="string">
            <text:p>eng;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Milano : Tecniche nuo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1650</text:p>
          </table:table-cell>
          <table:table-cell office:value-type="string" calcext:value-type="string">
            <text:p>en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Milano : Tecniche nuo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1651</text:p>
          </table:table-cell>
          <table:table-cell office:value-type="string" calcext:value-type="string">
            <text:p>en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Milano : Tecniche nuo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1652</text:p>
          </table:table-cell>
          <table:table-cell office:value-type="string" calcext:value-type="string">
            <text:p>en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Milano : Tecniche nuo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1655</text:p>
          </table:table-cell>
          <table:table-cell office:value-type="string" calcext:value-type="string">
            <text:p>en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Milano : Tecniche nuo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1656</text:p>
          </table:table-cell>
          <table:table-cell office:value-type="string" calcext:value-type="string">
            <text:p>eng;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1657</text:p>
          </table:table-cell>
          <table:table-cell office:value-type="string" calcext:value-type="string">
            <text:p>eng;it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Milano : Tecniche nuo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3970</text:p>
          </table:table-cell>
          <table:table-cell office:value-type="string" calcext:value-type="string">
            <text:p>-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asson SPA:via Flli Bressan 2, I 20126 Milan Italy:011 39 02 27074286, EMAIL: aboonamenti@masson.it, INTERNET: http://www.masson.it, Fax: 011 39 02 2707421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JA, ROBERTO;DI FELICE D;LIMONGELLI M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3971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asson SPA:via Flli Bressan 2, I 20126 Milan Italy:011 39 02 27074286, EMAIL: aboonamenti@masson.it, INTERNET: http://www.masson.it, Fax: 011 39 02 2707421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JA, ROBERTO;VESCIA, GIOVAN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3972</text:p>
          </table:table-cell>
          <table:table-cell office:value-type="string" calcext:value-type="string">
            <text:p>-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asson SPA:via Flli Bressan 2, I 20126 Milan Italy:011 39 02 27074286, EMAIL: aboonamenti@masson.it, INTERNET: http://www.masson.it, Fax: 011 39 02 2707421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VI M.;MAJA, ROBER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3973</text:p>
          </table:table-cell>
          <table:table-cell office:value-type="string" calcext:value-type="string">
            <text:p>-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asson SPA:via Flli Bressan 2, I 20126 Milan Italy:011 39 02 27074286, EMAIL: aboonamenti@masson.it, INTERNET: http://www.masson.it, Fax: 011 39 02 2707421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JA, ROBERTO;SADA S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3976</text:p>
          </table:table-cell>
          <table:table-cell office:value-type="string" calcext:value-type="string">
            <text:p>-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ilan Italy: Centro de Ingegneria per la Protezione dell Ambiente CIP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IUGLIANO M.;CERNUSCHI, STEFANO;MAJA, ROBERTO;GIOVANNINI I.;ANDRETTA M.;CERE A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4014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Gruppo Editoriale Faenza Editrice:via Pier de Crescenzi 44, I 48018 Faenza Italy:011 39 0546 670111, EMAIL: info@faenza.com, Fax: 011 39 0546 66044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BARA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4015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BARA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4017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asson SPA:via Flli Bressan 2, I 20126 Milan Italy:011 39 02 27074286, EMAIL: aboonamenti@masson.it, INTERNET: http://www.masson.it, Fax: 011 39 02 2707421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JA, ROBER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4383</text:p>
          </table:table-cell>
          <table:table-cell office:value-type="string" calcext:value-type="string">
            <text:p>it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ABI, DANIELA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4386</text:p>
          </table:table-cell>
          <table:table-cell office:value-type="string" calcext:value-type="string">
            <text:p>it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ABI, DANIELA ANNA;ALESSANDRO RIZZ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4387</text:p>
          </table:table-cell>
          <table:table-cell office:value-type="string" calcext:value-type="string">
            <text:p>it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olore; Identità; Città; Percezione, Sinestesi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ABI, DANIELA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4389</text:p>
          </table:table-cell>
          <table:table-cell office:value-type="string" calcext:value-type="string">
            <text:p>it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ABI, DANIELA ANNA;ALDO NOR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5607</text:p>
          </table:table-cell>
          <table:table-cell office:value-type="string" calcext:value-type="string">
            <text:p>ita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lizia Popolare Srl:via Cavour 179/A, I 00184 Rome Italy:011 39 06 47865461, Fax: 011 39 06 4786544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ERRINI, LU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5608</text:p>
          </table:table-cell>
          <table:table-cell office:value-type="string" calcext:value-type="string">
            <text:p>it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asson SPA:via Flli Bressan 2, I 20126 Milan Italy:011 39 02 27074286, EMAIL: aboonamenti@masson.it, INTERNET: http://www.masson.it, Fax: 011 39 02 2707421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ERRINI, LUCA;VENTURA N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5609</text:p>
          </table:table-cell>
          <table:table-cell office:value-type="string" calcext:value-type="string">
            <text:p>it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trice Compositori:Via Stalingrado 97/2, I 40128 Bologna Italy:011 39 051 3540111, EMAIL: 1865@compositori.it, INTERNET: http://www.compositori.it, Fax: 011 39 051 32787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I D;GUERRINI, LU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5610</text:p>
          </table:table-cell>
          <table:table-cell office:value-type="string" calcext:value-type="string">
            <text:p>it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trice Compositori:Via Stalingrado 97/2, I 40128 Bologna Italy:011 39 051 3540111, EMAIL: 1865@compositori.it, INTERNET: http://www.compositori.it, Fax: 011 39 051 32787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ERRINI, LUCA;IGNACCOLO M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5611</text:p>
          </table:table-cell>
          <table:table-cell office:value-type="string" calcext:value-type="string">
            <text:p>it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aggioli Spa:Casella Postale 290, Div Periodici, I 47900 Rimini Italy:011 39 0541 628275, 011 39 0541 8008460, EMAIL: periodici@maggioli.it, INTERNET: http://www.maggioli.it/editore, Fax: 011 39 0541 62202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ERRINI, LU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5612</text:p>
          </table:table-cell>
          <table:table-cell office:value-type="string" calcext:value-type="string">
            <text:p>it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INU Edizioni Srl:Piazza Farnese 44, I 00186 Rome Italy:011 39 06 68195562, EMAIL: inued@tin.it, INTERNET: http://www.inu.it, Fax: 011 39 06 6821477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ERRINI, LU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5613</text:p>
          </table:table-cell>
          <table:table-cell office:value-type="string" calcext:value-type="string">
            <text:p>it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asson SPA:via Flli Bressan 2, I 20126 Milan Italy:011 39 02 27074286, EMAIL: aboonamenti@masson.it, INTERNET: http://www.masson.it, Fax: 011 39 02 2707421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ERRINI, LUCA;IGNACCOLO M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5614</text:p>
          </table:table-cell>
          <table:table-cell office:value-type="string" calcext:value-type="string">
            <text:p>it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asson SPA:via Flli Bressan 2, I 20126 Milan Italy:011 39 02 27074286, EMAIL: aboonamenti@masson.it, INTERNET: http://www.masson.it, Fax: 011 39 02 2707421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ERRINI, LU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5615</text:p>
          </table:table-cell>
          <table:table-cell office:value-type="string" calcext:value-type="string">
            <text:p>it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asson SPA:via Flli Bressan 2, I 20126 Milan Italy:011 39 02 27074286, EMAIL: aboonamenti@masson.it, INTERNET: http://www.masson.it, Fax: 011 39 02 2707421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ERRINI, LU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5616</text:p>
          </table:table-cell>
          <table:table-cell office:value-type="string" calcext:value-type="string">
            <text:p>it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asson SPA:via Flli Bressan 2, I 20126 Milan Italy:011 39 02 27074286, EMAIL: aboonamenti@masson.it, INTERNET: http://www.masson.it, Fax: 011 39 02 2707421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ERRINI, LU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5617</text:p>
          </table:table-cell>
          <table:table-cell office:value-type="string" calcext:value-type="string">
            <text:p>it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INU Edizioni Srl Piazza Farnese, 44 00186 Roma - Itali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ERRINI, LU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5618</text:p>
          </table:table-cell>
          <table:table-cell office:value-type="string" calcext:value-type="string">
            <text:p>it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Grafiche BR, Medigli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ERRINI, LU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6745</text:p>
          </table:table-cell>
          <table:table-cell office:value-type="string" calcext:value-type="string">
            <text:p>ita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ilano: Edizioni-Consorzio POLI.design.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BULONI, ATTI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7687</text:p>
          </table:table-cell>
          <table:table-cell office:value-type="string" calcext:value-type="string">
            <text:p>it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NATI, ANTONELLA VALERIA;BERTOLA, PAOLA;SEASSARO A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7688</text:p>
          </table:table-cell>
          <table:table-cell office:value-type="string" calcext:value-type="string">
            <text:p>ita</text:p>
          </table:table-cell>
          <table:table-cell office:value-type="float" office:value="2001" calcext:value-type="float">
            <text:p>200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ATI, ANTONELLA VALERIA;BERTOLA, PAO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7689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Roma : Monti&amp;Taft <text:s text:c="2"/>Esperienze e strumenti per cultura e territori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PO, ELEONO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7704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ilano : Consorzio POLI.desig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PINO, LUCIA ROSA ELE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7707</text:p>
          </table:table-cell>
          <table:table-cell office:value-type="string" calcext:value-type="string">
            <text:p>it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zione Ariminum:Via Negroli 51, 20133 Milan Italy:011 39 2 70102026, Fax: 011 39 2 71734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 PAOLIS, ROBERTO;E. REDAELL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7708</text:p>
          </table:table-cell>
          <table:table-cell office:value-type="string" calcext:value-type="string">
            <text:p>eng;it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Imago International-Mila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PAOLIS, ROBER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7710</text:p>
          </table:table-cell>
          <table:table-cell office:value-type="string" calcext:value-type="string">
            <text:p>eng;it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Mediane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essuti tecnologici, tessili tecnici, tecnofibr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PAOLIS, ROBER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7712</text:p>
          </table:table-cell>
          <table:table-cell office:value-type="string" calcext:value-type="string">
            <text:p>eng;i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Imago International-Mila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PAOLIS, ROBER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9481</text:p>
          </table:table-cell>
          <table:table-cell office:value-type="string" calcext:value-type="string">
            <text:p>eng;spa;cat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inter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eorie evolutive dell'artificiale; Evoluzione degli artefatt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9482</text:p>
          </table:table-cell>
          <table:table-cell office:value-type="string" calcext:value-type="string">
            <text:p>eng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inter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ndustrial ecosystems; Sustainable growth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9483</text:p>
          </table:table-cell>
          <table:table-cell office:value-type="string" calcext:value-type="string">
            <text:p>eng;it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9484</text:p>
          </table:table-cell>
          <table:table-cell office:value-type="string" calcext:value-type="string">
            <text:p>ita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9485</text:p>
          </table:table-cell>
          <table:table-cell office:value-type="string" calcext:value-type="string">
            <text:p>it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9486</text:p>
          </table:table-cell>
          <table:table-cell office:value-type="string" calcext:value-type="string">
            <text:p>-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tas SRL:Via Mecenate 89, 20138 Milan Italy:011 39 2 580841, Fax: 011 39 2 5801259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9487</text:p>
          </table:table-cell>
          <table:table-cell office:value-type="string" calcext:value-type="string">
            <text:p>-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tas SRL:Via Mecenate 89, 20138 Milan Italy:011 39 2 580841, Fax: 011 39 2 5801259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9488</text:p>
          </table:table-cell>
          <table:table-cell office:value-type="string" calcext:value-type="string">
            <text:p>-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tas SRL:Via Mecenate 89, 20138 Milan Italy:011 39 2 580841, Fax: 011 39 2 5801259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9489</text:p>
          </table:table-cell>
          <table:table-cell office:value-type="string" calcext:value-type="string">
            <text:p>-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tas SRL:Via Mecenate 89, 20138 Milan Italy:011 39 2 580841, Fax: 011 39 2 5801259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9490</text:p>
          </table:table-cell>
          <table:table-cell office:value-type="string" calcext:value-type="string">
            <text:p>-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tas SRL:Via Mecenate 89, 20138 Milan Italy:011 39 2 580841, Fax: 011 39 2 5801259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9491</text:p>
          </table:table-cell>
          <table:table-cell office:value-type="string" calcext:value-type="string">
            <text:p>-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tas SRL:Via Mecenate 89, 20138 Milan Italy:011 39 2 580841, Fax: 011 39 2 5801259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9492</text:p>
          </table:table-cell>
          <table:table-cell office:value-type="string" calcext:value-type="string">
            <text:p>-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tas SRL:Via Mecenate 89, 20138 Milan Italy:011 39 2 580841, Fax: 011 39 2 5801259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9493</text:p>
          </table:table-cell>
          <table:table-cell office:value-type="string" calcext:value-type="string">
            <text:p>-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tas SRL:Via Mecenate 89, 20138 Milan Italy:011 39 2 580841, Fax: 011 39 2 5801259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9494</text:p>
          </table:table-cell>
          <table:table-cell office:value-type="string" calcext:value-type="string">
            <text:p>it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esign del prodotto; Sostenibilità dei prodotti industrial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9495</text:p>
          </table:table-cell>
          <table:table-cell office:value-type="string" calcext:value-type="string">
            <text:p>ita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esign dei prodotti durevol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9496</text:p>
          </table:table-cell>
          <table:table-cell office:value-type="string" calcext:value-type="string">
            <text:p>ita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tas SRL:Via Mecenate 89, 20138 Milan Italy:011 39 2 580841, Fax: 011 39 2 5801259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29498</text:p>
          </table:table-cell>
          <table:table-cell office:value-type="string" calcext:value-type="string">
            <text:p>-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tas SRL:Via Mecenate 89, 20138 Milan Italy:011 39 2 580841, Fax: 011 39 2 5801259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31542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ttioli 1885 spa edit@mattioli1885.com via Coduro, 1/b 43036 Fidenza (Parma) ITALY tel. 0524 84547 fax 0524 84751 www.mattioli1885.com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CO', D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31543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ttioli 1885 spa edit@mattioli1885.com via Coduro, 1/b 43036 Fidenza (Parma) ITALY tel. 0524 84547 fax 0524 84751 www.mattioli1885.co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ercezione visiva; color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CO', D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31546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iunti Gruppo Editore:Via Bolognese 165, 50139 Florence Italy:011 39 055 5062236, EMAIL: periodici@guinti.it, INTERNET: http://www.guinti.it, Fax: 011 39 055 506239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CO', D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31547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ologna: Orpheus edizioni.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CO', D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31549</text:p>
          </table:table-cell>
          <table:table-cell office:value-type="string" calcext:value-type="string">
            <text:p>-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MG Ricordi &amp; Company SpA:Via Berchet 2, 20121 Milan Italy:011 39 2 8881204, Fax: 011 39 2 888221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CO', D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31550</text:p>
          </table:table-cell>
          <table:table-cell office:value-type="string" calcext:value-type="string">
            <text:p>-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icerche Design Editrice SRL:Via Roma 21, I 20094 Corsico Italy:011 39 02 4491149, 4405544, EMAIL: edit.modo@flashnet.it, Fax: 011 39 02 440554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CO', D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31551</text:p>
          </table:table-cell>
          <table:table-cell office:value-type="string" calcext:value-type="string">
            <text:p>-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dizioni Monogramma:Via Paolo Sarpi 9, 20154 Milan Italy:011 39 02 3319455, EMAIL: ilverri@tiscalinet.it, Fax: 011 39 02 331945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CO', D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31552</text:p>
          </table:table-cell>
          <table:table-cell office:value-type="string" calcext:value-type="string">
            <text:p>-</text:p>
          </table:table-cell>
          <table:table-cell office:value-type="float" office:value="1992" calcext:value-type="float">
            <text:p>199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ditore attuale: <text:s/>Progetto Editrice SRl:CSO Garibaldi 64, I 20121 Milan Italy:011 39 02 653103, EMAIL: lineagrafica@progetto-ed.it, INTERNET: http://www.lineagrafica.progetto-ed.it, Fax: 011 39 02 6575351 <text:s/>primo editore: Ufficio Moderno , Mila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CO', D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32005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Catanzaro: Rubettino Editore <text:s/>precedenti: -Milano: <text:s/>PROMOS editore <text:s/>-Monza: Franco Angeli Riviste <text:s/>-Milano : Camera di commercio, industria, artigianato e agricoltura, ©198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TI, MARCO GUIDO;BERIA, PAOL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32006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Luogo pubbl. Milano <text:s/>Milano : Guerini e Associat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TI, MARCO GUIDO;BERIA, PAOL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33411</text:p>
          </table:table-cell>
          <table:table-cell office:value-type="string" calcext:value-type="string">
            <text:p>ita;en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onna; design; Mediterraneo; creatività femminil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ARA, MARIA RITA;G. Girgent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2463</text:p>
          </table:table-cell>
          <table:table-cell office:value-type="string" calcext:value-type="string">
            <text:p>eng</text:p>
          </table:table-cell>
          <table:table-cell office:value-type="float" office:value="2004" calcext:value-type="float">
            <text:p>200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Railways; Regular timetabling; Global optimization; Outer approximatio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JA, ROBERTO;CHIERICI A.;CORDONE R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4141</text:p>
          </table:table-cell>
          <table:table-cell office:value-type="string" calcext:value-type="string">
            <text:p>eng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inter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octoral education in design; scholarly research in design; research through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4536</text:p>
          </table:table-cell>
          <table:table-cell office:value-type="string" calcext:value-type="string">
            <text:p>en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ALDI, EDOARDO;BRUGLIERI, MAURIZIO;G. CASAL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4652</text:p>
          </table:table-cell>
          <table:table-cell office:value-type="string" calcext:value-type="string">
            <text:p>eng</text:p>
          </table:table-cell>
          <table:table-cell office:value-type="float" office:value="2008" calcext:value-type="float">
            <text:p>200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ransport networks; Complex systems; Safety; Vulnerability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IO, ENRICO;SANSAVINI, GIOVANNI;MAJA, ROBERTO;MARCHIONNI, GIOV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4901</text:p>
          </table:table-cell>
          <table:table-cell office:value-type="string" calcext:value-type="string">
            <text:p>eng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. A. Ramalho;TALIERCIO, ALBERTO;ANZANI, ANNA;BINDA, LUIGIA;E. Pap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4906</text:p>
          </table:table-cell>
          <table:table-cell office:value-type="string" calcext:value-type="string">
            <text:p>eng</text:p>
          </table:table-cell>
          <table:table-cell office:value-type="float" office:value="2008" calcext:value-type="float">
            <text:p>200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asonry structures; Service life; Decay; Probabilistic model; Experimental dat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RAVAGLIA, ELSA;ANZANI, ANNA;BINDA, LUIGIA;CARDANI, GIULIA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5366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. Savoretti;ROSSI, MAURIZIO;P. Ceregiol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6064</text:p>
          </table:table-cell>
          <table:table-cell office:value-type="string" calcext:value-type="string">
            <text:p>eng</text:p>
          </table:table-cell>
          <table:table-cell office:value-type="float" office:value="2009" calcext:value-type="float">
            <text:p>200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dvanced measurement; foot anthropometry; shoe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EATONI, EZIO;RODANO, RENATO;R. Squadrone;D. Cazzola;MAZZOLA, MARCO;G. Moroni;ANDREONI, GIUSEPPE;PEDOTTI, ANTON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6105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esign research; innovazione; smart textiles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6196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treme design; protezione; sicurezz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6200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llestimento; design; prototyping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6202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esign; innovazione; smart textiles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6338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INA, MARIA RITA;I. Celino;E. Frumento;A. Pagani;N. Simeo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6742</text:p>
          </table:table-cell>
          <table:table-cell office:value-type="string" calcext:value-type="string">
            <text:p>eng;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SCHIN, FABRIZIO;VEZZOLI, CARLO ARNAL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6784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ZZOLI, CARLO ARNALDO;CESCHIN, FABRI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6786</text:p>
          </table:table-cell>
          <table:table-cell office:value-type="string" calcext:value-type="string">
            <text:p>eng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ZZOLI, CARLO ARNALDO;CESCHIN, FABRI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7185</text:p>
          </table:table-cell>
          <table:table-cell office:value-type="string" calcext:value-type="string">
            <text:p>eng</text:p>
          </table:table-cell>
          <table:table-cell office:value-type="float" office:value="2008" calcext:value-type="float">
            <text:p>200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ifelong learning; e-learning; University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ORNI VITALE, ALBERTO;S. Menon;A. Ravari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7214</text:p>
          </table:table-cell>
          <table:table-cell office:value-type="string" calcext:value-type="string">
            <text:p>eng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ZZOLI, CARLO ARNALDO;Santos A. d.;Morais D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7221</text:p>
          </table:table-cell>
          <table:table-cell office:value-type="string" calcext:value-type="string">
            <text:p>eng;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ZZOLI, CARLO ARNAL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7511</text:p>
          </table:table-cell>
          <table:table-cell office:value-type="string" calcext:value-type="string">
            <text:p>eng;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, NICO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7616</text:p>
          </table:table-cell>
          <table:table-cell office:value-type="string" calcext:value-type="string">
            <text:p>ita;eng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7617</text:p>
          </table:table-cell>
          <table:table-cell office:value-type="string" calcext:value-type="string">
            <text:p>ita;eng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7618</text:p>
          </table:table-cell>
          <table:table-cell office:value-type="string" calcext:value-type="string">
            <text:p>eng;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7621</text:p>
          </table:table-cell>
          <table:table-cell office:value-type="string" calcext:value-type="string">
            <text:p>eng;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7623</text:p>
          </table:table-cell>
          <table:table-cell office:value-type="string" calcext:value-type="string">
            <text:p>eng;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7624</text:p>
          </table:table-cell>
          <table:table-cell office:value-type="string" calcext:value-type="string">
            <text:p>eng;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7626</text:p>
          </table:table-cell>
          <table:table-cell office:value-type="string" calcext:value-type="string">
            <text:p>ita;eng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7682</text:p>
          </table:table-cell>
          <table:table-cell office:value-type="string" calcext:value-type="string">
            <text:p>eng;gre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URLO, FRANCESCO;CASTELLI, ANTONELLA;G. Apollo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7684</text:p>
          </table:table-cell>
          <table:table-cell office:value-type="string" calcext:value-type="string">
            <text:p>gre;eng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MONELLI, GIULIANO;ARQUILLA, VENANZIO;SAMMICHELI, MARCO;CASTELLI, ANTON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7759</text:p>
          </table:table-cell>
          <table:table-cell office:value-type="string" calcext:value-type="string">
            <text:p>ita;eng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7769</text:p>
          </table:table-cell>
          <table:table-cell office:value-type="string" calcext:value-type="string">
            <text:p>eng;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7786</text:p>
          </table:table-cell>
          <table:table-cell office:value-type="string" calcext:value-type="string">
            <text:p>ita;eng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7788</text:p>
          </table:table-cell>
          <table:table-cell office:value-type="string" calcext:value-type="string">
            <text:p>ita;eng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7793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7794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7797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7806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TELLI, ANTONELLA;VILLARI, BEATRIC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7807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ELLI, ANTONELLA;VILLARI, BEATRICE;VIGNATI, ARI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7820</text:p>
          </table:table-cell>
          <table:table-cell office:value-type="string" calcext:value-type="string">
            <text:p>ita;eng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7822</text:p>
          </table:table-cell>
          <table:table-cell office:value-type="string" calcext:value-type="string">
            <text:p>ita;eng;por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EDDA, FRANCES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7905</text:p>
          </table:table-cell>
          <table:table-cell office:value-type="string" calcext:value-type="string">
            <text:p>sp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ONTE', PAOLO GAET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7941</text:p>
          </table:table-cell>
          <table:table-cell office:value-type="string" calcext:value-type="string">
            <text:p>eng;ita</text:p>
          </table:table-cell>
          <table:table-cell office:value-type="float" office:value="2008" calcext:value-type="float">
            <text:p>200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uce; Scenografia; Teatro; Bob Wilson; Ganzfeld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ANO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7965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7968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7975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Retail design; Service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UTELA, CABI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8009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esign per lo sviluppo locale; marketing territoriale; design strategic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UTELA, CABIRIO;R. Cerco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8035</text:p>
          </table:table-cell>
          <table:table-cell office:value-type="string" calcext:value-type="string">
            <text:p>eng;ita</text:p>
          </table:table-cell>
          <table:table-cell office:value-type="float" office:value="2006" calcext:value-type="float">
            <text:p>200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nterior design; brand identity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CCHIANESI, RAFFA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8173</text:p>
          </table:table-cell>
          <table:table-cell office:value-type="string" calcext:value-type="string">
            <text:p>fra</text:p>
          </table:table-cell>
          <table:table-cell office:value-type="float" office:value="2008" calcext:value-type="float">
            <text:p>200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eonardo; Disegni; Collezioni francesi; collezionism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ANI, PIET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8177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eonardo; Brunelleschi; Prospettiva aere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ANI, PIET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8211</text:p>
          </table:table-cell>
          <table:table-cell office:value-type="string" calcext:value-type="string">
            <text:p>ita;eng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8213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8214</text:p>
          </table:table-cell>
          <table:table-cell office:value-type="string" calcext:value-type="string">
            <text:p>eng;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8573</text:p>
          </table:table-cell>
          <table:table-cell office:value-type="string" calcext:value-type="string">
            <text:p>eng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QUILLA, VENANZIO;D. Gen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9623</text:p>
          </table:table-cell>
          <table:table-cell office:value-type="string" calcext:value-type="string">
            <text:p>ita</text:p>
          </table:table-cell>
          <table:table-cell office:value-type="float" office:value="2007" calcext:value-type="float">
            <text:p>2007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ser experience design; interaction design; system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GNOLI, GIANLU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9720</text:p>
          </table:table-cell>
          <table:table-cell office:value-type="string" calcext:value-type="string">
            <text:p>eng;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ESSI, GIUSEPP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49878</text:p>
          </table:table-cell>
          <table:table-cell office:value-type="string" calcext:value-type="string">
            <text:p>ita;eng</text:p>
          </table:table-cell>
          <table:table-cell office:value-type="float" office:value="2009" calcext:value-type="float">
            <text:p>200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ensorialità; materiali;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GNOLI, VALEN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0108</text:p>
          </table:table-cell>
          <table:table-cell office:value-type="string" calcext:value-type="string">
            <text:p>ita;eng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0109</text:p>
          </table:table-cell>
          <table:table-cell office:value-type="string" calcext:value-type="string">
            <text:p>ita;eng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0112</text:p>
          </table:table-cell>
          <table:table-cell office:value-type="string" calcext:value-type="string">
            <text:p>ita;eng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0113</text:p>
          </table:table-cell>
          <table:table-cell office:value-type="string" calcext:value-type="string">
            <text:p>ita;eng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0114</text:p>
          </table:table-cell>
          <table:table-cell office:value-type="string" calcext:value-type="string">
            <text:p>ita;eng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0116</text:p>
          </table:table-cell>
          <table:table-cell office:value-type="string" calcext:value-type="string">
            <text:p>eng;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0234</text:p>
          </table:table-cell>
          <table:table-cell office:value-type="string" calcext:value-type="string">
            <text:p>ita;eng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INA, LUISA MARIA VIRGIN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0235</text:p>
          </table:table-cell>
          <table:table-cell office:value-type="string" calcext:value-type="string">
            <text:p>eng;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INA, LUISA MARIA VIRGIN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0807</text:p>
          </table:table-cell>
          <table:table-cell office:value-type="string" calcext:value-type="string">
            <text:p>eng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L'ERA, CLAUDIO;MARCHESI, ALESSIO;VERGANTI, ROBERTO;ZURLO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0830</text:p>
          </table:table-cell>
          <table:table-cell office:value-type="string" calcext:value-type="string">
            <text:p>eng</text:p>
          </table:table-cell>
          <table:table-cell office:value-type="float" office:value="2009" calcext:value-type="float">
            <text:p>200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BCI; SSVEP; Real Time; bit rat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INI, SERGIO;MAGGI, LUCA;A. Turconi;ANDREONI, GIUSEPP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1481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PO, ELEONO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1482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PO, ELEONO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1484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ANI, PIET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1486</text:p>
          </table:table-cell>
          <table:table-cell office:value-type="string" calcext:value-type="string">
            <text:p>eng;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CINNO, GIOV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1487</text:p>
          </table:table-cell>
          <table:table-cell office:value-type="string" calcext:value-type="string">
            <text:p>eng;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CINNO, GIOV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1488</text:p>
          </table:table-cell>
          <table:table-cell office:value-type="string" calcext:value-type="string">
            <text:p>ita;eng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CINNO, GIOV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1489</text:p>
          </table:table-cell>
          <table:table-cell office:value-type="string" calcext:value-type="string">
            <text:p>eng;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CINNO, GIOV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1493</text:p>
          </table:table-cell>
          <table:table-cell office:value-type="string" calcext:value-type="string">
            <text:p>eng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INETTO, MAR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1494</text:p>
          </table:table-cell>
          <table:table-cell office:value-type="string" calcext:value-type="string">
            <text:p>eng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INETTO, MAR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1532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1561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CO', D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1578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IA, PAOLO;PONTI, MARCO GUI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1835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CO', D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1858</text:p>
          </table:table-cell>
          <table:table-cell office:value-type="string" calcext:value-type="string">
            <text:p>eng;it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1901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CO', D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2071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on vedenti; grafica tattil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CO', D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2076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CO', D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2113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2163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erritorio; identità; memorie; città; percezione; design; comunicazione; artefatti comunicativi; atlant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ABI, DANIELA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2309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2487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2499</text:p>
          </table:table-cell>
          <table:table-cell office:value-type="string" calcext:value-type="string">
            <text:p>en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RI, STEFANO;MATERA, MARISTELLA;RIZZO, FRANCESCA;V. Delmadè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2544</text:p>
          </table:table-cell>
          <table:table-cell office:value-type="string" calcext:value-type="string">
            <text:p>en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inter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ial-a-Ride; Routing; Scheduling; Heuristic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LFLER CALVO R;COLORNI VITALE, ALBER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2601</text:p>
          </table:table-cell>
          <table:table-cell office:value-type="string" calcext:value-type="string">
            <text:p>en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inter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ut problems, minimum k-cardinality cut, Lagrangian relaxatio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UGLIERI, MAURIZIO;MAFFIOLI, FRANCESCO;M. Trubian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2675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ercezione visiva; illusion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CO', D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2677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ercezione visiva; illusioni ottich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CO', D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2990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3004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3404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3515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LE, GIOVAN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3764</text:p>
          </table:table-cell>
          <table:table-cell office:value-type="string" calcext:value-type="string">
            <text:p>en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ì, ma tipo non specificat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asonry; Structural Reliability; Probabilistic methods; Stochastic processes; Assessments.; Historic sites,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AVAGLIA, ELSA;ANZANI, ANNA;BINDA, LUIG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4083</text:p>
          </table:table-cell>
          <table:table-cell office:value-type="string" calcext:value-type="string">
            <text:p>en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inter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masonry; multi-leaf walls; stone; mortar; damage; testing; finite elements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ZANI, ANNA;BINDA, LUIGIA;M. A. Ramalho;TALIERCIO, ALBER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4450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ENTE, MAR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4543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QUILLA, VENAN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4924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QUILLA, VENAN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5012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CO', D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5015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5232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5234</text:p>
          </table:table-cell>
          <table:table-cell office:value-type="string" calcext:value-type="string">
            <text:p>en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exture; trama; design della comunicazione; percezione visiva; percezione cinetica; percezione aptica; segno; color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ABI, DANIELA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5412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QUILLA, VENAN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5414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QUILLA, VENAN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5426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QUILLA, VENANZIO;F. Perazzoli;VIGNATI, ARI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5753</text:p>
          </table:table-cell>
          <table:table-cell office:value-type="string" calcext:value-type="string">
            <text:p>eng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LANDO P.;TRENTA R.;BRUNO M.;ORLANDO C.;RATTI, ANDREA;FERRARI, SIMONE;PIARDI, SILVIA ELVIR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5764</text:p>
          </table:table-cell>
          <table:table-cell office:value-type="string" calcext:value-type="string">
            <text:p>eng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inter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ut problems, k-cardinality minimum cut, Cardinality constrained combinatorial optimizatio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UGLIERI, MAURIZIO;MAFFIOLI, FRANCESCO;EHRGOTT M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5812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GARAMO, MATTEO ORESTE;RAMPINO, LUCIA ROSA ELE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5818</text:p>
          </table:table-cell>
          <table:table-cell office:value-type="string" calcext:value-type="string">
            <text:p>eng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essuti tecnici, arti decorative, formazione, progett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PAOLIS, ROBER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5978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CO', D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6031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6044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JA, ROBERTO;PONTI, MARCO;SALA, GABRIELLA;STUDER, LUCA PASINO;VERONESI, ELEONO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6050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CO', D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6051</text:p>
          </table:table-cell>
          <table:table-cell office:value-type="string" calcext:value-type="string">
            <text:p>eng;i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PAOLIS, ROBER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6234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. Arditi;CAPRILE, ELENA;MAJA, ROBERTO;C. Messina;SALA, GABRIELLA;STUDER, LUCA PASI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6263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CHETTI, VALE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6266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CHETTI, VALE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6802</text:p>
          </table:table-cell>
          <table:table-cell office:value-type="string" calcext:value-type="string">
            <text:p>ita;eng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6871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ATI, ANTONELLA VALE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7231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aggio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mi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CONELLO, MAURO ATTI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7266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UCCARELLI, PAOL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7368</text:p>
          </table:table-cell>
          <table:table-cell office:value-type="string" calcext:value-type="string">
            <text:p>ita;eng</text:p>
          </table:table-cell>
          <table:table-cell office:value-type="float" office:value="2009" calcext:value-type="float">
            <text:p>200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olore; materiali; sensorialità; espressività; atlant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GNOLI, VALENTINA;SALVIA, GIUSEPPE;LEVI, MARIN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7545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7885</text:p>
          </table:table-cell>
          <table:table-cell office:value-type="string" calcext:value-type="string">
            <text:p>-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CO', D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8038</text:p>
          </table:table-cell>
          <table:table-cell office:value-type="string" calcext:value-type="string">
            <text:p>-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UCCARELLI, PAOL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8409</text:p>
          </table:table-cell>
          <table:table-cell office:value-type="string" calcext:value-type="string">
            <text:p>it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ORNI VITALE, ALBERTO;PILLAN, MARGHERITA;SANCASSANI, SUS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8508</text:p>
          </table:table-cell>
          <table:table-cell office:value-type="string" calcext:value-type="string">
            <text:p>ita;jpn;e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CO', D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8636</text:p>
          </table:table-cell>
          <table:table-cell office:value-type="string" calcext:value-type="string">
            <text:p>eng;it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UCCARELLI, PAOL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8671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UCCARELLI, PAOL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8771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LE, GIOVAN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8773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LE, GIOVAN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8775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LE, GIOVAN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8776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LE, GIOVAN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8827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SSARO, ALBERTO;SIMONELLI, GIULI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59017</text:p>
          </table:table-cell>
          <table:table-cell office:value-type="string" calcext:value-type="string">
            <text:p>eng;it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UCCARELLI, PAOL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1094</text:p>
          </table:table-cell>
          <table:table-cell office:value-type="string" calcext:value-type="string">
            <text:p>eng;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I, GIOVANNI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1509</text:p>
          </table:table-cell>
          <table:table-cell office:value-type="string" calcext:value-type="string">
            <text:p>eng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I, GIOVANNI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1516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SPI, LUCIANO;REBAGLIO, AGNES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1526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. Guzzetti;ROSSI, MAURIZIO;MUSANTE, FULV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1536</text:p>
          </table:table-cell>
          <table:table-cell office:value-type="string" calcext:value-type="string">
            <text:p>eng</text:p>
          </table:table-cell>
          <table:table-cell office:value-type="float" office:value="2009" calcext:value-type="float">
            <text:p>200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ustainable mobility; carpooling; Travel demand Management Measures; Web based softwar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. Luè;COLORNI VITALE, ALBER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1575</text:p>
          </table:table-cell>
          <table:table-cell office:value-type="string" calcext:value-type="string">
            <text:p>eng;ita</text:p>
          </table:table-cell>
          <table:table-cell office:value-type="float" office:value="2009" calcext:value-type="float">
            <text:p>200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olore; interazioni cromatiche; contrasti cromatici; armonie cromatich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ERI,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1576</text:p>
          </table:table-cell>
          <table:table-cell office:value-type="string" calcext:value-type="string">
            <text:p>ita;eng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ERI,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1578</text:p>
          </table:table-cell>
          <table:table-cell office:value-type="string" calcext:value-type="string">
            <text:p>ita;eng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ERI,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1971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euroscienze;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NDI, EMANUELE;ROGNOLI, VALEN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2478</text:p>
          </table:table-cell>
          <table:table-cell office:value-type="string" calcext:value-type="string">
            <text:p>eng;ita</text:p>
          </table:table-cell>
          <table:table-cell office:value-type="float" office:value="2007" calcext:value-type="float">
            <text:p>2007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toria dell'architettura ottomana; architettura in legno; Turchia; Istanbul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AGA', GRAZIELLA LEY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2498</text:p>
          </table:table-cell>
          <table:table-cell office:value-type="string" calcext:value-type="string">
            <text:p>ita;eng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asa popolare; storia dell'architettura XX secolo; Milan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AGA', GRAZIELLA LEY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2500</text:p>
          </table:table-cell>
          <table:table-cell office:value-type="string" calcext:value-type="string">
            <text:p>ita;eng</text:p>
          </table:table-cell>
          <table:table-cell office:value-type="float" office:value="2001" calcext:value-type="float">
            <text:p>200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toria dell'architettura; restauro; museo; allestiment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AGA', GRAZIELLA LEY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2507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ANO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2601</text:p>
          </table:table-cell>
          <table:table-cell office:value-type="string" calcext:value-type="string">
            <text:p>ita</text:p>
          </table:table-cell>
          <table:table-cell office:value-type="float" office:value="1998" calcext:value-type="float">
            <text:p>199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rchivi di architettura e design; disegno di progetto; catalogazione; Luciano Baldessari; architettura italiana XX secolo; futurismo; razionalismo; Milano; Roveret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AGA', GRAZIELLA LEY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2636</text:p>
          </table:table-cell>
          <table:table-cell office:value-type="string" calcext:value-type="string">
            <text:p>ita;eng</text:p>
          </table:table-cell>
          <table:table-cell office:value-type="float" office:value="2009" calcext:value-type="float">
            <text:p>200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esign for territorial development; Sustainable Tourism; Mediterranean Are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ENTE, MAR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2705</text:p>
          </table:table-cell>
          <table:table-cell office:value-type="string" calcext:value-type="string">
            <text:p>en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esign Strategico; Scenario Building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. Rossi Filho;MERONI, ANNA;C. Monti;GALISAI, ROBER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120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121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124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127</text:p>
          </table:table-cell>
          <table:table-cell office:value-type="string" calcext:value-type="string">
            <text:p>eng;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PPI, GIULIO;MOJOLI, GIACOM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128</text:p>
          </table:table-cell>
          <table:table-cell office:value-type="string" calcext:value-type="string">
            <text:p>ita;eng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180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GARAMO, MATTEO ORESTE;PRADEL, PATRICK;PREVITALI, BARBARA</text:p>
          </table:table-cell>
          <table:table-cell/>
        </table:table-row>
        <table:table-row table:style-name="ro2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201</text:p>
          </table:table-cell>
          <table:table-cell office:value-type="string" calcext:value-type="string">
            <text:p>eng</text:p>
          </table:table-cell>
          <table:table-cell office:value-type="float" office:value="2009" calcext:value-type="float">
            <text:p>200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nteraction Design</text:p>
            <text:p>Design research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ZZO, FRANCES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271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273</text:p>
          </table:table-cell>
          <table:table-cell office:value-type="string" calcext:value-type="string">
            <text:p>ita;eng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296</text:p>
          </table:table-cell>
          <table:table-cell office:value-type="string" calcext:value-type="string">
            <text:p>eng;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SSON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329</text:p>
          </table:table-cell>
          <table:table-cell office:value-type="string" calcext:value-type="string">
            <text:p>ita;eng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ONI, GIAMPIE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339</text:p>
          </table:table-cell>
          <table:table-cell office:value-type="string" calcext:value-type="string">
            <text:p>ita;eng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341</text:p>
          </table:table-cell>
          <table:table-cell office:value-type="string" calcext:value-type="string">
            <text:p>ita;eng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344</text:p>
          </table:table-cell>
          <table:table-cell office:value-type="string" calcext:value-type="string">
            <text:p>eng;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345</text:p>
          </table:table-cell>
          <table:table-cell office:value-type="string" calcext:value-type="string">
            <text:p>eng;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346</text:p>
          </table:table-cell>
          <table:table-cell office:value-type="string" calcext:value-type="string">
            <text:p>ita;eng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347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348</text:p>
          </table:table-cell>
          <table:table-cell office:value-type="string" calcext:value-type="string">
            <text:p>ita;eng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396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415</text:p>
          </table:table-cell>
          <table:table-cell office:value-type="string" calcext:value-type="string">
            <text:p>eng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tos dos, A.;Pereira, C. S.;VEZZOLI, CARLO ARNAL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449</text:p>
          </table:table-cell>
          <table:table-cell office:value-type="string" calcext:value-type="string">
            <text:p>eng;it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ì, ma tipo non specificat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esign; donne; Mediterraneo; social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451</text:p>
          </table:table-cell>
          <table:table-cell office:value-type="string" calcext:value-type="string">
            <text:p>ita;eng</text:p>
          </table:table-cell>
          <table:table-cell office:value-type="float" office:value="2009" calcext:value-type="float">
            <text:p>200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editerraneo; Design; V.Pasca; E. Rozenberg; A. Cibic; W. Noch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470</text:p>
          </table:table-cell>
          <table:table-cell office:value-type="string" calcext:value-type="string">
            <text:p>eng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tos dos A.;Krämer A.;VEZZOLI, CARLO ARNAL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531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548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CHETTI, VALERIA LUISA</text:p>
          </table:table-cell>
          <table:table-cell/>
        </table:table-row>
        <table:table-row table:style-name="ro2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565</text:p>
          </table:table-cell>
          <table:table-cell office:value-type="string" calcext:value-type="string">
            <text:p>eng</text:p>
          </table:table-cell>
          <table:table-cell office:value-type="float" office:value="2009" calcext:value-type="float">
            <text:p>200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trategic design; design practice; SMEs; industrial </text:p>
            <text:p>clustersPalavras-chave: design estratégico; prática de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ERTI, ALESSAND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602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IA, PAOLO;PONTI, MARCO GUI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610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ultural design; cultura urban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CCHIANESI, RAFFA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644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645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646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647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648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649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651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666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667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RDI, SILVIA ELVIR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681</text:p>
          </table:table-cell>
          <table:table-cell office:value-type="string" calcext:value-type="string">
            <text:p>eng;it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ì, ma tipo non specificat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ABI, DANIELA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683</text:p>
          </table:table-cell>
          <table:table-cell office:value-type="string" calcext:value-type="string">
            <text:p>eng;it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ommunication design; identity; urban design; haptic perception; design; cultural turism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ABI, DANIELA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695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RDI, SILVIA ELVIR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706</text:p>
          </table:table-cell>
          <table:table-cell office:value-type="string" calcext:value-type="string">
            <text:p>eng;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MONTI, ALESSAND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714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MONTI, ALESSAND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717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718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836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837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PO, ELEONORA;C. Campagna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850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852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853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3854</text:p>
          </table:table-cell>
          <table:table-cell office:value-type="string" calcext:value-type="string">
            <text:p>eng;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4019</text:p>
          </table:table-cell>
          <table:table-cell office:value-type="string" calcext:value-type="string">
            <text:p>eng;jpn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ONI, GIAMPIE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4020</text:p>
          </table:table-cell>
          <table:table-cell office:value-type="string" calcext:value-type="string">
            <text:p>eng;jpn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ONI, GIAMPIE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4042</text:p>
          </table:table-cell>
          <table:table-cell office:value-type="string" calcext:value-type="string">
            <text:p>eng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. Aringhieri;BRUGLIERI, MAURIZIO;R. Cordon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4060</text:p>
          </table:table-cell>
          <table:table-cell office:value-type="string" calcext:value-type="string">
            <text:p>eng;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4061</text:p>
          </table:table-cell>
          <table:table-cell office:value-type="string" calcext:value-type="string">
            <text:p>eng;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4062</text:p>
          </table:table-cell>
          <table:table-cell office:value-type="string" calcext:value-type="string">
            <text:p>ita;eng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4063</text:p>
          </table:table-cell>
          <table:table-cell office:value-type="string" calcext:value-type="string">
            <text:p>eng;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4115</text:p>
          </table:table-cell>
          <table:table-cell office:value-type="string" calcext:value-type="string">
            <text:p>eng;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ULLICA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4316</text:p>
          </table:table-cell>
          <table:table-cell office:value-type="string" calcext:value-type="string">
            <text:p>spa;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ARI, BEATRIC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4321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RUSO, GIUSEPPE;C. Bartolome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4329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ORUSO, GIUSEPP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4486</text:p>
          </table:table-cell>
          <table:table-cell office:value-type="string" calcext:value-type="string">
            <text:p>eng;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CINNO, GIOV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4487</text:p>
          </table:table-cell>
          <table:table-cell office:value-type="string" calcext:value-type="string">
            <text:p>eng;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CINNO, GIOV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4489</text:p>
          </table:table-cell>
          <table:table-cell office:value-type="string" calcext:value-type="string">
            <text:p>eng;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CINNO, GIOV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4490</text:p>
          </table:table-cell>
          <table:table-cell office:value-type="string" calcext:value-type="string">
            <text:p>ita;eng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CINNO, GIOV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4493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URLO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4494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URLO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4495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URLO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4496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URLO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4557</text:p>
          </table:table-cell>
          <table:table-cell office:value-type="string" calcext:value-type="string">
            <text:p>ita;eng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DA, FRANCESCO ERMAN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4558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DA, FRANCESCO ERMAN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4560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DA, FRANCESCO ERMAN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4660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elevisione; Narrazione; Fiction; Detection Story.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INGALE, SALVATOR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4664</text:p>
          </table:table-cell>
          <table:table-cell office:value-type="string" calcext:value-type="string">
            <text:p>eng;ita</text:p>
          </table:table-cell>
          <table:table-cell office:value-type="float" office:value="2009" calcext:value-type="float">
            <text:p>200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olore; Wayfinding; Semiotica; Comunicazione; Significazione; Cognizione.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INGALE, SALVATORE;M. PASTOR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4830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LUCCHI, MICHEL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4835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LUCCHI, MICHEL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4879</text:p>
          </table:table-cell>
          <table:table-cell office:value-type="string" calcext:value-type="string">
            <text:p>eng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POLLA, CARLA;MANZINI, E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5069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I, GIOVANNI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5185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OPEL, ELENA;PONTI, MARCO GUI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5445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Aiap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DA, FRANCESCO ERMAN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5655</text:p>
          </table:table-cell>
          <table:table-cell office:value-type="string" calcext:value-type="string">
            <text:p>eng;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66190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TI, MARCO GUIDO;SCOPEL, ELE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0247</text:p>
          </table:table-cell>
          <table:table-cell office:value-type="string" calcext:value-type="string">
            <text:p>eng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BARA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0256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BARA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0322</text:p>
          </table:table-cell>
          <table:table-cell office:value-type="string" calcext:value-type="string">
            <text:p>ita;eng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I, MANUE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0383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DA, FRANCESCO ERMAN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0746</text:p>
          </table:table-cell>
          <table:table-cell office:value-type="string" calcext:value-type="string">
            <text:p>eng</text:p>
          </table:table-cell>
          <table:table-cell office:value-type="float" office:value="2009" calcext:value-type="float">
            <text:p>200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commerce; user experience; assessment; tool; customer journey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UGNOLI, GIANLUCA;MANGIARACINA, RICCARDO;PEREGO, ALESSAND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1784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isegni; Jabach; Louvre; Boltraffio; Luini; Solari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ANI, PIETRO;Pietro C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2156</text:p>
          </table:table-cell>
          <table:table-cell office:value-type="string" calcext:value-type="string">
            <text:p>eng</text:p>
          </table:table-cell>
          <table:table-cell office:value-type="float" office:value="2009" calcext:value-type="float">
            <text:p>200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nteraction design; user experience design; tool; customer journey; pervasive computing; mobil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GNOLI, GIANLU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2346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ONTE', PAOLO GAET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3686</text:p>
          </table:table-cell>
          <table:table-cell office:value-type="string" calcext:value-type="string">
            <text:p>por;eng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I, GIOVANNI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3703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ANNILLI, VALER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3704</text:p>
          </table:table-cell>
          <table:table-cell office:value-type="string" calcext:value-type="string">
            <text:p>ita</text:p>
          </table:table-cell>
          <table:table-cell office:value-type="float" office:value="2007" calcext:value-type="float">
            <text:p>200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ANNILLI, VALER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3706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ANNILLI, VALER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3708</text:p>
          </table:table-cell>
          <table:table-cell office:value-type="string" calcext:value-type="string">
            <text:p>ita</text:p>
          </table:table-cell>
          <table:table-cell office:value-type="float" office:value="2004" calcext:value-type="float">
            <text:p>2004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ANNILLI, VALER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3751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ANNILLI, VALERIA MARIA;GEROSA, GIULIA MARIA;BALDI, CLAUD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3830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RDI, SILVIA ELVIR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3926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ANNILLI, VALER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3938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esign house boat navigare lent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RDI, SILVIA ELVIR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3943</text:p>
          </table:table-cell>
          <table:table-cell office:value-type="string" calcext:value-type="string">
            <text:p>ita;eng</text:p>
          </table:table-cell>
          <table:table-cell office:value-type="float" office:value="2010" calcext:value-type="float">
            <text:p>20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urricula in design; integrazione didattica-ricerca; didattica del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4045</text:p>
          </table:table-cell>
          <table:table-cell office:value-type="string" calcext:value-type="string">
            <text:p>eng</text:p>
          </table:table-cell>
          <table:table-cell office:value-type="float" office:value="2010" calcext:value-type="float">
            <text:p>20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istoric towers; Brick and stone masonry; Crack pattern; Diagnosis; Pseudocreep test; Acoustic emission monitoring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ZANI, ANNA;BINDA, LUIGIA;A. Carpinteri;S. Invernizzi;G. Lacidog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4079</text:p>
          </table:table-cell>
          <table:table-cell office:value-type="string" calcext:value-type="string">
            <text:p>ita;eng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4080</text:p>
          </table:table-cell>
          <table:table-cell office:value-type="string" calcext:value-type="string">
            <text:p>eng;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4081</text:p>
          </table:table-cell>
          <table:table-cell office:value-type="string" calcext:value-type="string">
            <text:p>eng;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4108</text:p>
          </table:table-cell>
          <table:table-cell office:value-type="string" calcext:value-type="string">
            <text:p>ita;eng</text:p>
          </table:table-cell>
          <table:table-cell office:value-type="float" office:value="2002" calcext:value-type="float">
            <text:p>200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INA, LUISA MARIA VIRGINIA;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4113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INA, LUISA MARIA VIRGINIA;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4134</text:p>
          </table:table-cell>
          <table:table-cell office:value-type="string" calcext:value-type="string">
            <text:p>chi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4136</text:p>
          </table:table-cell>
          <table:table-cell office:value-type="string" calcext:value-type="string">
            <text:p>eng;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4138</text:p>
          </table:table-cell>
          <table:table-cell office:value-type="string" calcext:value-type="string">
            <text:p>eng;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4148</text:p>
          </table:table-cell>
          <table:table-cell office:value-type="string" calcext:value-type="string">
            <text:p>eng;ita</text:p>
          </table:table-cell>
          <table:table-cell office:value-type="float" office:value="2005" calcext:value-type="float">
            <text:p>2005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esign della comunicazione; ricerca e didattica di bas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ATTI, ELE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4149</text:p>
          </table:table-cell>
          <table:table-cell office:value-type="string" calcext:value-type="string">
            <text:p>eng;ita</text:p>
          </table:table-cell>
          <table:table-cell office:value-type="float" office:value="2005" calcext:value-type="float">
            <text:p>200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ATTI, ELE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4151</text:p>
          </table:table-cell>
          <table:table-cell office:value-type="string" calcext:value-type="string">
            <text:p>ita;eng</text:p>
          </table:table-cell>
          <table:table-cell office:value-type="float" office:value="2005" calcext:value-type="float">
            <text:p>200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ATTI, ELE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4152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IN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4157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4375</text:p>
          </table:table-cell>
          <table:table-cell office:value-type="string" calcext:value-type="string">
            <text:p>eng</text:p>
          </table:table-cell>
          <table:table-cell office:value-type="float" office:value="2005" calcext:value-type="float">
            <text:p>200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. Ballardin;BRUNO, DAVIDE MARIA;ROVIDA, EDOARDO GIOVANNI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4455</text:p>
          </table:table-cell>
          <table:table-cell office:value-type="string" calcext:value-type="string">
            <text:p>eng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RNABEI, MICHEL;PREATONI, EZIO;M. Mendez;PICCINI, LUCA;M. Porta;ANDREONI, GIUSEPP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4886</text:p>
          </table:table-cell>
          <table:table-cell office:value-type="string" calcext:value-type="string">
            <text:p>eng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MBI, CHI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5063</text:p>
          </table:table-cell>
          <table:table-cell office:value-type="string" calcext:value-type="string">
            <text:p>eng;i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rogetto Editric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CHETTI, VALE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5169</text:p>
          </table:table-cell>
          <table:table-cell office:value-type="string" calcext:value-type="string">
            <text:p>ita;eng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iclo di vita dei prodotti industriali; sostenibilità; durabilità dei prodott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5170</text:p>
          </table:table-cell>
          <table:table-cell office:value-type="string" calcext:value-type="string">
            <text:p>eng;ita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rategie di recupero e riciclaggio dei prodotti; Design for disassembling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5384</text:p>
          </table:table-cell>
          <table:table-cell office:value-type="string" calcext:value-type="string">
            <text:p>fra</text:p>
          </table:table-cell>
          <table:table-cell office:value-type="float" office:value="2010" calcext:value-type="float">
            <text:p>20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eonardo; pittura; mito; fortun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ANI, PIET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5538</text:p>
          </table:table-cell>
          <table:table-cell office:value-type="string" calcext:value-type="string">
            <text:p>eng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. Benedetto;BERNELLI ZAZZERA, FRANCO;BERTOLA, PAOLA;M. Cantamessa;CERI, STEFANO;RANCI ORTIGOSA, COSTANZO;A. Spaziante;R. Zani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8003</text:p>
          </table:table-cell>
          <table:table-cell office:value-type="string" calcext:value-type="string">
            <text:p>en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public policies; automotive industry; product-service system; PSS; sustainability; environmental impact reduction; functional economy; policy instruments; design; policy measures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SCHIN, FABRIZIO;VEZZOLI, CARLO ARNAL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8127</text:p>
          </table:table-cell>
          <table:table-cell office:value-type="string" calcext:value-type="string">
            <text:p>eng</text:p>
          </table:table-cell>
          <table:table-cell office:value-type="float" office:value="2010" calcext:value-type="float">
            <text:p>20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ensoriality; Atlas; material; design education.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GNOLI, VALEN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8292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I, MAURI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8293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I, MAURI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8294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I, MAURI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8295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ANTE, FULVIO;ROSSI, MAURI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8297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STER, CLAUDIA;E. Righetti;ROSSI, MAURIZIO;MUSANTE, FULV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8523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ERI,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8673</text:p>
          </table:table-cell>
          <table:table-cell office:value-type="string" calcext:value-type="string">
            <text:p>eng</text:p>
          </table:table-cell>
          <table:table-cell office:value-type="float" office:value="2010" calcext:value-type="float">
            <text:p>20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esign policy; Innovation policy; bottom up approach; design for local development; market of ideas; design for MSMEs innovatio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QUILLA, VENANZIO;BIANCHINI, MASSIMO;MAFFEI, STEF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8875</text:p>
          </table:table-cell>
          <table:table-cell office:value-type="string" calcext:value-type="string">
            <text:p>ita;eng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FFEI, STEF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8876</text:p>
          </table:table-cell>
          <table:table-cell office:value-type="string" calcext:value-type="string">
            <text:p>ita;eng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FFEI, STEF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8883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FFEI, STEF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8885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FFEI, STEF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8900</text:p>
          </table:table-cell>
          <table:table-cell office:value-type="string" calcext:value-type="string">
            <text:p>ita;eng</text:p>
          </table:table-cell>
          <table:table-cell office:value-type="float" office:value="2010" calcext:value-type="float">
            <text:p>20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uce; Qualità; Caratteri Espressiv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ANO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8901</text:p>
          </table:table-cell>
          <table:table-cell office:value-type="string" calcext:value-type="string">
            <text:p>ita;eng</text:p>
          </table:table-cell>
          <table:table-cell office:value-type="float" office:value="2010" calcext:value-type="float">
            <text:p>20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ostra; Hopper; Luc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ANO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9217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. Van den Broeck;C. Gioannini;B. Gonçalves;QUAGGIOTTO, MARCO;V. Colizza;A. Alessand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9244</text:p>
          </table:table-cell>
          <table:table-cell office:value-type="string" calcext:value-type="string">
            <text:p>ita;sp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CHETTI, VALE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79331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esign beni culturali; rappresentazione; ricerca metodologica; applicazioni; standards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ORUSO, GIUSEPP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0174</text:p>
          </table:table-cell>
          <table:table-cell office:value-type="string" calcext:value-type="string">
            <text:p>eng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FFII, SILVIA MARGHERITA;Parolin R.;PONTI, MARCO GUI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0176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rasportation policy; economic theory; Italian infrastructural system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, MARCO GUI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0235</text:p>
          </table:table-cell>
          <table:table-cell office:value-type="string" calcext:value-type="string">
            <text:p>eng;ita</text:p>
          </table:table-cell>
          <table:table-cell office:value-type="float" office:value="2010" calcext:value-type="float">
            <text:p>20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ormazione e design; Design education; Ricerca e design; Design research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ATI, ANTONELLA VALE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0236</text:p>
          </table:table-cell>
          <table:table-cell office:value-type="string" calcext:value-type="string">
            <text:p>eng;spa</text:p>
          </table:table-cell>
          <table:table-cell office:value-type="float" office:value="2010" calcext:value-type="float">
            <text:p>20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esign approccio systemico; Design and systemic approach; Rapporto teoria e pratica; Relationship design theory and practic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ATI, ANTONELLA VALE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0245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ENTE, MAR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0363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IS, SILVIA DEBORAH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0480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, MARCO GUI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0487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TI, MARCO GUIDO;LAURINO, ANTON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0557</text:p>
          </table:table-cell>
          <table:table-cell office:value-type="string" calcext:value-type="string">
            <text:p>ita;eng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QUILLA, VENAN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0559</text:p>
          </table:table-cell>
          <table:table-cell office:value-type="string" calcext:value-type="string">
            <text:p>eng;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QUILLA, VENAN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0610</text:p>
          </table:table-cell>
          <table:table-cell office:value-type="string" calcext:value-type="string">
            <text:p>eng;ita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0611</text:p>
          </table:table-cell>
          <table:table-cell office:value-type="string" calcext:value-type="string">
            <text:p>chi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0613</text:p>
          </table:table-cell>
          <table:table-cell office:value-type="string" calcext:value-type="string">
            <text:p>chi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0851</text:p>
          </table:table-cell>
          <table:table-cell office:value-type="string" calcext:value-type="string">
            <text:p>eng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ANCHI, MATTIA;CAMPODALL'ORTO, SERGIO;FRATTINI, FEDERICO;VERCESI, PAOLO EMI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0852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DDI, ROSSA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1681</text:p>
          </table:table-cell>
          <table:table-cell office:value-type="string" calcext:value-type="string">
            <text:p>eng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ONTE', PAOLO GAETANO;W. Bijker;C. Grasse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1702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onversione funzionale; ri-funzionalizzazione; rigenerazione urbana; adaptive reuse; ex Ansaldo; Chipperfield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OCINI, BARB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1955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Ospitalità; ricettività; hotel; albergo;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ULLICA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2051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CHIONNI, GIOVANNA;BORGHETTI, FABIO;GANDINI, PAOLO;PONTI, MARCO;L. CAVARRA;G. PROIETTI;G. RAINOLD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2103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esign; materiali; innovazione; linguaggi espressivi; performance materich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2113</text:p>
          </table:table-cell>
          <table:table-cell office:value-type="string" calcext:value-type="string">
            <text:p>ita;e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product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ENTE, MAR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2420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2424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2426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2500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2583</text:p>
          </table:table-cell>
          <table:table-cell office:value-type="string" calcext:value-type="string">
            <text:p>eng</text:p>
          </table:table-cell>
          <table:table-cell office:value-type="float" office:value="2010" calcext:value-type="float">
            <text:p>20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esign for all; Disabled people; Interaction design; Communication systems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TA, FIAMMETTA CARLA ENRICA;PILLAN, MARGHE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2649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2651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2652</text:p>
          </table:table-cell>
          <table:table-cell office:value-type="string" calcext:value-type="string">
            <text:p>eng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2653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2655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2656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TTI, ANDREA;M. Musio Sale;G. Pur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2659</text:p>
          </table:table-cell>
          <table:table-cell office:value-type="string" calcext:value-type="string">
            <text:p>ita;eng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2688</text:p>
          </table:table-cell>
          <table:table-cell office:value-type="string" calcext:value-type="string">
            <text:p>eng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2691</text:p>
          </table:table-cell>
          <table:table-cell office:value-type="string" calcext:value-type="string">
            <text:p>eng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DDI, ROSSANA;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2746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ANNILLI, VALER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2751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2754</text:p>
          </table:table-cell>
          <table:table-cell office:value-type="string" calcext:value-type="string">
            <text:p>ita;eng</text:p>
          </table:table-cell>
          <table:table-cell office:value-type="float" office:value="2010" calcext:value-type="float">
            <text:p>20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useo del design; Storia del design; Frobel; Dresser; Bialetti; Dreyfuss; Sottsass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ONI, GIAMPIE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2767</text:p>
          </table:table-cell>
          <table:table-cell office:value-type="string" calcext:value-type="string">
            <text:p>ita;eng</text:p>
          </table:table-cell>
          <table:table-cell office:value-type="float" office:value="2010" calcext:value-type="float">
            <text:p>20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nnovazione; riduzione impatto ambientale; polpa di cellulos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CINNO, GIOV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2794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toria del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ONI, GIAMPIE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2796</text:p>
          </table:table-cell>
          <table:table-cell office:value-type="string" calcext:value-type="string">
            <text:p>eng;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ONI, GIAMPIE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2797</text:p>
          </table:table-cell>
          <table:table-cell office:value-type="string" calcext:value-type="string">
            <text:p>ita;eng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ONI, GIAMPIE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2798</text:p>
          </table:table-cell>
          <table:table-cell office:value-type="string" calcext:value-type="string">
            <text:p>ita;eng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ONI, GIAMPIE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2799</text:p>
          </table:table-cell>
          <table:table-cell office:value-type="string" calcext:value-type="string">
            <text:p>ita;eng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ONI, GIAMPIE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2808</text:p>
          </table:table-cell>
          <table:table-cell office:value-type="string" calcext:value-type="string">
            <text:p>eng;it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ight design; art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CCHIANESI, RAFFA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2809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2810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2811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'ACQUA BELLAVITIS, ARTU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3152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uigi Ferrario; scale; interior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ABOLI, MARIA TERE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3479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rchitettura moderna; design; Gio Ponti; casa di villeggiatura; Castione della Presolana; Bergam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AGA', GRAZIELLA LEY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3503</text:p>
          </table:table-cell>
          <table:table-cell office:value-type="string" calcext:value-type="string">
            <text:p>eng;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ESSI, GIUSEPP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3504</text:p>
          </table:table-cell>
          <table:table-cell office:value-type="string" calcext:value-type="string">
            <text:p>eng;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ESSI, GIUSEPP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3505</text:p>
          </table:table-cell>
          <table:table-cell office:value-type="string" calcext:value-type="string">
            <text:p>eng;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ESSI, GIUSEPP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7275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aesaggio; italia; disegno del paesaggio; progett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RLUISI, GABRIEL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8684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PINO, LUCIA ROSA ELE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89685</text:p>
          </table:table-cell>
          <table:table-cell office:value-type="string" calcext:value-type="string">
            <text:p>eng;it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598480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eal-time Rendering; 3D Modeling; Virtual Furniture Design; Furniture Design; Product Customizatio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. Gaiani;DESERTI, ALESSANDRO;BREVI, FAUSTO;S. Feriol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05313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rasporti; tram; Bergamo; analisi costi benefic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IA, PAOLO;A. Borlini;MAJA, ROBER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08602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CIANI, DARIA;PALEARI, DANILO;ROSSI, MAURI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08693</text:p>
          </table:table-cell>
          <table:table-cell office:value-type="string" calcext:value-type="string">
            <text:p>eng;ita</text:p>
          </table:table-cell>
          <table:table-cell office:value-type="float" office:value="2011" calcext:value-type="float">
            <text:p>201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oscarini. light design; Sadler; Iachett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ONI, GIAMPIE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08697</text:p>
          </table:table-cell>
          <table:table-cell office:value-type="string" calcext:value-type="string">
            <text:p>eng;ita</text:p>
          </table:table-cell>
          <table:table-cell office:value-type="float" office:value="2011" calcext:value-type="float">
            <text:p>201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Riva 1920; forniture design; mobili in legno; Renzo Piano; Michele De Lucchi; Mario Bott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ONI, GIAMPIE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08827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IVERTI, ANDREA;FRIGO, CARLO ALBINO;ANDREONI, GIUSEPPE;BARONI, GUIDO;BONARINI, ANDREA;CERVERI, PIETRO;CRIVELLINI, MARCELLO;DELLACA', RAFFAELE;FERRIGNO, GIANCARLO;GALLI, MANUELA;PEDROCCHI, ALESSANDRA LAURA GIUL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08878</text:p>
          </table:table-cell>
          <table:table-cell office:value-type="string" calcext:value-type="string">
            <text:p>eng</text:p>
          </table:table-cell>
          <table:table-cell office:value-type="float" office:value="2008" calcext:value-type="float">
            <text:p>200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ransport networks; Complex systems; Safety; Vulnerability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IO, ENRICO;SANSAVINI, GIOVANNI;MAJA, ROBERTO;MARCHIONNI, GIOV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09093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BCI; Brain–Computer Interface; Psychometric assessment; Color Progressive Matrices Raven Test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REGO, PAOLO;A. C. Turconi;ANDREONI, GIUSEPPE;MAGGI, LUCA;E. Beretta;PARINI, SERGIO;C. Gagliard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09212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UGLIERI, MAURIZIO;D. Ciccarelli;COLORNI VITALE, ALBERTO;LUE', ALESSAND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09239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ife cycle assessment; packaging for fruit and vegetables; corrugated box; reusable plastic containers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I, MARINELLA;CORTESI, SARA;VEZZOLI, CARLO ARNALDO;SALVIA, GIUSEPP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09280</text:p>
          </table:table-cell>
          <table:table-cell office:value-type="string" calcext:value-type="string">
            <text:p>eng;ita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ESSI, GIUSEPP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09281</text:p>
          </table:table-cell>
          <table:table-cell office:value-type="string" calcext:value-type="string">
            <text:p>eng;ita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ESSI, GIUSEPP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09282</text:p>
          </table:table-cell>
          <table:table-cell office:value-type="string" calcext:value-type="string">
            <text:p>eng;ita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ESSI, GIUSEPP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14323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. Rodrigues;CONTI, GIOVANNI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28174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ARI, BEATRIC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28175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ARI, BEATRIC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28176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ARI, BEATRIC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28179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ANCHINI, MASSIMO;MAFFEI, STEFANO;VILLARI, BEATRIC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30206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ANNILLI, VALER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33052</text:p>
          </table:table-cell>
          <table:table-cell office:value-type="string" calcext:value-type="string">
            <text:p>eng</text:p>
          </table:table-cell>
          <table:table-cell office:value-type="float" office:value="2006" calcext:value-type="float">
            <text:p>200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ompression tests, Masonry, Numerical modelling, Shear tests, Three-leaf walls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DA, LUIGIA;J. Pina Henriques;ANZANI, ANNA;FONTANA, ALBERTO;P. B. Lourenç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33053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ramante; Bramantino; esami scientifici; dipint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ANI, PIET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33066</text:p>
          </table:table-cell>
          <table:table-cell office:value-type="string" calcext:value-type="string">
            <text:p>eng</text:p>
          </table:table-cell>
          <table:table-cell office:value-type="float" office:value="2008" calcext:value-type="float">
            <text:p>200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ultiple-leaf masonry; Grout injections; Shear response; Acoustic emission technique; Damage localisatio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ZANI, ANNA;BINDA, LUIGIA;A. Carpinteri;G. Lacidogna;A. Manuell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33636</text:p>
          </table:table-cell>
          <table:table-cell office:value-type="string" calcext:value-type="string">
            <text:p>por;e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CONELLO, MAURO ATTILIO;SPALLAZZO, DAVID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33842</text:p>
          </table:table-cell>
          <table:table-cell office:value-type="string" calcext:value-type="string">
            <text:p>eng;ita</text:p>
          </table:table-cell>
          <table:table-cell office:value-type="float" office:value="2009" calcext:value-type="float">
            <text:p>200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anotecnologies; smart textiles; strategic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33843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IS, SILVIA DEBORAH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33846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IS, SILVIA DEBORAH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33847</text:p>
          </table:table-cell>
          <table:table-cell office:value-type="string" calcext:value-type="string">
            <text:p>ita</text:p>
          </table:table-cell>
          <table:table-cell office:value-type="float" office:value="2003" calcext:value-type="float">
            <text:p>2003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IS, SILVIA DEBORAH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33850</text:p>
          </table:table-cell>
          <table:table-cell office:value-type="string" calcext:value-type="string">
            <text:p>ita</text:p>
          </table:table-cell>
          <table:table-cell office:value-type="float" office:value="2003" calcext:value-type="float">
            <text:p>2003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IS, SILVIA DEBORAH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33851</text:p>
          </table:table-cell>
          <table:table-cell office:value-type="string" calcext:value-type="string">
            <text:p>ita</text:p>
          </table:table-cell>
          <table:table-cell office:value-type="float" office:value="2002" calcext:value-type="float">
            <text:p>200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IS, SILVIA DEBORAH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33852</text:p>
          </table:table-cell>
          <table:table-cell office:value-type="string" calcext:value-type="string">
            <text:p>ita</text:p>
          </table:table-cell>
          <table:table-cell office:value-type="float" office:value="2002" calcext:value-type="float">
            <text:p>200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IS, SILVIA DEBORAH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33908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MBI, CHI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36233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écile Viboud;Juliette Stehlé;Nicolas Voirin;Alain Barrat;Ciro Cattuto;Lorenzo Isella;Jean François Pinton;Marco Quaggiotto;Wouter Van den Broeck;Corinne Régis;Bruno Lina;Philippe Vanhems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36235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vanced Design; Value; Process Design; Design Evaluatio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I, MANUELA;CELASCHI, FLAVIANO;MATA GARCIA, LAURA YADENI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36663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ATTI, ELE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36904</text:p>
          </table:table-cell>
          <table:table-cell office:value-type="string" calcext:value-type="string">
            <text:p>eng</text:p>
          </table:table-cell>
          <table:table-cell office:value-type="float" office:value="2010" calcext:value-type="float">
            <text:p>20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loister vault; hollow bricks; steel; geometrical survey; numerical modelling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ZANI, ANNA;CONDOLEO, PAOLA;GOBBO, ANTONIA;TALIERCIO, ALBER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38709</text:p>
          </table:table-cell>
          <table:table-cell office:value-type="string" calcext:value-type="string">
            <text:p>ita</text:p>
          </table:table-cell>
          <table:table-cell office:value-type="float" office:value="2007" calcext:value-type="float">
            <text:p>200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LUCCHI, MICHEL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40512</text:p>
          </table:table-cell>
          <table:table-cell office:value-type="string" calcext:value-type="string">
            <text:p>fra</text:p>
          </table:table-cell>
          <table:table-cell office:value-type="float" office:value="2004" calcext:value-type="float">
            <text:p>200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esign management; fashion management; design research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TOLA, PAO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41545</text:p>
          </table:table-cell>
          <table:table-cell office:value-type="string" calcext:value-type="string">
            <text:p>eng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SELMI, LAURA;CANINA, MARIA RITA;COCCIONI, MARIA ELISABET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42328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FFEI, STEFANO;B. Pari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42329</text:p>
          </table:table-cell>
          <table:table-cell office:value-type="string" calcext:value-type="string">
            <text:p>ita;eng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FFEI, STEF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42330</text:p>
          </table:table-cell>
          <table:table-cell office:value-type="string" calcext:value-type="string">
            <text:p>eng;ita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FFEI, STEF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42331</text:p>
          </table:table-cell>
          <table:table-cell office:value-type="string" calcext:value-type="string">
            <text:p>eng;ita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FFEI, STEF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42332</text:p>
          </table:table-cell>
          <table:table-cell office:value-type="string" calcext:value-type="string">
            <text:p>eng;ita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FFEI, STEF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42333</text:p>
          </table:table-cell>
          <table:table-cell office:value-type="string" calcext:value-type="string">
            <text:p>ita;e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FFEI, STEF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42334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FFEI, STEF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42335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FFEI, STEF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42336</text:p>
          </table:table-cell>
          <table:table-cell office:value-type="string" calcext:value-type="string">
            <text:p>eng;it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FFEI, STEF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43132</text:p>
          </table:table-cell>
          <table:table-cell office:value-type="string" calcext:value-type="string">
            <text:p>sp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TOLA, PAO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44732</text:p>
          </table:table-cell>
          <table:table-cell office:value-type="string" calcext:value-type="string">
            <text:p>eng;ita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CO', D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55632</text:p>
          </table:table-cell>
          <table:table-cell office:value-type="string" calcext:value-type="string">
            <text:p>fra</text:p>
          </table:table-cell>
          <table:table-cell office:value-type="float" office:value="2012" calcext:value-type="float">
            <text:p>201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eonardo; dipinti; cronologi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ANI, PIET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55634</text:p>
          </table:table-cell>
          <table:table-cell office:value-type="string" calcext:value-type="string">
            <text:p>fra</text:p>
          </table:table-cell>
          <table:table-cell office:value-type="float" office:value="2012" calcext:value-type="float">
            <text:p>201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eonardo; Salvator Mundi; disegni; Bella Principess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ANI, PIET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57345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unnel; sicurezza in galleria; incendi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RGHETTI, FABIO;CUOCI, ALBERTO;FRASSOLDATI, ALESSIO;GANDINI, PAOL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57347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erci pericolose; ADR; rischio trasporti; dangerous goods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RGHETTI, FABIO;GANDINI, PAOLO;MARCHIONNI, GIOVANNA;MAJA, ROBERTO;STUDER, LUCA PASINO</text:p>
          </table:table-cell>
          <table:table-cell/>
        </table:table-row>
        <table:table-row table:style-name="ro3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57549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ì, ma tipo non specificat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rchitettura funeraria</text:p>
            <text:p>Cimitero</text:p>
            <text:p>Edicola funebre</text:p>
            <text:p/>
            <text:p>Burials</text:p>
            <text:p>Cemetery</text:p>
            <text:p>Tomb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I, MICHE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0118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omunicazione; industria dello spettacolo; industrie creativ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0453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ZZOLI, CARLO ARNALDO;CESCHIN, FABRI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1571</text:p>
          </table:table-cell>
          <table:table-cell office:value-type="string" calcext:value-type="string">
            <text:p>it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urabilità dei prodotti industrial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1576</text:p>
          </table:table-cell>
          <table:table-cell office:value-type="string" calcext:value-type="string">
            <text:p>ita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esign for disassembling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2278</text:p>
          </table:table-cell>
          <table:table-cell office:value-type="string" calcext:value-type="string">
            <text:p>ger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2283</text:p>
          </table:table-cell>
          <table:table-cell office:value-type="string" calcext:value-type="string">
            <text:p>ger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2285</text:p>
          </table:table-cell>
          <table:table-cell office:value-type="string" calcext:value-type="string">
            <text:p>ger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2289</text:p>
          </table:table-cell>
          <table:table-cell office:value-type="string" calcext:value-type="string">
            <text:p>ger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2293</text:p>
          </table:table-cell>
          <table:table-cell office:value-type="string" calcext:value-type="string">
            <text:p>ger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2300</text:p>
          </table:table-cell>
          <table:table-cell office:value-type="string" calcext:value-type="string">
            <text:p>ger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2308</text:p>
          </table:table-cell>
          <table:table-cell office:value-type="string" calcext:value-type="string">
            <text:p>ger</text:p>
          </table:table-cell>
          <table:table-cell office:value-type="float" office:value="1992" calcext:value-type="float">
            <text:p>199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2310</text:p>
          </table:table-cell>
          <table:table-cell office:value-type="string" calcext:value-type="string">
            <text:p>ger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2376</text:p>
          </table:table-cell>
          <table:table-cell office:value-type="string" calcext:value-type="string">
            <text:p>ita;eng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UCCARELLI, PAOL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2630</text:p>
          </table:table-cell>
          <table:table-cell office:value-type="string" calcext:value-type="string">
            <text:p>ita</text:p>
          </table:table-cell>
          <table:table-cell office:value-type="float" office:value="1988" calcext:value-type="float">
            <text:p>198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2636</text:p>
          </table:table-cell>
          <table:table-cell office:value-type="string" calcext:value-type="string">
            <text:p>ita</text:p>
          </table:table-cell>
          <table:table-cell office:value-type="float" office:value="1988" calcext:value-type="float">
            <text:p>198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2637</text:p>
          </table:table-cell>
          <table:table-cell office:value-type="string" calcext:value-type="string">
            <text:p>ita</text:p>
          </table:table-cell>
          <table:table-cell office:value-type="float" office:value="1988" calcext:value-type="float">
            <text:p>198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2640</text:p>
          </table:table-cell>
          <table:table-cell office:value-type="string" calcext:value-type="string">
            <text:p>ita</text:p>
          </table:table-cell>
          <table:table-cell office:value-type="float" office:value="1988" calcext:value-type="float">
            <text:p>198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2644</text:p>
          </table:table-cell>
          <table:table-cell office:value-type="string" calcext:value-type="string">
            <text:p>ita</text:p>
          </table:table-cell>
          <table:table-cell office:value-type="float" office:value="1988" calcext:value-type="float">
            <text:p>198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BIATI, MARIA LUISA;L. Prev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2771</text:p>
          </table:table-cell>
          <table:table-cell office:value-type="string" calcext:value-type="string">
            <text:p>eng;ita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inter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atura; progett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2781</text:p>
          </table:table-cell>
          <table:table-cell office:value-type="string" calcext:value-type="string">
            <text:p>ita;eng</text:p>
          </table:table-cell>
          <table:table-cell office:value-type="float" office:value="1993" calcext:value-type="float">
            <text:p>199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oglia; pratiche del progetto; architettura; cultura dell'abitar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2886</text:p>
          </table:table-cell>
          <table:table-cell office:value-type="string" calcext:value-type="string">
            <text:p>ita</text:p>
          </table:table-cell>
          <table:table-cell office:value-type="float" office:value="1994" calcext:value-type="float">
            <text:p>199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inema; visione; forrest gump; immaginari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2893</text:p>
          </table:table-cell>
          <table:table-cell office:value-type="string" calcext:value-type="string">
            <text:p>ita;eng</text:p>
          </table:table-cell>
          <table:table-cell office:value-type="float" office:value="1994" calcext:value-type="float">
            <text:p>199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inema; audiovisivo; movie design; linguaggi della rappresentazion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2900</text:p>
          </table:table-cell>
          <table:table-cell office:value-type="string" calcext:value-type="string">
            <text:p>ita</text:p>
          </table:table-cell>
          <table:table-cell office:value-type="float" office:value="1995" calcext:value-type="float">
            <text:p>1995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inema; colore; cultura audiovisiva.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2901</text:p>
          </table:table-cell>
          <table:table-cell office:value-type="string" calcext:value-type="string">
            <text:p>eng;fra</text:p>
          </table:table-cell>
          <table:table-cell office:value-type="float" office:value="1977" calcext:value-type="float">
            <text:p>197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2913</text:p>
          </table:table-cell>
          <table:table-cell office:value-type="string" calcext:value-type="string">
            <text:p>ita</text:p>
          </table:table-cell>
          <table:table-cell office:value-type="float" office:value="1977" calcext:value-type="float">
            <text:p>197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2922</text:p>
          </table:table-cell>
          <table:table-cell office:value-type="string" calcext:value-type="string">
            <text:p>ita</text:p>
          </table:table-cell>
          <table:table-cell office:value-type="float" office:value="1977" calcext:value-type="float">
            <text:p>197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2937</text:p>
          </table:table-cell>
          <table:table-cell office:value-type="string" calcext:value-type="string">
            <text:p>ita</text:p>
          </table:table-cell>
          <table:table-cell office:value-type="float" office:value="1980" calcext:value-type="float">
            <text:p>198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2944</text:p>
          </table:table-cell>
          <table:table-cell office:value-type="string" calcext:value-type="string">
            <text:p>ita;eng</text:p>
          </table:table-cell>
          <table:table-cell office:value-type="float" office:value="1982" calcext:value-type="float">
            <text:p>198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2950</text:p>
          </table:table-cell>
          <table:table-cell office:value-type="string" calcext:value-type="string">
            <text:p>ita</text:p>
          </table:table-cell>
          <table:table-cell office:value-type="float" office:value="1982" calcext:value-type="float">
            <text:p>198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2954</text:p>
          </table:table-cell>
          <table:table-cell office:value-type="string" calcext:value-type="string">
            <text:p>ita</text:p>
          </table:table-cell>
          <table:table-cell office:value-type="float" office:value="1982" calcext:value-type="float">
            <text:p>198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2963</text:p>
          </table:table-cell>
          <table:table-cell office:value-type="string" calcext:value-type="string">
            <text:p>ita</text:p>
          </table:table-cell>
          <table:table-cell office:value-type="float" office:value="1982" calcext:value-type="float">
            <text:p>198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2989</text:p>
          </table:table-cell>
          <table:table-cell office:value-type="string" calcext:value-type="string">
            <text:p>ita;eng</text:p>
          </table:table-cell>
          <table:table-cell office:value-type="float" office:value="1997" calcext:value-type="float">
            <text:p>1997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empo; città; cinema; visione; immaginari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053</text:p>
          </table:table-cell>
          <table:table-cell office:value-type="string" calcext:value-type="string">
            <text:p>ita</text:p>
          </table:table-cell>
          <table:table-cell office:value-type="float" office:value="1983" calcext:value-type="float">
            <text:p>1983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055</text:p>
          </table:table-cell>
          <table:table-cell office:value-type="string" calcext:value-type="string">
            <text:p>ita</text:p>
          </table:table-cell>
          <table:table-cell office:value-type="float" office:value="1983" calcext:value-type="float">
            <text:p>1983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058</text:p>
          </table:table-cell>
          <table:table-cell office:value-type="string" calcext:value-type="string">
            <text:p>ita</text:p>
          </table:table-cell>
          <table:table-cell office:value-type="float" office:value="1984" calcext:value-type="float">
            <text:p>1984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060</text:p>
          </table:table-cell>
          <table:table-cell office:value-type="string" calcext:value-type="string">
            <text:p>ita</text:p>
          </table:table-cell>
          <table:table-cell office:value-type="float" office:value="1984" calcext:value-type="float">
            <text:p>1984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064</text:p>
          </table:table-cell>
          <table:table-cell office:value-type="string" calcext:value-type="string">
            <text:p>ita</text:p>
          </table:table-cell>
          <table:table-cell office:value-type="float" office:value="1984" calcext:value-type="float">
            <text:p>1984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067</text:p>
          </table:table-cell>
          <table:table-cell office:value-type="string" calcext:value-type="string">
            <text:p>ita</text:p>
          </table:table-cell>
          <table:table-cell office:value-type="float" office:value="1984" calcext:value-type="float">
            <text:p>1984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070</text:p>
          </table:table-cell>
          <table:table-cell office:value-type="string" calcext:value-type="string">
            <text:p>ita</text:p>
          </table:table-cell>
          <table:table-cell office:value-type="float" office:value="1985" calcext:value-type="float">
            <text:p>198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072</text:p>
          </table:table-cell>
          <table:table-cell office:value-type="string" calcext:value-type="string">
            <text:p>ita</text:p>
          </table:table-cell>
          <table:table-cell office:value-type="float" office:value="1991" calcext:value-type="float">
            <text:p>199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074</text:p>
          </table:table-cell>
          <table:table-cell office:value-type="string" calcext:value-type="string">
            <text:p>ita</text:p>
          </table:table-cell>
          <table:table-cell office:value-type="float" office:value="1996" calcext:value-type="float">
            <text:p>199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075</text:p>
          </table:table-cell>
          <table:table-cell office:value-type="string" calcext:value-type="string">
            <text:p>ita</text:p>
          </table:table-cell>
          <table:table-cell office:value-type="float" office:value="1996" calcext:value-type="float">
            <text:p>199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078</text:p>
          </table:table-cell>
          <table:table-cell office:value-type="string" calcext:value-type="string">
            <text:p>ita</text:p>
          </table:table-cell>
          <table:table-cell office:value-type="float" office:value="1996" calcext:value-type="float">
            <text:p>199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084</text:p>
          </table:table-cell>
          <table:table-cell office:value-type="string" calcext:value-type="string">
            <text:p>ita</text:p>
          </table:table-cell>
          <table:table-cell office:value-type="float" office:value="1996" calcext:value-type="float">
            <text:p>199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099</text:p>
          </table:table-cell>
          <table:table-cell office:value-type="string" calcext:value-type="string">
            <text:p>ita</text:p>
          </table:table-cell>
          <table:table-cell office:value-type="float" office:value="1997" calcext:value-type="float">
            <text:p>199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100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ffice design; interior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ULLICA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101</text:p>
          </table:table-cell>
          <table:table-cell office:value-type="string" calcext:value-type="string">
            <text:p>ita</text:p>
          </table:table-cell>
          <table:table-cell office:value-type="float" office:value="1997" calcext:value-type="float">
            <text:p>199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104</text:p>
          </table:table-cell>
          <table:table-cell office:value-type="string" calcext:value-type="string">
            <text:p>ita</text:p>
          </table:table-cell>
          <table:table-cell office:value-type="float" office:value="1997" calcext:value-type="float">
            <text:p>199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110</text:p>
          </table:table-cell>
          <table:table-cell office:value-type="string" calcext:value-type="string">
            <text:p>ita</text:p>
          </table:table-cell>
          <table:table-cell office:value-type="float" office:value="1997" calcext:value-type="float">
            <text:p>199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158</text:p>
          </table:table-cell>
          <table:table-cell office:value-type="string" calcext:value-type="string">
            <text:p>ita</text:p>
          </table:table-cell>
          <table:table-cell office:value-type="float" office:value="1997" calcext:value-type="float">
            <text:p>199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162</text:p>
          </table:table-cell>
          <table:table-cell office:value-type="string" calcext:value-type="string">
            <text:p>ita</text:p>
          </table:table-cell>
          <table:table-cell office:value-type="float" office:value="1997" calcext:value-type="float">
            <text:p>199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165</text:p>
          </table:table-cell>
          <table:table-cell office:value-type="string" calcext:value-type="string">
            <text:p>ita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168</text:p>
          </table:table-cell>
          <table:table-cell office:value-type="string" calcext:value-type="string">
            <text:p>ita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173</text:p>
          </table:table-cell>
          <table:table-cell office:value-type="string" calcext:value-type="string">
            <text:p>ita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178</text:p>
          </table:table-cell>
          <table:table-cell office:value-type="string" calcext:value-type="string">
            <text:p>ita</text:p>
          </table:table-cell>
          <table:table-cell office:value-type="float" office:value="1999" calcext:value-type="float">
            <text:p>199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191</text:p>
          </table:table-cell>
          <table:table-cell office:value-type="string" calcext:value-type="string">
            <text:p>ita</text:p>
          </table:table-cell>
          <table:table-cell office:value-type="float" office:value="2000" calcext:value-type="float">
            <text:p>200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196</text:p>
          </table:table-cell>
          <table:table-cell office:value-type="string" calcext:value-type="string">
            <text:p>eng;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ANTE, FULVIO;PALEARI, DANILO;ROSSI, MAURI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537</text:p>
          </table:table-cell>
          <table:table-cell office:value-type="string" calcext:value-type="string">
            <text:p>-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UGLIANO, MICHELE;CERNUSCHI, STEFANO;MAJA, ROBERTO;M. Andretta;A. Cer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542</text:p>
          </table:table-cell>
          <table:table-cell office:value-type="string" calcext:value-type="string">
            <text:p>ita</text:p>
          </table:table-cell>
          <table:table-cell office:value-type="float" office:value="1995" calcext:value-type="float">
            <text:p>1995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orrest gump; cinema; visione; immaginari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544</text:p>
          </table:table-cell>
          <table:table-cell office:value-type="string" calcext:value-type="string">
            <text:p>ita</text:p>
          </table:table-cell>
          <table:table-cell office:value-type="float" office:value="1995" calcext:value-type="float">
            <text:p>1995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otografia; Milano; visione; città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549</text:p>
          </table:table-cell>
          <table:table-cell office:value-type="string" calcext:value-type="string">
            <text:p>ita</text:p>
          </table:table-cell>
          <table:table-cell office:value-type="float" office:value="1992" calcext:value-type="float">
            <text:p>199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otografia; soglia; visione; lettura dello spazi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554</text:p>
          </table:table-cell>
          <table:table-cell office:value-type="string" calcext:value-type="string">
            <text:p>ita</text:p>
          </table:table-cell>
          <table:table-cell office:value-type="float" office:value="1995" calcext:value-type="float">
            <text:p>1995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inema; immaginario; spazi urbani; spazi domestici.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560</text:p>
          </table:table-cell>
          <table:table-cell office:value-type="string" calcext:value-type="string">
            <text:p>ita</text:p>
          </table:table-cell>
          <table:table-cell office:value-type="float" office:value="2001" calcext:value-type="float">
            <text:p>200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affè; Lavazza; audiovisivo; immaginario; movie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565</text:p>
          </table:table-cell>
          <table:table-cell office:value-type="string" calcext:value-type="string">
            <text:p>ita</text:p>
          </table:table-cell>
          <table:table-cell office:value-type="float" office:value="2000" calcext:value-type="float">
            <text:p>200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inema; città; immaginario; Occhio dell'architetto.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3569</text:p>
          </table:table-cell>
          <table:table-cell office:value-type="string" calcext:value-type="string">
            <text:p>ita</text:p>
          </table:table-cell>
          <table:table-cell office:value-type="float" office:value="1996" calcext:value-type="float">
            <text:p>199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erritorio; spazio; tempo; linguaggio; immaginario; comunicazione; rappresentazion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4558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ì, ma tipo non specificat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. Bagnasco;D. Baldassarri;VOLONTE', PAOLO GAET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4572</text:p>
          </table:table-cell>
          <table:table-cell office:value-type="string" calcext:value-type="string">
            <text:p>ita</text:p>
          </table:table-cell>
          <table:table-cell office:value-type="float" office:value="2001" calcext:value-type="float">
            <text:p>200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4593</text:p>
          </table:table-cell>
          <table:table-cell office:value-type="string" calcext:value-type="string">
            <text:p>eng;ita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ACE, FULV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4602</text:p>
          </table:table-cell>
          <table:table-cell office:value-type="string" calcext:value-type="string">
            <text:p>ita;eng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FFEI, STEF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4629</text:p>
          </table:table-cell>
          <table:table-cell office:value-type="string" calcext:value-type="string">
            <text:p>eng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FFEI, STEFANO;BIANCHINI, MASSIM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4734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ocial Innovation, Participatory Design, Design Thinking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ZINI, EZIO;RIZZO, FRANCES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4820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UTELA, CABIRIO;ZURLO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4828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URLO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4829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URLO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4871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URLO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4873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URLO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4916</text:p>
          </table:table-cell>
          <table:table-cell office:value-type="string" calcext:value-type="string">
            <text:p>e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MBI, CHI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4983</text:p>
          </table:table-cell>
          <table:table-cell office:value-type="string" calcext:value-type="string">
            <text:p>ita</text:p>
          </table:table-cell>
          <table:table-cell office:value-type="float" office:value="1999" calcext:value-type="float">
            <text:p>199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5108</text:p>
          </table:table-cell>
          <table:table-cell office:value-type="string" calcext:value-type="string">
            <text:p>it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5197</text:p>
          </table:table-cell>
          <table:table-cell office:value-type="string" calcext:value-type="string">
            <text:p>e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ì, ma tipo non specificat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UTELA, CABIRIO;ZURLO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5463</text:p>
          </table:table-cell>
          <table:table-cell office:value-type="string" calcext:value-type="string">
            <text:p>it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5959</text:p>
          </table:table-cell>
          <table:table-cell office:value-type="string" calcext:value-type="string">
            <text:p>ita;eng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6021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6262</text:p>
          </table:table-cell>
          <table:table-cell office:value-type="string" calcext:value-type="string">
            <text:p>eng;ita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ENTE, MAR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7037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7359</text:p>
          </table:table-cell>
          <table:table-cell office:value-type="string" calcext:value-type="string">
            <text:p>eng</text:p>
          </table:table-cell>
          <table:table-cell office:value-type="float" office:value="2010" calcext:value-type="float">
            <text:p>20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esign Competitions; Outsourcing Design; Innovative Collaboration; Subsidizing Design; Design Standards; Multi-disciplinary Design Competitions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ur Mustak Cobanli;DESERTI, ALESSANDRO;CAUTELA, CABI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7590</text:p>
          </table:table-cell>
          <table:table-cell office:value-type="string" calcext:value-type="string">
            <text:p>cat;eng;sp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INA, LUISA MARIA VIRGIN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7592</text:p>
          </table:table-cell>
          <table:table-cell office:value-type="string" calcext:value-type="string">
            <text:p>it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INA, LUISA MARIA VIRGINIA;SIMONELLI, GIULI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7593</text:p>
          </table:table-cell>
          <table:table-cell office:value-type="string" calcext:value-type="string">
            <text:p>ita</text:p>
          </table:table-cell>
          <table:table-cell office:value-type="float" office:value="2002" calcext:value-type="float">
            <text:p>200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INA, LUISA MARIA VIRGINIA;SIMONELLI, GIULI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7741</text:p>
          </table:table-cell>
          <table:table-cell office:value-type="string" calcext:value-type="string">
            <text:p>por;e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esign; narrazione; brand; beni culturali.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OCCHIANESI, RAFFAELLA;D. Pinardi;A. De Mar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7774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pera pechinese; attivazione; attualizzazione; design for cultural heritage; autenticità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PO, ELEONORA;GIUNTA, ELENA ENRICA;TROCCHIANESI, RAFFA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7848</text:p>
          </table:table-cell>
          <table:table-cell office:value-type="string" calcext:value-type="string">
            <text:p>eng;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esign; valorizzazione urbana; colore.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CCHIANESI, RAFFA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7855</text:p>
          </table:table-cell>
          <table:table-cell office:value-type="string" calcext:value-type="string">
            <text:p>eng;ita</text:p>
          </table:table-cell>
          <table:table-cell office:value-type="float" office:value="2007" calcext:value-type="float">
            <text:p>2007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urismo culturale; valorizzazione;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CCHIANESI, RAFFA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68352</text:p>
          </table:table-cell>
          <table:table-cell office:value-type="string" calcext:value-type="string">
            <text:p>e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ì, ma tipo non specificat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ransport; infrastructure; rail; public transport; public expenditure; taxes; cost benefit analysis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IA, PAOLO;PONTI, MARCO GUI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70791</text:p>
          </table:table-cell>
          <table:table-cell office:value-type="string" calcext:value-type="string">
            <text:p>ita;e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talian design; design research; product design; strategia aziendale; design management; internazionalizzazion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75356</text:p>
          </table:table-cell>
          <table:table-cell office:value-type="string" calcext:value-type="string">
            <text:p>it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GNOLI, VALEN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75774</text:p>
          </table:table-cell>
          <table:table-cell office:value-type="string" calcext:value-type="string">
            <text:p>por;e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elf-production; handicraft; young designers; technology; rapid manufacturing; open sourc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75946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editerranean Design; identità; valorizzazione territoriale; product design; visual design; innovazion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76748</text:p>
          </table:table-cell>
          <table:table-cell office:value-type="string" calcext:value-type="string">
            <text:p>eng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DREONI, GIUSEPPE;MAZZOLA, MARCO;O. Ciani;M. Zambetti;ROMERO, MAXIMILIANO ERNESTO;COSTA, FIAMMETTA CARLA ENRICA;PREATONI, E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76749</text:p>
          </table:table-cell>
          <table:table-cell office:value-type="string" calcext:value-type="string">
            <text:p>ita;e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esign; arte; tecnologia; donna; Mediterraneo; innovazione social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76750</text:p>
          </table:table-cell>
          <table:table-cell office:value-type="string" calcext:value-type="string">
            <text:p>ita;e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esign; Studi di Genere; donna; identità; innovazione social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76751</text:p>
          </table:table-cell>
          <table:table-cell office:value-type="string" calcext:value-type="string">
            <text:p>ita;e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grindustrial design; food design; product design; strategic design; locale e global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1806</text:p>
          </table:table-cell>
          <table:table-cell office:value-type="string" calcext:value-type="string">
            <text:p>e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obile tecnology; mobile experience; Location Based Services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CONELLO, MAURO ATTI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4701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ì, ma tipo non specificat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ata visualization; Geographical information systems; Cartography; Open Data; Decision support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ZZI, MATTEO;CAVIGLIA, GIORGIO;RICCI, DONATO;CIUCCARELLI, PAOLO;Emanuele Bonetti;Loredana Bontemp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4800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ì, ma tipo non specificat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IA, PAOLO;GRIMALDI, RAFFAELE;PONTI, MARCO GUID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4851</text:p>
          </table:table-cell>
          <table:table-cell office:value-type="string" calcext:value-type="string">
            <text:p>ger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4852</text:p>
          </table:table-cell>
          <table:table-cell office:value-type="string" calcext:value-type="string">
            <text:p>ger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4854</text:p>
          </table:table-cell>
          <table:table-cell office:value-type="string" calcext:value-type="string">
            <text:p>ger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5052</text:p>
          </table:table-cell>
          <table:table-cell office:value-type="string" calcext:value-type="string">
            <text:p>ger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5054</text:p>
          </table:table-cell>
          <table:table-cell office:value-type="string" calcext:value-type="string">
            <text:p>ger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5055</text:p>
          </table:table-cell>
          <table:table-cell office:value-type="string" calcext:value-type="string">
            <text:p>ger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5056</text:p>
          </table:table-cell>
          <table:table-cell office:value-type="string" calcext:value-type="string">
            <text:p>ger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5057</text:p>
          </table:table-cell>
          <table:table-cell office:value-type="string" calcext:value-type="string">
            <text:p>ger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5058</text:p>
          </table:table-cell>
          <table:table-cell office:value-type="string" calcext:value-type="string">
            <text:p>ger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5059</text:p>
          </table:table-cell>
          <table:table-cell office:value-type="string" calcext:value-type="string">
            <text:p>ger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5061</text:p>
          </table:table-cell>
          <table:table-cell office:value-type="string" calcext:value-type="string">
            <text:p>ger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5062</text:p>
          </table:table-cell>
          <table:table-cell office:value-type="string" calcext:value-type="string">
            <text:p>ger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5063</text:p>
          </table:table-cell>
          <table:table-cell office:value-type="string" calcext:value-type="string">
            <text:p>ger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5064</text:p>
          </table:table-cell>
          <table:table-cell office:value-type="string" calcext:value-type="string">
            <text:p>ita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5066</text:p>
          </table:table-cell>
          <table:table-cell office:value-type="string" calcext:value-type="string">
            <text:p>it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5067</text:p>
          </table:table-cell>
          <table:table-cell office:value-type="string" calcext:value-type="string">
            <text:p>it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5068</text:p>
          </table:table-cell>
          <table:table-cell office:value-type="string" calcext:value-type="string">
            <text:p>it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5870</text:p>
          </table:table-cell>
          <table:table-cell office:value-type="string" calcext:value-type="string">
            <text:p>eng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DREONI, GIUSEPPE;ARSLAN, PELIN;COSTA, FIAMMETTA CARLA ENRICA;MUSCHIATO, SABRINA;ROMERO, MAXIMILIANO ERNES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6074</text:p>
          </table:table-cell>
          <table:table-cell office:value-type="string" calcext:value-type="string">
            <text:p>e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ì, ma tipo non specificat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ONTE', PAOLO GAET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6684</text:p>
          </table:table-cell>
          <table:table-cell office:value-type="string" calcext:value-type="string">
            <text:p>eng;ger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FFEI, STEFANO;BIANCHINI, MASSIM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6865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FFEI, STEF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7056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FFEI, STEF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7071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LLAZZO, DAVIDE</text:p>
          </table:table-cell>
          <table:table-cell/>
        </table:table-row>
        <table:table-row table:style-name="ro2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7284</text:p>
          </table:table-cell>
          <table:table-cell office:value-type="string" calcext:value-type="string">
            <text:p>e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extiles, fabric, sensoriality, hand, shared knowledge, mechanical</text:p>
            <text:p>test, round hole, softness label, sensorial atlas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VIA, GIUSEPPE;ROGNOLI, VALENTINA;LEVI, MARIN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7419</text:p>
          </table:table-cell>
          <table:table-cell office:value-type="string" calcext:value-type="string">
            <text:p>ita;e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ateriali; schiume polimeriche; processi produttivi; storia del design; design italiano; arredi imbottit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7741</text:p>
          </table:table-cell>
          <table:table-cell office:value-type="string" calcext:value-type="string">
            <text:p>it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ì, ma tipo non specificat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ORUSO, GIUSEPP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7779</text:p>
          </table:table-cell>
          <table:table-cell office:value-type="string" calcext:value-type="string">
            <text:p>eng;it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ì, ma tipo non specificat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isegno; design; prodotto; rappresentazion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ORUSO, GIUSEPP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8206</text:p>
          </table:table-cell>
          <table:table-cell office:value-type="string" calcext:value-type="string">
            <text:p>e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TATI, MARZIA;VILLARI, BEATRIC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8673</text:p>
          </table:table-cell>
          <table:table-cell office:value-type="string" calcext:value-type="string">
            <text:p>it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gettazione di intern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8674</text:p>
          </table:table-cell>
          <table:table-cell office:value-type="string" calcext:value-type="string">
            <text:p>it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gettazione di intern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8726</text:p>
          </table:table-cell>
          <table:table-cell office:value-type="string" calcext:value-type="string">
            <text:p>ita;e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ì, ma tipo non specificat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Prospettiva; Google Maps; costruzione del paesaggio urbano; tecniche miste di produzione; digitale caldo; pittura digitale e fotografia digital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RLUISI, GABRIEL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8861</text:p>
          </table:table-cell>
          <table:table-cell office:value-type="string" calcext:value-type="string">
            <text:p>eng;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TATI, MARZIA;VILLARI, BEATRIC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8933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esign; moda; cross fertilizatio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IAROTTI, RAFFA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8934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esign; cross fertilisation; moda; tod's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IAROTTI, RAFFA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9000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prodotti ceramici; rivestimenti; design; innovazione; designer; allestiment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9058</text:p>
          </table:table-cell>
          <table:table-cell office:value-type="string" calcext:value-type="string">
            <text:p>ita;eng</text:p>
          </table:table-cell>
          <table:table-cell office:value-type="float" office:value="2001" calcext:value-type="float">
            <text:p>200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ATI, MARIA GRAZ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9917</text:p>
          </table:table-cell>
          <table:table-cell office:value-type="string" calcext:value-type="string">
            <text:p>ita;eng</text:p>
          </table:table-cell>
          <table:table-cell office:value-type="float" office:value="1997" calcext:value-type="float">
            <text:p>199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IAROTTI, RAFFA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9918</text:p>
          </table:table-cell>
          <table:table-cell office:value-type="string" calcext:value-type="string">
            <text:p>ita;eng</text:p>
          </table:table-cell>
          <table:table-cell office:value-type="float" office:value="1997" calcext:value-type="float">
            <text:p>199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IAROTTI, RAFFA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9919</text:p>
          </table:table-cell>
          <table:table-cell office:value-type="string" calcext:value-type="string">
            <text:p>ita;eng</text:p>
          </table:table-cell>
          <table:table-cell office:value-type="float" office:value="1997" calcext:value-type="float">
            <text:p>199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IAROTTI, RAFFA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9920</text:p>
          </table:table-cell>
          <table:table-cell office:value-type="string" calcext:value-type="string">
            <text:p>ita;eng</text:p>
          </table:table-cell>
          <table:table-cell office:value-type="float" office:value="1997" calcext:value-type="float">
            <text:p>199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IAROTTI, RAFFA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9924</text:p>
          </table:table-cell>
          <table:table-cell office:value-type="string" calcext:value-type="string">
            <text:p>ita;eng</text:p>
          </table:table-cell>
          <table:table-cell office:value-type="float" office:value="1997" calcext:value-type="float">
            <text:p>199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IAROTTI, RAFFA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9926</text:p>
          </table:table-cell>
          <table:table-cell office:value-type="string" calcext:value-type="string">
            <text:p>ita;eng</text:p>
          </table:table-cell>
          <table:table-cell office:value-type="float" office:value="1996" calcext:value-type="float">
            <text:p>199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IAROTTI, RAFFA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9927</text:p>
          </table:table-cell>
          <table:table-cell office:value-type="string" calcext:value-type="string">
            <text:p>ita;eng</text:p>
          </table:table-cell>
          <table:table-cell office:value-type="float" office:value="1996" calcext:value-type="float">
            <text:p>199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IAROTTI, RAFFA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9928</text:p>
          </table:table-cell>
          <table:table-cell office:value-type="string" calcext:value-type="string">
            <text:p>ita;eng</text:p>
          </table:table-cell>
          <table:table-cell office:value-type="float" office:value="1996" calcext:value-type="float">
            <text:p>199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IAROTTI, RAFFA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9932</text:p>
          </table:table-cell>
          <table:table-cell office:value-type="string" calcext:value-type="string">
            <text:p>ita;eng</text:p>
          </table:table-cell>
          <table:table-cell office:value-type="float" office:value="1996" calcext:value-type="float">
            <text:p>199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IAROTTI, RAFFA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89936</text:p>
          </table:table-cell>
          <table:table-cell office:value-type="string" calcext:value-type="string">
            <text:p>ita</text:p>
          </table:table-cell>
          <table:table-cell office:value-type="float" office:value="1993" calcext:value-type="float">
            <text:p>199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esign; qualità total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GIAROTTI, RAFFAELLA;BRUNO, DAVIDE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0051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perti non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rt; craft; aesthetics of innovation; research by art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PO, ELEONO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0059</text:p>
          </table:table-cell>
          <table:table-cell office:value-type="string" calcext:value-type="string">
            <text:p>ita;por;sp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PO, ELEONO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0069</text:p>
          </table:table-cell>
          <table:table-cell office:value-type="string" calcext:value-type="string">
            <text:p>e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product design; soft qualites of objects; cultural intensive artefacts; processes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PO, ELEONO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0082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ì, ma tipo non specificat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eramica; architettura degli interni; design; Matteo Thun; Mario Botta; luoghi del benesser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0246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ì, ma tipo non specificat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rtisti viaggiatori; illustrazione di viaggio; letteratura id viaggio; pittura di paesaggio; impressionismo internazional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ANTI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0732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AGA', GRAZIELLA LEY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0818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AGA', GRAZIELLA LEY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0855</text:p>
          </table:table-cell>
          <table:table-cell office:value-type="string" calcext:value-type="string">
            <text:p>eng;it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MONTI, ALESSAND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0866</text:p>
          </table:table-cell>
          <table:table-cell office:value-type="string" calcext:value-type="string">
            <text:p>chi;eng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MONTI, ALESSAND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1465</text:p>
          </table:table-cell>
          <table:table-cell office:value-type="string" calcext:value-type="string">
            <text:p>ita</text:p>
          </table:table-cell>
          <table:table-cell office:value-type="float" office:value="2007" calcext:value-type="float">
            <text:p>2007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emiotica; Ergonomia; Relazioni; Comunicazione social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INGALE, SALVATOR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1666</text:p>
          </table:table-cell>
          <table:table-cell office:value-type="string" calcext:value-type="string">
            <text:p>eng</text:p>
          </table:table-cell>
          <table:table-cell office:value-type="float" office:value="2002" calcext:value-type="float">
            <text:p>200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emiotica; Arte visiva; Concettualismo; Espressione; Linguaggi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. A. BONFANTINI;ZINGALE, SALVATOR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1667</text:p>
          </table:table-cell>
          <table:table-cell office:value-type="string" calcext:value-type="string">
            <text:p>ita</text:p>
          </table:table-cell>
          <table:table-cell office:value-type="float" office:value="2002" calcext:value-type="float">
            <text:p>200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emiotica; Colore; Invenzion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. A. BONFANTINI;ZINGALE, SALVATOR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1743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ì, ma tipo non specificat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mbolismo; gesamtkunstwerk; ritrattistica fine XIX secol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ANTI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1759</text:p>
          </table:table-cell>
          <table:table-cell office:value-type="string" calcext:value-type="string">
            <text:p>ita</text:p>
          </table:table-cell>
          <table:table-cell office:value-type="float" office:value="2002" calcext:value-type="float">
            <text:p>200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useologia; storicismo; idealismo; tecniche pittorich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ANTI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1767</text:p>
          </table:table-cell>
          <table:table-cell office:value-type="string" calcext:value-type="string">
            <text:p>ita</text:p>
          </table:table-cell>
          <table:table-cell office:value-type="float" office:value="2002" calcext:value-type="float">
            <text:p>200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mpressionismo internazionale; artisti viaggiatori; grand tour; pittura di paesaggio XIX secol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ANTI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1782</text:p>
          </table:table-cell>
          <table:table-cell office:value-type="string" calcext:value-type="string">
            <text:p>ita</text:p>
          </table:table-cell>
          <table:table-cell office:value-type="float" office:value="2003" calcext:value-type="float">
            <text:p>200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mpressionismo internazionale; artisti americani del XIX secolo; pittura di viaggio; letteratura di viaggio; illustratori di viaggi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ANTI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1828</text:p>
          </table:table-cell>
          <table:table-cell office:value-type="string" calcext:value-type="string">
            <text:p>ita;deu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ACE, FULV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1868</text:p>
          </table:table-cell>
          <table:table-cell office:value-type="string" calcext:value-type="string">
            <text:p>ita;eng</text:p>
          </table:table-cell>
          <table:table-cell office:value-type="float" office:value="2000" calcext:value-type="float">
            <text:p>200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1870</text:p>
          </table:table-cell>
          <table:table-cell office:value-type="string" calcext:value-type="string">
            <text:p>eng;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1873</text:p>
          </table:table-cell>
          <table:table-cell office:value-type="string" calcext:value-type="string">
            <text:p>ita;eng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1915</text:p>
          </table:table-cell>
          <table:table-cell office:value-type="string" calcext:value-type="string">
            <text:p>eng;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1916</text:p>
          </table:table-cell>
          <table:table-cell office:value-type="string" calcext:value-type="string">
            <text:p>eng;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1918</text:p>
          </table:table-cell>
          <table:table-cell office:value-type="string" calcext:value-type="string">
            <text:p>eng;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1925</text:p>
          </table:table-cell>
          <table:table-cell office:value-type="string" calcext:value-type="string">
            <text:p>ita;eng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1928</text:p>
          </table:table-cell>
          <table:table-cell office:value-type="string" calcext:value-type="string">
            <text:p>ita;eng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1929</text:p>
          </table:table-cell>
          <table:table-cell office:value-type="string" calcext:value-type="string">
            <text:p>ita;eng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1930</text:p>
          </table:table-cell>
          <table:table-cell office:value-type="string" calcext:value-type="string">
            <text:p>ita;eng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1932</text:p>
          </table:table-cell>
          <table:table-cell office:value-type="string" calcext:value-type="string">
            <text:p>eng;ita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1933</text:p>
          </table:table-cell>
          <table:table-cell office:value-type="string" calcext:value-type="string">
            <text:p>ita;eng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1935</text:p>
          </table:table-cell>
          <table:table-cell office:value-type="string" calcext:value-type="string">
            <text:p>eng;ita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1938</text:p>
          </table:table-cell>
          <table:table-cell office:value-type="string" calcext:value-type="string">
            <text:p>eng;ita</text:p>
          </table:table-cell>
          <table:table-cell office:value-type="float" office:value="2006" calcext:value-type="float">
            <text:p>200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1940</text:p>
          </table:table-cell>
          <table:table-cell office:value-type="string" calcext:value-type="string">
            <text:p>ita;eng</text:p>
          </table:table-cell>
          <table:table-cell office:value-type="float" office:value="1999" calcext:value-type="float">
            <text:p>199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1942</text:p>
          </table:table-cell>
          <table:table-cell office:value-type="string" calcext:value-type="string">
            <text:p>eng;ita</text:p>
          </table:table-cell>
          <table:table-cell office:value-type="float" office:value="2003" calcext:value-type="float">
            <text:p>2003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1943</text:p>
          </table:table-cell>
          <table:table-cell office:value-type="string" calcext:value-type="string">
            <text:p>ita;eng</text:p>
          </table:table-cell>
          <table:table-cell office:value-type="float" office:value="2003" calcext:value-type="float">
            <text:p>2003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1970</text:p>
          </table:table-cell>
          <table:table-cell office:value-type="string" calcext:value-type="string">
            <text:p>ita;e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ì, ma tipo non specificat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URLO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1984</text:p>
          </table:table-cell>
          <table:table-cell office:value-type="string" calcext:value-type="string">
            <text:p>ita</text:p>
          </table:table-cell>
          <table:table-cell office:value-type="float" office:value="2003" calcext:value-type="float">
            <text:p>200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mpressionismo internazionale; grand tour; viaggiatori sentimentali; pittura di paesaggio XIX secol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ANTI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116</text:p>
          </table:table-cell>
          <table:table-cell office:value-type="string" calcext:value-type="string">
            <text:p>ita</text:p>
          </table:table-cell>
          <table:table-cell office:value-type="float" office:value="2002" calcext:value-type="float">
            <text:p>200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rte ambientale; installazion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ANTI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185</text:p>
          </table:table-cell>
          <table:table-cell office:value-type="string" calcext:value-type="string">
            <text:p>ita</text:p>
          </table:table-cell>
          <table:table-cell office:value-type="float" office:value="2001" calcext:value-type="float">
            <text:p>200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eodadaismo; arte e natura; arte ambientale; arte ambientata; ready mad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ANTI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195</text:p>
          </table:table-cell>
          <table:table-cell office:value-type="string" calcext:value-type="string">
            <text:p>ita</text:p>
          </table:table-cell>
          <table:table-cell office:value-type="float" office:value="2001" calcext:value-type="float">
            <text:p>200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rte ambientale; arte ambientata; arte e natura; parchi di scultur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ANTI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203</text:p>
          </table:table-cell>
          <table:table-cell office:value-type="string" calcext:value-type="string">
            <text:p>it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ARAMO, MATTEO OREST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297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ARAMO, MATTEO OREST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322</text:p>
          </table:table-cell>
          <table:table-cell office:value-type="string" calcext:value-type="string">
            <text:p>ita</text:p>
          </table:table-cell>
          <table:table-cell office:value-type="float" office:value="2001" calcext:value-type="float">
            <text:p>200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ATI, MARIA GRAZ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368</text:p>
          </table:table-cell>
          <table:table-cell office:value-type="string" calcext:value-type="string">
            <text:p>spa</text:p>
          </table:table-cell>
          <table:table-cell office:value-type="float" office:value="2003" calcext:value-type="float">
            <text:p>200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rte ambientale; arte ambientata; site specific; Environment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ANTI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421</text:p>
          </table:table-cell>
          <table:table-cell office:value-type="string" calcext:value-type="string">
            <text:p>ita</text:p>
          </table:table-cell>
          <table:table-cell office:value-type="float" office:value="1999" calcext:value-type="float">
            <text:p>199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423</text:p>
          </table:table-cell>
          <table:table-cell office:value-type="string" calcext:value-type="string">
            <text:p>ita</text:p>
          </table:table-cell>
          <table:table-cell office:value-type="float" office:value="1999" calcext:value-type="float">
            <text:p>199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424</text:p>
          </table:table-cell>
          <table:table-cell office:value-type="string" calcext:value-type="string">
            <text:p>ita</text:p>
          </table:table-cell>
          <table:table-cell office:value-type="float" office:value="1999" calcext:value-type="float">
            <text:p>199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425</text:p>
          </table:table-cell>
          <table:table-cell office:value-type="string" calcext:value-type="string">
            <text:p>ita</text:p>
          </table:table-cell>
          <table:table-cell office:value-type="float" office:value="1999" calcext:value-type="float">
            <text:p>199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426</text:p>
          </table:table-cell>
          <table:table-cell office:value-type="string" calcext:value-type="string">
            <text:p>ita</text:p>
          </table:table-cell>
          <table:table-cell office:value-type="float" office:value="1999" calcext:value-type="float">
            <text:p>199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427</text:p>
          </table:table-cell>
          <table:table-cell office:value-type="string" calcext:value-type="string">
            <text:p>ita</text:p>
          </table:table-cell>
          <table:table-cell office:value-type="float" office:value="1999" calcext:value-type="float">
            <text:p>199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428</text:p>
          </table:table-cell>
          <table:table-cell office:value-type="string" calcext:value-type="string">
            <text:p>ita</text:p>
          </table:table-cell>
          <table:table-cell office:value-type="float" office:value="1999" calcext:value-type="float">
            <text:p>199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430</text:p>
          </table:table-cell>
          <table:table-cell office:value-type="string" calcext:value-type="string">
            <text:p>ita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431</text:p>
          </table:table-cell>
          <table:table-cell office:value-type="string" calcext:value-type="string">
            <text:p>ita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432</text:p>
          </table:table-cell>
          <table:table-cell office:value-type="string" calcext:value-type="string">
            <text:p>ita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434</text:p>
          </table:table-cell>
          <table:table-cell office:value-type="string" calcext:value-type="string">
            <text:p>ita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436</text:p>
          </table:table-cell>
          <table:table-cell office:value-type="string" calcext:value-type="string">
            <text:p>ita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438</text:p>
          </table:table-cell>
          <table:table-cell office:value-type="string" calcext:value-type="string">
            <text:p>ita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442</text:p>
          </table:table-cell>
          <table:table-cell office:value-type="string" calcext:value-type="string">
            <text:p>ita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444</text:p>
          </table:table-cell>
          <table:table-cell office:value-type="string" calcext:value-type="string">
            <text:p>ita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446</text:p>
          </table:table-cell>
          <table:table-cell office:value-type="string" calcext:value-type="string">
            <text:p>ita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452</text:p>
          </table:table-cell>
          <table:table-cell office:value-type="string" calcext:value-type="string">
            <text:p>eng</text:p>
          </table:table-cell>
          <table:table-cell office:value-type="float" office:value="2003" calcext:value-type="float">
            <text:p>2003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458</text:p>
          </table:table-cell>
          <table:table-cell office:value-type="string" calcext:value-type="string">
            <text:p>ita</text:p>
          </table:table-cell>
          <table:table-cell office:value-type="float" office:value="1999" calcext:value-type="float">
            <text:p>199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539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540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541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550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551</text:p>
          </table:table-cell>
          <table:table-cell office:value-type="string" calcext:value-type="string">
            <text:p>ita;eng;ger</text:p>
          </table:table-cell>
          <table:table-cell office:value-type="float" office:value="1999" calcext:value-type="float">
            <text:p>199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561</text:p>
          </table:table-cell>
          <table:table-cell office:value-type="string" calcext:value-type="string">
            <text:p>ita;eng</text:p>
          </table:table-cell>
          <table:table-cell office:value-type="float" office:value="1999" calcext:value-type="float">
            <text:p>199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568</text:p>
          </table:table-cell>
          <table:table-cell office:value-type="string" calcext:value-type="string">
            <text:p>eng;ita</text:p>
          </table:table-cell>
          <table:table-cell office:value-type="float" office:value="1999" calcext:value-type="float">
            <text:p>199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577</text:p>
          </table:table-cell>
          <table:table-cell office:value-type="string" calcext:value-type="string">
            <text:p>eng;ita</text:p>
          </table:table-cell>
          <table:table-cell office:value-type="float" office:value="1999" calcext:value-type="float">
            <text:p>199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616</text:p>
          </table:table-cell>
          <table:table-cell office:value-type="string" calcext:value-type="string">
            <text:p>ita;eng</text:p>
          </table:table-cell>
          <table:table-cell office:value-type="float" office:value="1999" calcext:value-type="float">
            <text:p>199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623</text:p>
          </table:table-cell>
          <table:table-cell office:value-type="string" calcext:value-type="string">
            <text:p>eng;ita</text:p>
          </table:table-cell>
          <table:table-cell office:value-type="float" office:value="1999" calcext:value-type="float">
            <text:p>199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632</text:p>
          </table:table-cell>
          <table:table-cell office:value-type="string" calcext:value-type="string">
            <text:p>ita;eng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640</text:p>
          </table:table-cell>
          <table:table-cell office:value-type="string" calcext:value-type="string">
            <text:p>eng;ita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644</text:p>
          </table:table-cell>
          <table:table-cell office:value-type="string" calcext:value-type="string">
            <text:p>ita;eng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648</text:p>
          </table:table-cell>
          <table:table-cell office:value-type="string" calcext:value-type="string">
            <text:p>eng;ita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649</text:p>
          </table:table-cell>
          <table:table-cell office:value-type="string" calcext:value-type="string">
            <text:p>ita;eng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720</text:p>
          </table:table-cell>
          <table:table-cell office:value-type="string" calcext:value-type="string">
            <text:p>eng;ita</text:p>
          </table:table-cell>
          <table:table-cell office:value-type="float" office:value="1997" calcext:value-type="float">
            <text:p>199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731</text:p>
          </table:table-cell>
          <table:table-cell office:value-type="string" calcext:value-type="string">
            <text:p>eng;ita</text:p>
          </table:table-cell>
          <table:table-cell office:value-type="float" office:value="1997" calcext:value-type="float">
            <text:p>199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736</text:p>
          </table:table-cell>
          <table:table-cell office:value-type="string" calcext:value-type="string">
            <text:p>eng;ita</text:p>
          </table:table-cell>
          <table:table-cell office:value-type="float" office:value="1997" calcext:value-type="float">
            <text:p>199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748</text:p>
          </table:table-cell>
          <table:table-cell office:value-type="string" calcext:value-type="string">
            <text:p>ita;eng</text:p>
          </table:table-cell>
          <table:table-cell office:value-type="float" office:value="1997" calcext:value-type="float">
            <text:p>199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751</text:p>
          </table:table-cell>
          <table:table-cell office:value-type="string" calcext:value-type="string">
            <text:p>eng;ita</text:p>
          </table:table-cell>
          <table:table-cell office:value-type="float" office:value="1997" calcext:value-type="float">
            <text:p>199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794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autica; design for all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OLI, SEBASTIANO;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798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autica; design for all; ergonomi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OLI, SEBASTIANO;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803</text:p>
          </table:table-cell>
          <table:table-cell office:value-type="string" calcext:value-type="string">
            <text:p>ita;eng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OLI, SEBASTIANO;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806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autica; innovazione; tecnologia;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OLI, SEBASTIANO;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810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OLI, SEBASTIANO;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820</text:p>
          </table:table-cell>
          <table:table-cell office:value-type="string" calcext:value-type="string">
            <text:p>eng;ita</text:p>
          </table:table-cell>
          <table:table-cell office:value-type="float" office:value="1997" calcext:value-type="float">
            <text:p>199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824</text:p>
          </table:table-cell>
          <table:table-cell office:value-type="string" calcext:value-type="string">
            <text:p>ita;eng</text:p>
          </table:table-cell>
          <table:table-cell office:value-type="float" office:value="1997" calcext:value-type="float">
            <text:p>199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834</text:p>
          </table:table-cell>
          <table:table-cell office:value-type="string" calcext:value-type="string">
            <text:p>eng;po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ateriali; design; creatività; sperimentazione progettuale; metodologia didattica; corsi universitari; ricerca per la didattic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ARA, MARIA RITA;S. Lucibell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859</text:p>
          </table:table-cell>
          <table:table-cell office:value-type="string" calcext:value-type="string">
            <text:p>eng;ita</text:p>
          </table:table-cell>
          <table:table-cell office:value-type="float" office:value="1997" calcext:value-type="float">
            <text:p>199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861</text:p>
          </table:table-cell>
          <table:table-cell office:value-type="string" calcext:value-type="string">
            <text:p>eng;ita</text:p>
          </table:table-cell>
          <table:table-cell office:value-type="float" office:value="1997" calcext:value-type="float">
            <text:p>199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873</text:p>
          </table:table-cell>
          <table:table-cell office:value-type="string" calcext:value-type="string">
            <text:p>eng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880</text:p>
          </table:table-cell>
          <table:table-cell office:value-type="string" calcext:value-type="string">
            <text:p>eng;ita</text:p>
          </table:table-cell>
          <table:table-cell office:value-type="float" office:value="1997" calcext:value-type="float">
            <text:p>199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908</text:p>
          </table:table-cell>
          <table:table-cell office:value-type="string" calcext:value-type="string">
            <text:p>ita</text:p>
          </table:table-cell>
          <table:table-cell office:value-type="float" office:value="1999" calcext:value-type="float">
            <text:p>199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941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943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944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945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946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949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950</text:p>
          </table:table-cell>
          <table:table-cell office:value-type="string" calcext:value-type="string">
            <text:p>ita;eng</text:p>
          </table:table-cell>
          <table:table-cell office:value-type="float" office:value="1994" calcext:value-type="float">
            <text:p>1994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952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953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954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955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956</text:p>
          </table:table-cell>
          <table:table-cell office:value-type="string" calcext:value-type="string">
            <text:p>eng;ita</text:p>
          </table:table-cell>
          <table:table-cell office:value-type="float" office:value="2001" calcext:value-type="float">
            <text:p>200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957</text:p>
          </table:table-cell>
          <table:table-cell office:value-type="string" calcext:value-type="string">
            <text:p>ita</text:p>
          </table:table-cell>
          <table:table-cell office:value-type="float" office:value="2004" calcext:value-type="float">
            <text:p>200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esign; ICT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NCHINI, MASSIM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959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961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I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2982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esign; Intellectual Property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NCHINI, MASSIM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3070</text:p>
          </table:table-cell>
          <table:table-cell office:value-type="string" calcext:value-type="string">
            <text:p>eng;ita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3125</text:p>
          </table:table-cell>
          <table:table-cell office:value-type="string" calcext:value-type="string">
            <text:p>chi</text:p>
          </table:table-cell>
          <table:table-cell office:value-type="float" office:value="2004" calcext:value-type="float">
            <text:p>2004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GARAMO, MATTEO ORESTE;RAMPINO, LUCIA ROSA ELE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3249</text:p>
          </table:table-cell>
          <table:table-cell office:value-type="string" calcext:value-type="string">
            <text:p>ita;eng</text:p>
          </table:table-cell>
          <table:table-cell office:value-type="float" office:value="1997" calcext:value-type="float">
            <text:p>199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3261</text:p>
          </table:table-cell>
          <table:table-cell office:value-type="string" calcext:value-type="string">
            <text:p>eng;ger;ita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3263</text:p>
          </table:table-cell>
          <table:table-cell office:value-type="string" calcext:value-type="string">
            <text:p>ita;eng;ger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3270</text:p>
          </table:table-cell>
          <table:table-cell office:value-type="string" calcext:value-type="string">
            <text:p>eng;ger;ita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3272</text:p>
          </table:table-cell>
          <table:table-cell office:value-type="string" calcext:value-type="string">
            <text:p>ita;ger;eng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3276</text:p>
          </table:table-cell>
          <table:table-cell office:value-type="string" calcext:value-type="string">
            <text:p>ita;eng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3278</text:p>
          </table:table-cell>
          <table:table-cell office:value-type="string" calcext:value-type="string">
            <text:p>eng;ita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3279</text:p>
          </table:table-cell>
          <table:table-cell office:value-type="string" calcext:value-type="string">
            <text:p>ita;eng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3280</text:p>
          </table:table-cell>
          <table:table-cell office:value-type="string" calcext:value-type="string">
            <text:p>ita;eng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3291</text:p>
          </table:table-cell>
          <table:table-cell office:value-type="string" calcext:value-type="string">
            <text:p>ita;eng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3325</text:p>
          </table:table-cell>
          <table:table-cell office:value-type="string" calcext:value-type="string">
            <text:p>eng;ita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3327</text:p>
          </table:table-cell>
          <table:table-cell office:value-type="string" calcext:value-type="string">
            <text:p>eng;ita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3328</text:p>
          </table:table-cell>
          <table:table-cell office:value-type="string" calcext:value-type="string">
            <text:p>eng;ita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3425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3431</text:p>
          </table:table-cell>
          <table:table-cell office:value-type="string" calcext:value-type="string">
            <text:p>eng;ita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3461</text:p>
          </table:table-cell>
          <table:table-cell office:value-type="string" calcext:value-type="string">
            <text:p>ita</text:p>
          </table:table-cell>
          <table:table-cell office:value-type="float" office:value="2000" calcext:value-type="float">
            <text:p>200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at art; arte commestibile; new dada; arte oggettual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ANTI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3522</text:p>
          </table:table-cell>
          <table:table-cell office:value-type="string" calcext:value-type="string">
            <text:p>ita</text:p>
          </table:table-cell>
          <table:table-cell office:value-type="float" office:value="1999" calcext:value-type="float">
            <text:p>199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rte ambientale; arte ambientata; parco di scultur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ANTI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3533</text:p>
          </table:table-cell>
          <table:table-cell office:value-type="string" calcext:value-type="string">
            <text:p>ita</text:p>
          </table:table-cell>
          <table:table-cell office:value-type="float" office:value="1999" calcext:value-type="float">
            <text:p>199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cultura nel paesaggio; parchi di scultura; ready mad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ANTI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3755</text:p>
          </table:table-cell>
          <table:table-cell office:value-type="string" calcext:value-type="string">
            <text:p>eng;ita</text:p>
          </table:table-cell>
          <table:table-cell office:value-type="float" office:value="1996" calcext:value-type="float">
            <text:p>199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3766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3767</text:p>
          </table:table-cell>
          <table:table-cell office:value-type="string" calcext:value-type="string">
            <text:p>eng;ita</text:p>
          </table:table-cell>
          <table:table-cell office:value-type="float" office:value="1996" calcext:value-type="float">
            <text:p>199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4065</text:p>
          </table:table-cell>
          <table:table-cell office:value-type="string" calcext:value-type="string">
            <text:p>eng;ita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BARA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4217</text:p>
          </table:table-cell>
          <table:table-cell office:value-type="string" calcext:value-type="string">
            <text:p>eng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ZZOLI, CARLO ARNALDO;Tukker, A.;Emmert, S.;Charter, M.;Sto, E.;Munch Andersen, M.;Geerken, T.;Lahlou, S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694219</text:p>
          </table:table-cell>
          <table:table-cell office:value-type="string" calcext:value-type="string">
            <text:p>eng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ZZOLI, CARLO ARNALDO;Tukker, A.;Sto, E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01723</text:p>
          </table:table-cell>
          <table:table-cell office:value-type="string" calcext:value-type="string">
            <text:p>e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nited Kingdom; Social networks; Organizational innovation; Small to medium-sized enterprises; Design research; NETS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TATI, MARZIA;L. Cruickshank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02556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unnel; sicurezza; incendio in galleria; CFD model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RGHETTI, FABIO;CUOCI, ALBERTO;FRASSOLDATI, ALESSIO;GANDINI, PAOL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03144</text:p>
          </table:table-cell>
          <table:table-cell office:value-type="string" calcext:value-type="string">
            <text:p>e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OCINI, BARBARA;REBAGLIO, AGNES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03348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obilità sostenibile; congestione; pianificazione urban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GHETTI, FABIO;PONTI, MAR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03353</text:p>
          </table:table-cell>
          <table:table-cell office:value-type="string" calcext:value-type="string">
            <text:p>ita;e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spitalità; contract design; interior design; hotel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ULLICA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03925</text:p>
          </table:table-cell>
          <table:table-cell office:value-type="string" calcext:value-type="string">
            <text:p>ita;e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sperti non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GNATI, ARI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07536</text:p>
          </table:table-cell>
          <table:table-cell office:value-type="string" calcext:value-type="string">
            <text:p>e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CCA, FEDERI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07939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NI, CAR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07942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. Anzoise;SEDINI, CAR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12950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. Proni;TROCCHIANESI, RAFFA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25771</text:p>
          </table:table-cell>
          <table:table-cell office:value-type="string" calcext:value-type="string">
            <text:p>eng;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FFEI, STEFANO;E. Pacenti;VILLARI, BEATRIC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28166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ischio trasporti, merci pericolos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RGHETTI, FABIO;GANDINI, PAOLO;IULIANO, ROSANNA;Pastorelli, Giuseppe;MAJA, ROBERTO;STUDER, LUCA PASI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32188</text:p>
          </table:table-cell>
          <table:table-cell office:value-type="string" calcext:value-type="string">
            <text:p>ita;e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ì, ma tipo non specificat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esign for food; design research; alimentazione; futur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32189</text:p>
          </table:table-cell>
          <table:table-cell office:value-type="string" calcext:value-type="string">
            <text:p>e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Women design; Democracy; creativity; Mediterranean Design; Economic Development; Social innovation; design and entrepreneurship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32190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talian design; design-producion; art direction; strategic design; design know how; design centred companies; new professions.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32215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TOLA, PAO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32216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TOLA, PAO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32631</text:p>
          </table:table-cell>
          <table:table-cell office:value-type="string" calcext:value-type="string">
            <text:p>e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ACE, FULVIO;A. C. Cimol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34574</text:p>
          </table:table-cell>
          <table:table-cell office:value-type="string" calcext:value-type="string">
            <text:p>ita;e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I, GIOVANNI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36769</text:p>
          </table:table-cell>
          <table:table-cell office:value-type="string" calcext:value-type="string">
            <text:p>eng;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ilano; trasformazioni urbane; XXI secol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ACE, FULV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38166</text:p>
          </table:table-cell>
          <table:table-cell office:value-type="string" calcext:value-type="string">
            <text:p>e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ANTE, FULVIO;ROSSI, MAURI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38167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ANTE, FULVIO;ROSSI, MAURIZIO;PALEARI, DANILO;CASCIANI, DARIA;SINISCALCO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38168</text:p>
          </table:table-cell>
          <table:table-cell office:value-type="string" calcext:value-type="string">
            <text:p>eng;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ANTE, FULVIO;ROSSI, MAURI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41185</text:p>
          </table:table-cell>
          <table:table-cell office:value-type="string" calcext:value-type="string">
            <text:p>eng;it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EARI, DANILO;CASCIANI, DARIA;ROSSI, MAURI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45967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curezza galleri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GHETTI, FABIO;Marlier, E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46170</text:p>
          </table:table-cell>
          <table:table-cell office:value-type="string" calcext:value-type="string">
            <text:p>eng;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esign degli spazi aperti; allestimento; architetture temporane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INA, LUISA MARIA VIRGIN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46171</text:p>
          </table:table-cell>
          <table:table-cell office:value-type="string" calcext:value-type="string">
            <text:p>eng;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cuole di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INA, LUISA MARIA VIRGIN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49801</text:p>
          </table:table-cell>
          <table:table-cell office:value-type="string" calcext:value-type="string">
            <text:p>e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TATI, MARZIA;VILLARI, BEATRIC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58840</text:p>
          </table:table-cell>
          <table:table-cell office:value-type="string" calcext:value-type="string">
            <text:p>ita;e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58841</text:p>
          </table:table-cell>
          <table:table-cell office:value-type="string" calcext:value-type="string">
            <text:p>ita;e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58856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MBI, CHI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58919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andidate site generation; Gateway location; Hazardous material transportation; Risk mitigatio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UGLIERI, MAURIZIO;P. Cappanera;M. Nona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59163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OSA, GIULIA MARIA;DAGLIO, LAU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59177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MBI, CHI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59179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MBI, CHI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59180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MBI, CHI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59181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MBI, CHI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59182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MBI, CHI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59183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MBI, CHI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59184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MBI, CHI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59185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MBI, CHI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60658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DA, FRANCESCO ERMANNO;GUNETTI, LUCIA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61853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perti non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ANCIA, MARIANA;K. Goldoni;MATTANA, WALTER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61883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omunicazione del territorio, esperienza di gioco, approccio ludico, interazione sociale, gioco pervasiv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NI, IL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62041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eonardo; Battaglia d'Anghiari; Tavola Doria; Giovan Francesco Rustic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ANI, PIET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62042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ramantino; restauri; provenienz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ANI, PIET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62067</text:p>
          </table:table-cell>
          <table:table-cell office:value-type="string" calcext:value-type="string">
            <text:p>e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public services; service evaluation; service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FFEI, STEFANO;VILLARI, BEATRICE;FOGLIENI, FRANCES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62101</text:p>
          </table:table-cell>
          <table:table-cell office:value-type="string" calcext:value-type="string">
            <text:p>e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rban Game; Game Design; Game Studies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TOLO, MARESA;DE LUCA, VANES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62123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DREONI, GIUSEPPE;BERNABEI, MICHEL;PEREGO, PAOLO;A. Barichello;PICCINI, LU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62333</text:p>
          </table:table-cell>
          <table:table-cell office:value-type="string" calcext:value-type="string">
            <text:p>e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Product Design; Industrial Design; Design; Design Research; Strategic Design; SMES IN DEVELOPING COUNTRIES; Smes; Emerging Markets; Design-driven <text:s/>Innovatio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I, MANUELA;R. Iñiguez Flores;L. Mata Garc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62426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RATTI, GIORGIO;M. SANTIN;L. DELLERA;G. MOSCO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62428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RATTI, GIORGIO;M. SANTINI;L. DELLERA;M. BRESCIANI;M. M. RIVA;G. MOSCO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62442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RATTI, GIORG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62443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RATTI, GIORGIO;L. Delle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62444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RATTI, GIORGIO;L. Dellera;M. Santini;G. Mosco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62445</text:p>
          </table:table-cell>
          <table:table-cell office:value-type="string" calcext:value-type="string">
            <text:p>e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RATTI, GIORGIO;L. Dellera;M. Santini;G. Mosco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63329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ì, ma tipo non specificat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LLAZZO, DAVID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63908</text:p>
          </table:table-cell>
          <table:table-cell office:value-type="string" calcext:value-type="string">
            <text:p>eng;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heryl Buckley; Design Studies; Gender Studies; design history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64503</text:p>
          </table:table-cell>
          <table:table-cell office:value-type="string" calcext:value-type="string">
            <text:p>e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. Toth;SPALLAZZO, DAVID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64725</text:p>
          </table:table-cell>
          <table:table-cell office:value-type="string" calcext:value-type="string">
            <text:p>e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Key words: theory; practice; experience; context verbal; visual.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ATI, ANTONELLA VALE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64740</text:p>
          </table:table-cell>
          <table:table-cell office:value-type="string" calcext:value-type="string">
            <text:p>e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isruption in education; undisciplined design; trans-disciplinarity in design; design educatio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ASCHI, FLAVIANO;E. Formia;LUPO, ELEONO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64744</text:p>
          </table:table-cell>
          <table:table-cell office:value-type="string" calcext:value-type="string">
            <text:p>e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art heritage; diffused museum; dgital and mobile technologies; design for cultural heritag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PO, ELEONORA;OZDIL, EC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64745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esign; design per i beni culturali; beni culturali; sviluppo locale; design per lo sviluppo locale; impresa culturale; eventi culturali; banche dati per i beni culturali; light design per i beni culturali; immagine coordinata per territorio e istituzioni cultural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PO, ELEONO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65347</text:p>
          </table:table-cell>
          <table:table-cell office:value-type="string" calcext:value-type="string">
            <text:p>e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ZZO, FRANCESCA;CANTU', D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65680</text:p>
          </table:table-cell>
          <table:table-cell office:value-type="string" calcext:value-type="string">
            <text:p>eng;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ì, ma tipo non specificat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ood Design; service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ONI, ANNA;CORUBOLO, MAR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65699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esign strategies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URLO, FRANCESCO;CAUTELA, CABI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65703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birio Cautela;Alessandro Deserti;Francesca Rizzo;Francesco Zurl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68884</text:p>
          </table:table-cell>
          <table:table-cell office:value-type="string" calcext:value-type="string">
            <text:p>eng;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xilografia; editoria d'arte; simbolismo; astrazion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ANTI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68887</text:p>
          </table:table-cell>
          <table:table-cell office:value-type="string" calcext:value-type="string">
            <text:p>eng;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ESSI, GIUSEPP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68888</text:p>
          </table:table-cell>
          <table:table-cell office:value-type="string" calcext:value-type="string">
            <text:p>ita;e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gelo Mangiarott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ESSI, GIUSEPP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71894</text:p>
          </table:table-cell>
          <table:table-cell office:value-type="string" calcext:value-type="string">
            <text:p>eng;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I, GIOVANNI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72530</text:p>
          </table:table-cell>
          <table:table-cell office:value-type="string" calcext:value-type="string">
            <text:p>e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BARA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73314</text:p>
          </table:table-cell>
          <table:table-cell office:value-type="string" calcext:value-type="string">
            <text:p>e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M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ulia Teso;CEPPI, GIULIO;Annarita Furlanetto;Claudio Dario;Gianluigi Scannapie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75124</text:p>
          </table:table-cell>
          <table:table-cell office:value-type="string" calcext:value-type="string">
            <text:p>sp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75126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75127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78116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erci pericolos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RGHETTI, FABIO;GANDINI, PAOLO;IULIANO, ROSANNA;Bonura, Lu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86327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TI, MARCO GUIDO;BERIA, PAOL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798321</text:p>
          </table:table-cell>
          <table:table-cell office:value-type="string" calcext:value-type="string">
            <text:p>ita;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ESSI, GIUSEPP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24352</text:p>
          </table:table-cell>
          <table:table-cell office:value-type="string" calcext:value-type="string">
            <text:p>sp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estesia; Colore; Tipografi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CO', D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24353</text:p>
          </table:table-cell>
          <table:table-cell office:value-type="string" calcext:value-type="string">
            <text:p>sp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 Acuyo;RICCO', D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24790</text:p>
          </table:table-cell>
          <table:table-cell office:value-type="string" calcext:value-type="string">
            <text:p>ita;e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24791</text:p>
          </table:table-cell>
          <table:table-cell office:value-type="string" calcext:value-type="string">
            <text:p>eng;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24794</text:p>
          </table:table-cell>
          <table:table-cell office:value-type="string" calcext:value-type="string">
            <text:p>ita;e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24806</text:p>
          </table:table-cell>
          <table:table-cell office:value-type="string" calcext:value-type="string">
            <text:p>e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olor design; place-visualizing toolkit; Conservation/historic areas; local character assessment; General Meta-Knowledge, Knowledge Engineering Models, Knowledge Representation Framework, KRF, Problem Solving Systems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ORUSO, GIUSEPP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24926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stemi propulsione; nautic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TTI, ANDREA;ERCOLI, SEBASTI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24927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Yacht Design; Nautic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TTI, ANDREA;ERCOLI, SEBASTI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24928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Yacht design; Nautic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TTI, ANDREA;ERCOLI, SEBASTI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24929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Yacht constrctio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TTI, ANDREA;ERCOLI, SEBASTI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24933</text:p>
          </table:table-cell>
          <table:table-cell office:value-type="string" calcext:value-type="string">
            <text:p>ita;e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nfusion technique; Yacht constrctio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TTI, ANDREA;FERRETTI, CRISTIAN;Andrea Crucianelli;Gianluca Massacces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25729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ccessibilità; Situazioni di Emergenza; sicurezza ferroviaria; Gis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GHETTI, FABIO;Malavasi, Gabriel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25733</text:p>
          </table:table-cell>
          <table:table-cell office:value-type="string" calcext:value-type="string">
            <text:p>eng;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emporary living; strategic design; product design; sustainability; design for emergency; mobile housing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ENTE, MAR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25926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olore; progetto;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SSON, MARIO;l. proserpio;v. vezza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26328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erci pericolose; Rischio trasport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RGHETTI, FABIO;GANDINI, PAOLO;IULIANO, ROSANNA;Seminati, Paolo;STUDER, LUCA PASI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26346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TOLA, PAO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26347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TOLA, PAO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26348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TOLA, PAO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37727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curezza ferroviaria; emergenza ferroviara; emergenza ferroviari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GHETTI, FABIO;Malavasi, Gabriel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37729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DREONI, GIUSEPPE;MAZZOLA, MARCO;PEREGO, PAOLO;STANDOLI, CARLO EMILIO;Simone Manzoni;Luca Piccini;Franco Molte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45823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CCI, FEDERICO;BIAGI, MARCO ENZO;BOERI, ELISA;Dario Costi;CRIPPA, DAVIDE;DI PRETE, BARBARA;FERRARI, MASSIMO;INTROINI, MARCO AUSANO;Lucia Miodini;Luigi Spinelli;TINAZZI, CLAUD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58742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respi d'Adda, Capriate San Gervasio (Bg)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ZANI, ANNA;Angela Baila;BAMONTE, PATRICK;CONDOLEO, PAOLA;TOGLIANI, CARL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61794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ENA, MARIKA;AZZONE, GIOVANNI;COLORNI VITALE, ALBERTO;CONTE, ANTONIO;LUE', ALESSANDRO;R. Noceri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61990</text:p>
          </table:table-cell>
          <table:table-cell office:value-type="string" calcext:value-type="string">
            <text:p>ita;e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LINA, LUISA MARIA VIRGINIA;AURICCHIO, VALENTINA;FASSI, DAVID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62149</text:p>
          </table:table-cell>
          <table:table-cell office:value-type="string" calcext:value-type="string">
            <text:p>ita;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ransmedia Storytelling; Multicanalità; Audience Engagement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ANCIA, MARIA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62742</text:p>
          </table:table-cell>
          <table:table-cell office:value-type="string" calcext:value-type="string">
            <text:p>fra;ger;e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uigi Caccia Dominioni; Fraesco Somain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ACE, FULV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63167</text:p>
          </table:table-cell>
          <table:table-cell office:value-type="string" calcext:value-type="string">
            <text:p>eng;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ONI, GIAMPIE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63336</text:p>
          </table:table-cell>
          <table:table-cell office:value-type="string" calcext:value-type="string">
            <text:p>ita;e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esign; social design; Territorio; Sicili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ARA, MARIA RITA;S. La Torr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65342</text:p>
          </table:table-cell>
          <table:table-cell office:value-type="string" calcext:value-type="string">
            <text:p>eng;sp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enzo Pian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ACE, FULV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65794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vegetable fibers; mechanical and chemical properties; product design; sustainability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 COSTA, CÉLIA REGINA;RATTI, ANDREA;DEL CURTO, BARB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66347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 COSTA, CÉLIA REGINA;RATTI, ANDREA;DEL CURTO, BARB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68351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Gaetano Pesce;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ACE, FULV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69542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avid Chipperfield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ACE, FULV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72755</text:p>
          </table:table-cell>
          <table:table-cell office:value-type="string" calcext:value-type="string">
            <text:p>eng;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ESSI, GIUSEPP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81633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icostruzione edilizia; Gio Ponti; Amos Edallo; Luigi Mattioni; Gaetano Ciocc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ABOLI, MARIA TERE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81634</text:p>
          </table:table-cell>
          <table:table-cell office:value-type="string" calcext:value-type="string">
            <text:p>eng;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dilizia popolare; edilizia rurale, Gaetano Ciocca, Cesare Chiodi, Piero Bottoni, Asnago e Vender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ABOLI, MARIA TERE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81637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e Pas - D'Urbino - Lomazzi; archivi del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ABOLI, MARIA TERE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81645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remona; Restauro del Modern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ABOLI, MARIA TERE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81649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dilizia rurale; Cremon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ABOLI, MARIA TERE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81660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Giovanni Gentilini; Fulvio Melioli; architettura contemporanea; Cremon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ABOLI, MARIA TERE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81661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sperti non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remona; Restauro del Moderno; colonie elioerapich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ABOLI, MARIA TERE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81664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rancesco Gnecchi Ruscone; archivi di architettur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ABOLI, MARIA TERE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81665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dilizia rurale; Gio Ponti; Amos Edallo; Gaetano Ciocca; casa popolar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ABOLI, MARIA TERE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81670</text:p>
          </table:table-cell>
          <table:table-cell office:value-type="string" calcext:value-type="string">
            <text:p>i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ario Terzaghi; Augusto Magaghi; archivi del design; archivi di architettur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ABOLI, MARIA TERE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81672</text:p>
          </table:table-cell>
          <table:table-cell office:value-type="string" calcext:value-type="string">
            <text:p>it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perti non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Vito Rastelli; Cremon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ABOLI, MARIA TERE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81673</text:p>
          </table:table-cell>
          <table:table-cell office:value-type="string" calcext:value-type="string">
            <text:p>it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perti non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rchivi di architettur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ABOLI, MARIA TERE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81675</text:p>
          </table:table-cell>
          <table:table-cell office:value-type="string" calcext:value-type="string">
            <text:p>eng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Gillo Dorfles; Le Arti Plastiche; storia dell'architettur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ABOLI, MARIA TERE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86040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I, MICHE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90362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o-design; planning; public services; urban governanc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ILIO, GRAZIA;DESERTI, ALESSANDRO;Rizzo F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91001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ashion; Cultural Processes; Product Identities; Sustainable Business; Design Workshop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TOLA, PAOLA;COLOMBI, CHIARA;VACCA, FEDERI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895761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ANTE, FULVIO;ROSSI, MAURI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07555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ZZOLI, CARLO ARNALDO;DELFINO, EMANUELA;Lorraine Ambol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10757</text:p>
          </table:table-cell>
          <table:table-cell office:value-type="string" calcext:value-type="string">
            <text:p>ch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ZZOLI, CARLO ARNALDO;BACCHETTI, E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17155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HANG Jun;LIU Xin;VEZZOLI, CARLO ARNALDO;CESCHIN, FABRI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17765</text:p>
          </table:table-cell>
          <table:table-cell office:value-type="string" calcext:value-type="string">
            <text:p>eng;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rbanplanning; figure urbane; disegno della città; paesaggi; digitale caldo.; Parig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RLUISI, GABRIEL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22556</text:p>
          </table:table-cell>
          <table:table-cell office:value-type="string" calcext:value-type="string">
            <text:p>ita;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ESSI, GIUSEPP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22956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RGHETTI, FABIO;Bilancia, Giuseppe;Giovannini, Evelin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25777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25778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25779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25780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25781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25782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25783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25955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25956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25957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32359</text:p>
          </table:table-cell>
          <table:table-cell office:value-type="string" calcext:value-type="string">
            <text:p>eng;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ecnologia LED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ONI, GIAMPIE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33559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CIANI, DARIA;ROSSI, MAURI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33560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CIANI, DARIA;ROSSI, MAURI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34765</text:p>
          </table:table-cell>
          <table:table-cell office:value-type="string" calcext:value-type="string">
            <text:p>ita;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CIANI, DARIA;MUSANTE, FULVIO;ROSSI, MAURIZIO;SINISCALCO, ANDRE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34767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Pedroni;VOLONTE', PAOLO GAET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34956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anuela Mora;Agnès Rocamora;VOLONTE', PAOLO GAET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34957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anuela Mora;Agnès Rocamora;VOLONTE', PAOLO GAET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35158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nuela Mora;VOLONTE', PAOLO GAET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35159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ONTE', PAOLO GAET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35574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UGLIERI, MAURIZIO;COLORNI VITALE, ALBERTO;LUE', ALESSAND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41158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mmaso Venturini;Donato Ricci;MAURI, MICHELE;Lucy Kimbell;Axel Meunier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43384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rans-disciplinary; Design Driven Innovation; Humanities driven; Cross-fertilizatio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LI, MANUELA;Formia,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43779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reative and design services, 3-D printing, open business models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UTELA, CABIRIO;P. Pisano;M. Piront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43781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esign innovatio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. Simoni;CAUTELA, CABIRIO;ZURLO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43782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usiness models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. Pisano;CAUTELA, CABIRIO;M. Piront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44357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ranco Albini; gomma; Pirell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ONI, GIAMPIE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46755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IA, PAOLO;PONTI, MARCO GUIDO;Ramella F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48356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GELLI, FRANCESCO;ANZANI, ANNA;CANTINI, LORENZO;CONDOLEO, PAOLA;GOBBO, ANTONIA;MASTROPIRRO, ROBER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49955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esign, giocattoli, genere, stereotip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CHETTI, VALE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53357</text:p>
          </table:table-cell>
          <table:table-cell office:value-type="string" calcext:value-type="string">
            <text:p>ita;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CIANI, D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53555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CIANI, D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53557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CIANI, D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54556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aterials; chromogenic materials; smart; Design; experimental investigation</text:p>
          </table:table-cell>
          <table:table-cell office:value-type="string" calcext:value-type="string">
            <text:p>04.1 Contributo in Atti di convegn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ARA, MARIA RITA;M. Bengisu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54557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esign; innovazione tecnologica; maker; open design; design practices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54558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ocial innovation; creative practices; activism; Design; Mediterranean areas; emerging societal; Socioeconomic impacts; territorial resources; Social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55160</text:p>
          </table:table-cell>
          <table:table-cell office:value-type="string" calcext:value-type="string">
            <text:p>eng;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ESSI, GIUSEPP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56555</text:p>
          </table:table-cell>
          <table:table-cell office:value-type="string" calcext:value-type="string">
            <text:p>eng;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BULONI, ATTI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56955</text:p>
          </table:table-cell>
          <table:table-cell office:value-type="string" calcext:value-type="string">
            <text:p>ita;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rand; Interior Design; Retail design; Fashion and Luxury industry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ULLICA, FRANCESCO;dipartimento di Design del Politecnico di Mil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56956</text:p>
          </table:table-cell>
          <table:table-cell office:value-type="string" calcext:value-type="string">
            <text:p>eng;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ì, ma tipo non specificat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rchitettura; Interior Design; Design; furniture design; sostenibilità; progettazione tecnologic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ULLICA, FRANCESCO;dipartimento di design del Politecnico di Mil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57358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URI, MICHELE;AZZI, MATTEO;CIMINIERI, DANIELE;UBOLDI, GIORGIO ROBER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57973</text:p>
          </table:table-cell>
          <table:table-cell office:value-type="string" calcext:value-type="string">
            <text:p>eng;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ì, ma tipo non specificat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hotel design; Interior Design; design hostel; art hotel; hotel for all; grandi event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ULLICA, FRANCESCO;ELGANI, ELENA MARIEL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57982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toria del design; Material Design; gomma; Pirelli; Roberto Mang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57983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editerranean design; design for emergency; social design; social innovation; economic development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58182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TTI, ANDREA;ERCOLI, SEBASTI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58183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TTI, ANDREA;BIONDA, ARI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58187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ateriali; PMM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NOLI, VALENTINA;C. Santull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58191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uture; Advanced design; Design driven innovation; Responsibility; Ethics; Mediatio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LI, MANUELA;Flaviano Celasch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58210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TTI, ANDREA;BIONDA, ARI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58572</text:p>
          </table:table-cell>
          <table:table-cell office:value-type="string" calcext:value-type="string">
            <text:p>eng;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ostenibilità; ecologia;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SONI, GIAMPIERO;L. Menghi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58969</text:p>
          </table:table-cell>
          <table:table-cell office:value-type="string" calcext:value-type="string">
            <text:p>eng;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SSON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59207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ì, ma tipo non specificat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emporary living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CINNO, GIOV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59208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eonardo da Vinc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ANI, PIET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59242</text:p>
          </table:table-cell>
          <table:table-cell office:value-type="string" calcext:value-type="string">
            <text:p>ita;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FFEI, STEFANO;BIANCHINI, MASSIM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59244</text:p>
          </table:table-cell>
          <table:table-cell office:value-type="string" calcext:value-type="string">
            <text:p>spa;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FFEI, STEFANO;BIANCHINI, MASSIM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59245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FFEI, STEF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59246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FFEI, STEF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59247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FFEI, STEF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59249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FFEI, STEF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60380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lessandro Mendin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ACE, FULV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64107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DUINI, MARCO;DELLA VALLE, EMANUELE;AZZI, MATTEO;Larcher, Roberto;Antonelli, Fabrizio;CIUCCARELLI, PAOL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65582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RGHETTI, FABIO;GANDINI, PAOLO;Todeschini, Veronica;Pugliano, Antonio;Mattavelli Solbiati, Mauro;Vanetti, Fulv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65630</text:p>
          </table:table-cell>
          <table:table-cell office:value-type="string" calcext:value-type="string">
            <text:p>eng;spa</text:p>
          </table:table-cell>
          <table:table-cell office:value-type="float" office:value="2015" calcext:value-type="float">
            <text:p>2015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sposizione universale Milano 2015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ACE, FULV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65772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ervice innovation, Public services, Design industry, Service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GIORGI, DANIE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67779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nterior design. Abitare contemporaneo. Spazi urbani complessi. Spazi interstiziali. Qualità ambientali. Design Primari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zzi Bardeschi, Marco;PICCINNO, GIOV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67887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GHETTI, FABIO;GANDINI, PAOL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68232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ervice Design, New Service Development, Service Innovatio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GIORGI, DANIELA;Prendiville, Alison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68234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ervice design; design for service; service logic; service innovation; resource integration; value co-creation; service system; co-design; co-creatio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tter Edman, Katarina;SANGIORGI, DANIELA;Edvardsson, Bo;Holmlid, Stefan;Grönroos, Christian;Mattelmäki, Tuul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68237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ervice Design, Transformative Services, Transformation Design, Transformational Chang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GIORGI, DANIE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68493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ustainable Product-Service Systems; Design for sustainability; System innovatio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ZZOLI, CARLO ARNALDO;Ceschin, F.;Diehl, J. C.;Kohtala, C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68496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Higher Education Institutions, Curriculum Development, Sustainable Product-Service Systems, Distributed Renewable Energy, Learning Resources, Open Source and Copyleft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ZZOLI, CARLO ARNALDO;Ceschin, F.;Diehl, J. C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68579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giorgi Daniela;Junginger Sabin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68586</text:p>
          </table:table-cell>
          <table:table-cell office:value-type="string" calcext:value-type="string">
            <text:p>en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Esperti non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GIORGI, DANIELA;Gillen, Julia;Junginger, Sabine;Whitham, Roger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68589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vidence-based design, experience-based design, public services, primary care, patient engagement, service design, co-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r, Valerie;SANGIORGI, DANIELA;Büscher, Monika;Cooper, Rachel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68594</text:p>
          </table:table-cell>
          <table:table-cell office:value-type="string" calcext:value-type="string">
            <text:p>en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Esperti non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GIORGI, DANIELA;Pacenti, Ele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0258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IY materials; Imperfection; Personalisation; Self-productio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GNOLI, VALENTINA;BIANCHINI, MASSIMO;MAFFEI, STEFANO;Karana, E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0267</text:p>
          </table:table-cell>
          <table:table-cell office:value-type="string" calcext:value-type="string">
            <text:p>eng;spa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FFEI, STEFANO;PARINI, BARB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0530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ateriali, Design, Growing Design, etica, innovazion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tucci, Stefano;FERRARA, MARIA RITA;Lucibello, Sabr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0594</text:p>
          </table:table-cell>
          <table:table-cell office:value-type="string" calcext:value-type="string">
            <text:p>eng;ita</text:p>
          </table:table-cell>
          <table:table-cell office:value-type="float" office:value="2015" calcext:value-type="float">
            <text:p>2015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aterial innovation, design, MADEC, smart materials, chromogenic materials, memory shape materials, Daan Roosegaard, Doris Kim Sung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OLI, SEBASTIANO;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0601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esign history, food design, food engineering, food studies, Slow Food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ARA, MARIA RITA;Massari, Son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0606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na Maria Fundarò, Disegno industriale, identità siciliana, storia del design, Università di Palerm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0608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ì, ma tipo non specificat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nterazione, interfaccia intangibile, interfaccia tangibil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0619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ommunicative dress, responsive environment, smart material interface, interaction design, design research, tangible user interfaces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1210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imitero; forma e misura; metrologia storica; recinto; simbolo;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I, MICHE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1212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olor, color models, digital color models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SSI, MICHELA;BURATTI, GIORG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1326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UGLIERI, MAURIZIO;BRUSCHI, FRANCESCO;COLORNI VITALE, ALBERTO;LUE', ALESSANDRO;NOCERINO, ROBERTO;RANA, VINCENZ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1566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esign Innovation; Design value; Designer-citize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TATI, MARZ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1908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ervice Design; Community Centred <text:s/>Design; Resilienc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on, Sang Baek;MERONI, ANNA;MANZINI, EZ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3751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3753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3754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3755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3756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3757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3758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3915</text:p>
          </table:table-cell>
          <table:table-cell office:value-type="string" calcext:value-type="string">
            <text:p>eng;sp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ma, Fondazione Prada, Milan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ACE, FULV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4014</text:p>
          </table:table-cell>
          <table:table-cell office:value-type="string" calcext:value-type="string">
            <text:p>eng;ita</text:p>
          </table:table-cell>
          <table:table-cell office:value-type="float" office:value="2011" calcext:value-type="float">
            <text:p>201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otel, interior design, star raiting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ULLICA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5260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SI, DAVIDE;SACHERO, ALESSANDRO;SIMEONE, GIUL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6574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mbolismo, paesaggio, idealismo, colore, tradizione, Leonardo, Giorgion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ANTI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7061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iardini, paesaggio urbano, città contemporanea, disegno.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SSI, MICHELA;dezzi bardeschi, Mar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7236</text:p>
          </table:table-cell>
          <table:table-cell office:value-type="string" calcext:value-type="string">
            <text:p>eng;i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ENTE, MAR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7237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ENTE, MAR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7625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vanced Participatory Design; Service Design; Public Sector; Organisational Chang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ERTI, ALESSANDRO;Rizzo, F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7628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rganisational Change; Design Culture; Design Thinking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ERTI, ALESSANDRO;RIZZO, FRANCES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7942</text:p>
          </table:table-cell>
          <table:table-cell office:value-type="string" calcext:value-type="string">
            <text:p>eng;i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ail safety; Emergency management; Rail transport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GHETTI, FABIO;Malavasi, Gabriel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7979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rasporto sostanze pericolose, sicurezza trasporti, rischio trasport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udice, Antonio Davide;BORGHETTI, FABIO;GANDINI, PAOLO;MAJA, ROBERT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8082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ANNILLI, VALERIA MARIA;VACCA, FEDERI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8166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TOLA, PAOLA;COLOMBI, CHI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8497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8498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8500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8501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8502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8899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ONI, GIUSEPPE;PICCINI, LUCA;BARBIERI, MASSIM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9235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ì, ma tipo non specificat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, Emanuela;Rocamora, Agnès;VOLONTE', PAOLO GAETANO</text:p>
          </table:table-cell>
          <table:table-cell/>
        </table:table-row>
        <table:table-row table:style-name="ro4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9369</text:p>
          </table:table-cell>
          <table:table-cell office:value-type="string" calcext:value-type="string">
            <text:p>eng;ch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esign for Sustainability, LeNS_i, Higher Education; network；S.PSS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ZZOLI, CARLO ARNALDO;Jiefeng, Lv;Xin, Liu;Jun, Zhang;Linghao, Zhang;Shaohua, Han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9488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amillo Boito, disegno, arti industriali, cultura politecnic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I, MICHE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9507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TOLA, PAOLA;COLOMBI, CHIARA;VACCA, FEDERIC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9533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ssistive devices; Co-design; Low cost 3DP; Rheumatic diseases; Industrial and Manufacturing Engineering; Mechanical Engineering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TUZZI, FRANCESCA;ROGNOLI, VALENTINA;Saldien, J;LEVI, MARINEL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9534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rana, E.;Pedgley, O.;ROGNOLI, VALENTINA;Korsunsky, A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9535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gley, Owain;ROGNOLI, VALENTINA;Karana, Elvin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9536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esigning with waste; Experience design; Material driven design; Materials; Materials experience; Computer Graphics and Computer-Aided Design; Industrial and Manufacturing Engineering; Strategy and Management1409 Tourism, Leisure and Hospitality Management; Marketing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rana, Elvin;Barati, Bahareh;Rognoli, Valentina;Zeeuw Van Der Laan, Anouk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9587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ana, Elvin;Pedgley, Owain;ROGNOLI, VALENTI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79945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toria, comunicazione, identità, packaging, alimentare,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CHETTI, VALE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80217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esign, tipo, tassonomia, packaging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CHETTI, VALERIA LU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81201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obilità, temporaneità, durabilità, multidisciplinarità, multiscalarità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GLIO, LAURA;GEROSA, GIUL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84173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ransmedia practice, transmedia research, transmedia design, multi-channel communication, design culture, design practice, methodology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ANCIA, MARIA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84598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earning, Liminality, Tools, Globalizatio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ESCHINI, SILV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86502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motional design, well-being experience, SPA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ANNILLI, VALERI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86579</text:p>
          </table:table-cell>
          <table:table-cell office:value-type="string" calcext:value-type="string">
            <text:p>eng;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arta del progetto grafico, charter of graphic design, communication design, cultura del progetto, design culture, design della comunicazione, Design Grafico, disciplinary foundation, fondazione disciplinare, Graphic desig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LE, GIOVAN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86580</text:p>
          </table:table-cell>
          <table:table-cell office:value-type="string" calcext:value-type="string">
            <text:p>eng;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omunicazione alimentare, Design Grafico, packaging design, prototipo comunicativ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LE, GIOVAN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86622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UGLIERI, MAURIZIO;Pezzella, Ferdinando;Pisacane, Ornella;Suraci, Stef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86629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UGLIERI, MAURIZIO;Gerzelj, Eliane;Guenzani, Andrea;MAJA, ROBERTO;Rosa, Rodrigo de Alvareng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86693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ongestion charge, multi-objective optimization, time-dependent path, turn prohibitio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UGLIERI, MAURIZIO;COLORNI VITALE, ALBERTO;Lia, Federico;LUE', ALESSAND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86999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ommunication design, local identity, cultural landscape, experience-based tourism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URI, SABRINA;CALABI, DANIELA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87464</text:p>
          </table:table-cell>
          <table:table-cell office:value-type="string" calcext:value-type="string">
            <text:p>eng;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nterior design, architettura, exhibit design ,allestimenti, Albini, Rogers, Pagan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ONI, GIAMPIER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88436</text:p>
          </table:table-cell>
          <table:table-cell office:value-type="string" calcext:value-type="string">
            <text:p>eng;ita</text:p>
          </table:table-cell>
          <table:table-cell office:value-type="float" office:value="2016" calcext:value-type="float">
            <text:p>201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iovanni Muzio, Ca' Brutta, restauro, Milano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ACE, FULV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89797</text:p>
          </table:table-cell>
          <table:table-cell office:value-type="string" calcext:value-type="string">
            <text:p>eng;chi</text:p>
          </table:table-cell>
          <table:table-cell office:value-type="float" office:value="2015" calcext:value-type="float">
            <text:p>2015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luster, co-design, rice, cooperation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PPA, DAVIDE;DI PRETE, BARBARA;FASSI, DAVIDE;REBAGLIO, AGNES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89811</text:p>
          </table:table-cell>
          <table:table-cell office:value-type="string" calcext:value-type="string">
            <text:p>eng;ita</text:p>
          </table:table-cell>
          <table:table-cell office:value-type="float" office:value="2005" calcext:value-type="float">
            <text:p>200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IPPA, DAVIDE;DI PRETE, BARB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89814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IPPA, DAVIDE;DI PRETE, BARB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90061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LONI, DANIE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94614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RGAMASCHI, SARA;LEFEBVRE, ESTHER;COLOMBO, SARA;DEL CURTO, BARBARA;RAMPINO, LUCIA ROSA ELE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94802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andscape, Exhibition, Environment art, Design for cultural heritag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RSOTTI, MARCO;TROCCHIANESI, RAFFAELLA;MAZZANTI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96029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UTELA, CABIRIO;Simoni, Michel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96791</text:p>
          </table:table-cell>
          <table:table-cell office:value-type="string" calcext:value-type="string">
            <text:p>eng;ita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INA, LUISA MARIA VIRGINIA;DAGLIO, LAU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97455</text:p>
          </table:table-cell>
          <table:table-cell office:value-type="string" calcext:value-type="string">
            <text:p>eng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RDI, SILVIA ELVIRA MAR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97531</text:p>
          </table:table-cell>
          <table:table-cell office:value-type="string" calcext:value-type="string">
            <text:p>eng;chi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INA, LUISA MARIA VIRGINI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98049</text:p>
          </table:table-cell>
          <table:table-cell office:value-type="string" calcext:value-type="string">
            <text:p>eng;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vanced Design, Futuro, FFEI- Fuzzy front end of Innovation , Anticipazione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aschi, F.;CELI, MANUELA;Formia, E.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99062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xburgh, Mark;de Freitas, Nancy;CARATTI, ELE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99063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TTI, ELENA;TOLINO, UMBERTO;Ciravegna, Erik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99158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allerie stradali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GHETTI, FAB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99227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99228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99229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99230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99231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1 Articolo in Rivista</text:p>
          </table:table-cell>
          <table:table-cell office:value-type="string" calcext:value-type="string">
            <text:p>http://hdl.handle.net/11311/999249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1 Articolo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ANI, ILARIA;SPALLAZZO, DAVID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1013498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BULONI, ATTILI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1043795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sperti non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. T. Ferabol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1043801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sperti non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Joe Colombo; design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. T. Ferabol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1043814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sperti non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sposizioni; Emilio Ambasz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. T. Ferabol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1043818</text:p>
          </table:table-cell>
          <table:table-cell office:value-type="string" calcext:value-type="string">
            <text:p>-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sposizioni; Bologna; architettura contemporanea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. T. Ferabol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1043820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sperti non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riennale di Milano; Esposizioni; Razionalismo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. T. Ferabol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1044131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 Crabu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1044132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 Crabu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1044371</text:p>
          </table:table-cell>
          <table:table-cell office:value-type="string" calcext:value-type="string">
            <text:p>e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. Maran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1047653</text:p>
          </table:table-cell>
          <table:table-cell office:value-type="string" calcext:value-type="string">
            <text:p>eng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 Crabu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1047656</text:p>
          </table:table-cell>
          <table:table-cell office:value-type="string" calcext:value-type="string">
            <text:p>eng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 Crabu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1047657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 Crabu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562609</text:p>
          </table:table-cell>
          <table:table-cell office:value-type="string" calcext:value-type="string">
            <text:p>-</text:p>
          </table:table-cell>
          <table:table-cell office:value-type="float" office:value="1997" calcext:value-type="float">
            <text:p>199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AGA', GRAZIELLA LEY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686733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FFEI, STEFAN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686734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FFEI, STEFANO;S. Legrenzi;PARINI, BARB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686735</text:p>
          </table:table-cell>
          <table:table-cell office:value-type="string" calcext:value-type="string">
            <text:p>-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FFEI, STEFANO;PARINI, BARB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686736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FFEI, STEFANO;S. Micell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686863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FFEI, STEFANO;S. Micell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686864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FFEI, STEFANO;S. Micell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686866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FFEI, STEFANO;PARINI, BARB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686867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FFEI, STEFANO;PARINI, BARB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686871</text:p>
          </table:table-cell>
          <table:table-cell office:value-type="string" calcext:value-type="string">
            <text:p>ita;eng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TOLA, PAOLA;MAFFEI, STEFANO;BIANCHINI, MASSIMO;VILLARI, BEATRIC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686872</text:p>
          </table:table-cell>
          <table:table-cell office:value-type="string" calcext:value-type="string">
            <text:p>-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TOLA, PAOLA;MAFFEI, STEFANO;BIANCHINI, MASSIMO;VILLARI, BEATRIC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686873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TOLA, PAOLA;MAFFEI, STEFANO;BIANCHINI, MASSIMO;VILLARI, BEATRICE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688403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FFEI, STEFANO;S. Micelli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690042</text:p>
          </table:table-cell>
          <table:table-cell office:value-type="string" calcext:value-type="string">
            <text:p>en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ì, ma tipo non specificat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PO, ELEONO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690715</text:p>
          </table:table-cell>
          <table:table-cell office:value-type="string" calcext:value-type="string">
            <text:p>ita</text:p>
          </table:table-cell>
          <table:table-cell office:value-type="float" office:value="2003" calcext:value-type="float">
            <text:p>200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rte ambientale; installazione; arte e natura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ANTI, ANN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690801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AGA', GRAZIELLA LEY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690807</text:p>
          </table:table-cell>
          <table:table-cell office:value-type="string" calcext:value-type="string">
            <text:p>-</text:p>
          </table:table-cell>
          <table:table-cell office:value-type="float" office:value="2001" calcext:value-type="float">
            <text:p>200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AGA', GRAZIELLA LEY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690810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AGA', GRAZIELLA LEY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690812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AGA', GRAZIELLA LEY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690813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AGA', GRAZIELLA LEY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692729</text:p>
          </table:table-cell>
          <table:table-cell office:value-type="string" calcext:value-type="string">
            <text:p>ita;eng</text:p>
          </table:table-cell>
          <table:table-cell office:value-type="float" office:value="1997" calcext:value-type="float">
            <text:p>199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692832</text:p>
          </table:table-cell>
          <table:table-cell office:value-type="string" calcext:value-type="string">
            <text:p>-</text:p>
          </table:table-cell>
          <table:table-cell office:value-type="float" office:value="2001" calcext:value-type="float">
            <text:p>200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AGA', GRAZIELLA LEY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692842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AGA', GRAZIELLA LEY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693285</text:p>
          </table:table-cell>
          <table:table-cell office:value-type="string" calcext:value-type="string">
            <text:p>ita;eng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693287</text:p>
          </table:table-cell>
          <table:table-cell office:value-type="string" calcext:value-type="string">
            <text:p>eng;ita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693324</text:p>
          </table:table-cell>
          <table:table-cell office:value-type="string" calcext:value-type="string">
            <text:p>ita;eng</text:p>
          </table:table-cell>
          <table:table-cell office:value-type="float" office:value="1997" calcext:value-type="float">
            <text:p>199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702546</text:p>
          </table:table-cell>
          <table:table-cell office:value-type="string" calcext:value-type="string">
            <text:p>e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sperti anonimi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SSI, MICHELA;Kim Williams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798318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proportions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I, MICHE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848733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I, MICHEL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881640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perti non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Pier Luigi Nervi; esposizione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ABOLI, MARIA TERE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881655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ni Settanta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ABOLI, MARIA TERE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881662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e Corbusier; Salone del mobile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ABOLI, MARIA TERE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881663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arlo Mollino; Triennale di Milano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ABOLI, MARIA TERES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954562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esign history; Historiography; Italian Culture; M. Vitta; estetica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A, MARIA RIT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978165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itato scientifi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MBI, CHIARA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990634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mitato scientific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UCE, BRILLANZA, MOSTRA, SIMBOLISMO, OPERE D'ARTE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ANO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2 Recensione in Rivista</text:p>
          </table:table-cell>
          <table:table-cell office:value-type="string" calcext:value-type="string">
            <text:p>http://hdl.handle.net/11311/990641</text:p>
          </table:table-cell>
          <table:table-cell office:value-type="string" calcext:value-type="string">
            <text:p>eng;ita</text:p>
          </table:table-cell>
          <table:table-cell office:value-type="float" office:value="2016" calcext:value-type="float">
            <text:p>201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UCE, MOSTRA, LED, ILLUMINAZIONE</text:p>
          </table:table-cell>
          <table:table-cell office:value-type="string" calcext:value-type="string">
            <text:p>01.2 Recensione in Rivista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ANO, FRANCESCO</text:p>
          </table:table-cell>
          <table:table-cell/>
        </table:table-row>
        <table:table-row table:style-name="ro1">
          <table:table-cell office:value-type="string" calcext:value-type="string">
            <text:p>01 CONTRIBUTO SU RIVISTA::01.6 Traduzione in Rivista</text:p>
          </table:table-cell>
          <table:table-cell office:value-type="string" calcext:value-type="string">
            <text:p>http://hdl.handle.net/11311/763907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sperti anonim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esign Theory; Gender Studies; design history; women design; Cheryl Buckley; Research methodology</text:p>
          </table:table-cell>
          <table:table-cell office:value-type="string" calcext:value-type="string">
            <text:p>01.6 Traduzione in Rivista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ARA, MARIA RITA;E. Guazz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2T23:35:43.253561548</dc:date>
    <meta:editing-duration>PT24M45S</meta:editing-duration>
    <meta:editing-cycles>4</meta:editing-cycles>
    <meta:generator>LibreOffice/5.1.6.2$Linux_X86_64 LibreOffice_project/10m0$Build-2</meta:generator>
    <meta:document-statistic meta:table-count="1" meta:cell-count="24765" meta:object-count="0"/>
  </office:meta>
</office:document-meta>
</file>